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メイリオ2" svg:font-family="メイリオ" style:font-pitch="variable"/>
    <style:font-face style:name="メイリオ1"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1" fo:font-size="9pt" fo:font-style="normal" style:text-underline-style="none" fo:font-weight="normal" officeooo:rsid="000f9db4"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 style:family="paragraph" style:parent-style-name="Standard">
      <style:paragraph-properties fo:line-height="0.388cm"/>
      <style:text-properties style:font-name="メイリオ1" fo:font-size="9pt" fo:font-style="normal" style:text-underline-style="none" fo:font-weight="normal" officeooo:rsid="00396d1b"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style:text-properties style:font-name="メイリオ1" fo:font-size="9pt" fo:font-style="normal" style:text-underline-style="none" fo:font-weight="normal" officeooo:rsid="0040c116"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1c07d1"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style:text-properties style:font-name="メイリオ1" fo:font-size="9pt" fo:font-style="normal" style:text-underline-style="none" fo:font-weight="normal" officeooo:rsid="001c07d1"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b4f2d"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b4f2d" officeooo:paragraph-rsid="004684ae" style:font-name-asian="メイリオ1"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b4f2d" officeooo:paragraph-rsid="0049f483" style:font-name-asian="メイリオ1"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style:text-properties style:font-name="メイリオ1" fo:font-size="9pt" fo:font-style="normal" style:text-underline-style="none" fo:font-weight="normal" officeooo:rsid="003b4f2d"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16a0a8"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1"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16a0a8" officeooo:paragraph-rsid="004684ae" style:font-name-asian="メイリオ1" style:font-size-asian="9pt" style:language-asian="ja" style:country-asian="JP" style:font-style-asian="normal" style:font-weight-asian="normal" style:font-size-complex="9pt" style:font-style-complex="normal" style:font-weight-complex="normal"/>
    </style:style>
    <style:style style:name="P12" style:family="paragraph" style:parent-style-name="Standard">
      <style:paragraph-properties fo:line-height="0.388cm" fo:text-align="center" style:justify-single-word="false"/>
      <style:text-properties style:font-name="メイリオ1" fo:font-size="9pt" fo:font-style="normal" style:text-underline-style="none" fo:font-weight="normal" officeooo:rsid="0016a0a8"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3" style:family="paragraph" style:parent-style-name="Standard">
      <style:paragraph-properties fo:line-height="0.388cm"/>
      <style:text-properties style:font-name="メイリオ1" fo:font-size="9pt" fo:font-style="normal" style:text-underline-style="none" fo:font-weight="normal" officeooo:rsid="0016a0a8"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4" style:family="paragraph" style:parent-style-name="Standard">
      <style:paragraph-properties fo:line-height="0.388cm"/>
      <style:text-properties style:font-name="メイリオ1" fo:font-size="9pt" fo:font-style="normal" style:text-underline-style="none" fo:font-weight="normal" officeooo:rsid="0016a0a8" officeooo:paragraph-rsid="004775d2" style:font-name-asian="メイリオ1" style:font-size-asian="9pt" style:language-asian="ja" style:country-asian="JP" style:font-style-asian="normal" style:font-weight-asian="normal" style:font-size-complex="9pt" style:font-style-complex="normal" style:font-weight-complex="normal"/>
    </style:style>
    <style:style style:name="P15"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1ae4bc"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6" style:family="paragraph" style:parent-style-name="Standard">
      <style:paragraph-properties fo:line-height="0.388cm"/>
      <style:text-properties style:font-name="メイリオ1" fo:font-size="9pt" fo:font-style="normal" style:text-underline-style="none" fo:font-weight="normal" officeooo:rsid="001ae4bc"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42b9e3"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line-height="0.388cm"/>
      <style:text-properties style:font-name="メイリオ1" fo:font-size="9pt" fo:font-style="normal" style:text-underline-style="none" fo:font-weight="normal" officeooo:rsid="0014b688"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line-height="0.388cm"/>
      <style:text-properties style:font-name="メイリオ1" fo:font-size="9pt" fo:font-style="normal" style:text-underline-style="none" fo:font-weight="normal" officeooo:rsid="00171752"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0" style:family="paragraph" style:parent-style-name="Standard">
      <style:paragraph-properties fo:line-height="0.388cm"/>
      <style:text-properties style:font-name="メイリオ1" fo:font-size="9pt" fo:font-style="normal" style:text-underline-style="none" fo:font-weight="normal" officeooo:rsid="00192d4a"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1" style:family="paragraph" style:parent-style-name="Standard">
      <style:paragraph-properties fo:line-height="0.388cm"/>
      <style:text-properties style:font-name="メイリオ1" fo:font-size="9pt" fo:font-style="normal" style:text-underline-style="none" fo:font-weight="normal" officeooo:rsid="0024e3ce"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2" style:family="paragraph" style:parent-style-name="Standard">
      <style:paragraph-properties fo:line-height="0.388cm"/>
      <style:text-properties style:font-name="メイリオ1" fo:font-size="9pt" fo:font-style="normal" style:text-underline-style="none" fo:font-weight="normal" officeooo:rsid="0026516f"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3"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284420"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4" style:family="paragraph" style:parent-style-name="Standard">
      <style:paragraph-properties fo:line-height="0.388cm" fo:text-align="center" style:justify-single-word="false"/>
      <style:text-properties style:font-name="メイリオ1" fo:font-size="9pt" fo:font-style="normal" style:text-underline-style="none" fo:font-weight="normal" officeooo:rsid="00284420"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5" style:family="paragraph" style:parent-style-name="Standard">
      <style:paragraph-properties fo:line-height="0.388cm"/>
      <style:text-properties style:font-name="メイリオ1" fo:font-size="9pt" fo:font-style="normal" style:text-underline-style="none" fo:font-weight="normal" officeooo:rsid="00284420"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6" style:family="paragraph" style:parent-style-name="Standard">
      <style:paragraph-properties fo:line-height="0.388cm"/>
      <style:text-properties style:font-name="メイリオ1" fo:font-size="9pt" fo:font-style="normal" style:text-underline-style="none" fo:font-weight="normal" officeooo:rsid="0029dadb"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7" style:family="paragraph" style:parent-style-name="Standard">
      <style:paragraph-properties fo:line-height="0.388cm"/>
      <style:text-properties style:font-name="メイリオ1" fo:font-size="9pt" fo:font-style="normal" style:text-underline-style="none" fo:font-weight="normal" officeooo:rsid="002c3f92"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8" style:family="paragraph" style:parent-style-name="Standard">
      <style:paragraph-properties fo:line-height="0.388cm"/>
      <style:text-properties style:font-name="メイリオ1" fo:font-size="9pt" fo:font-style="normal" style:text-underline-style="none" fo:font-weight="normal" officeooo:rsid="002cdd0d"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style:text-properties style:font-name="メイリオ1" fo:font-size="9pt" fo:font-style="normal" style:text-underline-style="none" fo:font-weight="normal" officeooo:rsid="002ecf2e"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style:text-properties style:font-name="メイリオ1" fo:font-size="9pt" fo:font-style="normal" style:text-underline-style="none" fo:font-weight="normal" officeooo:rsid="00301e01"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fo:text-align="center" style:justify-single-word="false"/>
      <style:text-properties style:font-name="メイリオ1" fo:font-size="9pt" fo:font-style="normal" style:text-underline-style="none" fo:font-weight="normal" officeooo:rsid="00329a5e"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29a5e"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style:text-properties style:font-name="メイリオ1" fo:font-size="9pt" fo:font-style="normal" style:text-underline-style="none" fo:font-weight="normal" officeooo:rsid="00329a5e"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4" style:family="paragraph" style:parent-style-name="Standard">
      <style:paragraph-properties fo:line-height="0.388cm"/>
      <style:text-properties style:font-name="メイリオ1" fo:font-size="9pt" fo:font-style="normal" style:text-underline-style="none" fo:font-weight="normal" officeooo:rsid="003582ec"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0.388cm"/>
      <style:text-properties style:font-name="メイリオ1" fo:font-size="9pt" fo:font-style="normal" style:text-underline-style="none" fo:font-weight="normal" officeooo:rsid="003c9f2b"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dcea9"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7" style:family="paragraph" style:parent-style-name="Standard">
      <style:paragraph-properties fo:line-height="0.388cm"/>
      <style:text-properties style:font-name="メイリオ1" fo:font-size="9pt" fo:font-style="normal" style:text-underline-style="none" fo:font-weight="normal" officeooo:rsid="003dcea9"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8" style:family="paragraph" style:parent-style-name="Standard">
      <style:paragraph-properties fo:line-height="0.388cm"/>
      <style:text-properties style:font-name="メイリオ1" fo:font-size="9pt" fo:font-style="normal" style:text-underline-style="none" fo:font-weight="normal" officeooo:rsid="003ede74"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9"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fa77b"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40" style:family="paragraph" style:parent-style-name="Standard">
      <style:paragraph-properties fo:line-height="0.388cm"/>
      <style:text-properties style:font-name="メイリオ1" fo:font-size="9pt" fo:font-style="normal" style:text-underline-style="none" fo:font-weight="normal" officeooo:rsid="0047b8eb" officeooo:paragraph-rsid="0047b8eb" style:font-name-asian="メイリオ1" style:font-size-asian="9pt" style:language-asian="ja" style:country-asian="JP" style:font-style-asian="normal" style:font-weight-asian="normal" style:font-size-complex="9pt" style:font-style-complex="normal" style:font-weight-complex="normal"/>
    </style:style>
    <style:style style:name="P41" style:family="paragraph" style:parent-style-name="Standard">
      <style:paragraph-properties fo:line-height="0.388cm"/>
      <style:text-properties style:font-name="メイリオ1" fo:font-size="9pt" fo:font-style="normal" style:text-underline-style="none" officeooo:rsid="000f9db4" officeooo:paragraph-rsid="00457579" style:font-name-asian="メイリオ1" style:font-size-asian="9pt" style:language-asian="ja" style:country-asian="JP" style:font-style-asian="normal" style:font-size-complex="9pt" style:font-style-complex="normal"/>
    </style:style>
    <style:style style:name="P42" style:family="paragraph" style:parent-style-name="Standard">
      <style:paragraph-properties fo:line-height="0.388cm"/>
      <style:text-properties style:font-name="メイリオ1" fo:font-size="9pt" fo:font-style="normal" style:text-underline-style="none" officeooo:rsid="00c9c53a" officeooo:paragraph-rsid="00457579" style:font-name-asian="メイリオ1" style:font-size-asian="9pt" style:language-asian="ja" style:country-asian="JP" style:font-style-asian="normal" style:font-size-complex="9pt" style:font-style-complex="normal"/>
    </style:style>
    <style:style style:name="P43" style:family="paragraph" style:parent-style-name="Standard">
      <style:paragraph-properties fo:line-height="0.388cm"/>
      <style:text-properties style:font-name="メイリオ1" fo:font-size="9pt" fo:font-style="normal" style:text-underline-style="none" officeooo:paragraph-rsid="00457579" style:font-name-asian="メイリオ1" style:font-size-asian="9pt" style:font-style-asian="normal" style:font-size-complex="9pt" style:font-style-complex="normal"/>
    </style:style>
    <style:style style:name="P44" style:family="paragraph" style:parent-style-name="Standard">
      <style:paragraph-properties fo:line-height="0.388cm"/>
      <style:text-properties style:font-name="メイリオ1" fo:font-size="9pt" fo:font-style="normal" style:text-underline-style="none" officeooo:paragraph-rsid="00457579" style:font-name-asian="メイリオ1" style:font-style-asian="normal" style:font-style-complex="normal"/>
    </style:style>
    <style:style style:name="P45" style:family="paragraph" style:parent-style-name="Standard">
      <style:paragraph-properties fo:line-height="0.388cm"/>
      <style:text-properties style:font-name="メイリオ1" fo:font-size="9pt" fo:font-style="normal" style:text-underline-style="none" fo:font-weight="bold" officeooo:rsid="000f9db4" officeooo:paragraph-rsid="00457579" style:font-name-asian="メイリオ1" style:font-size-asian="9pt" style:language-asian="ja" style:country-asian="JP" style:font-style-asian="normal" style:font-weight-asian="bold" style:font-size-complex="9pt" style:font-style-complex="normal" style:font-weight-complex="bold"/>
    </style:style>
    <style:style style:name="P46"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457579" style:font-name-asian="メイリオ1" style:font-size-asian="9pt" style:language-asian="ja" style:country-asian="JP" style:font-style-asian="normal" style:font-size-complex="9pt" style:font-style-complex="normal"/>
    </style:style>
    <style:style style:name="P47"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4684ae" style:font-name-asian="メイリオ1" style:font-size-asian="9pt" style:language-asian="ja" style:country-asian="JP" style:font-style-asian="normal" style:font-size-complex="9pt" style:font-style-complex="normal"/>
    </style:style>
    <style:style style:name="P48"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4775d2" style:font-name-asian="メイリオ1" style:font-size-asian="9pt" style:language-asian="ja" style:country-asian="JP" style:font-style-asian="normal" style:font-size-complex="9pt" style:font-style-complex="normal"/>
    </style:style>
    <style:style style:name="P49" style:family="paragraph" style:parent-style-name="Standard">
      <style:paragraph-properties fo:line-height="0.388cm"/>
      <style:text-properties style:font-name="メイリオ1" fo:font-size="9pt" fo:font-style="normal" officeooo:rsid="000f9db4" officeooo:paragraph-rsid="00457579" style:font-name-asian="メイリオ1" style:font-size-asian="9pt" style:language-asian="ja" style:country-asian="JP" style:font-style-asian="normal" style:font-size-complex="9pt" style:font-style-complex="normal"/>
    </style:style>
    <style:style style:name="P50" style:family="paragraph" style:parent-style-name="Standard">
      <style:paragraph-properties fo:line-height="0.388cm"/>
      <style:text-properties style:font-name="メイリオ1" fo:font-size="9pt" fo:font-style="normal" officeooo:rsid="000f9db4" officeooo:paragraph-rsid="004684ae" style:font-name-asian="メイリオ1" style:font-size-asian="9pt" style:language-asian="ja" style:country-asian="JP" style:font-style-asian="normal" style:font-size-complex="9pt" style:font-style-complex="normal"/>
    </style:style>
    <style:style style:name="P51" style:family="paragraph" style:parent-style-name="Standard">
      <style:paragraph-properties fo:line-height="0.388cm"/>
      <style:text-properties style:font-name="メイリオ1" fo:font-size="9pt" fo:font-style="normal" officeooo:rsid="000f9db4" officeooo:paragraph-rsid="004775d2" style:font-name-asian="メイリオ1" style:font-size-asian="9pt" style:language-asian="ja" style:country-asian="JP" style:font-style-asian="normal" style:font-size-complex="9pt" style:font-style-complex="normal"/>
    </style:style>
    <style:style style:name="P52" style:family="paragraph" style:parent-style-name="Standard">
      <style:paragraph-properties fo:line-height="0.388cm"/>
      <style:text-properties style:font-name="メイリオ1" fo:font-size="9pt" fo:font-style="normal" officeooo:rsid="000f9db4" officeooo:paragraph-rsid="0047b8eb" style:font-name-asian="メイリオ1" style:font-size-asian="9pt" style:language-asian="ja" style:country-asian="JP" style:font-style-asian="normal" style:font-size-complex="9pt" style:font-style-complex="normal"/>
    </style:style>
    <style:style style:name="P53" style:family="paragraph" style:parent-style-name="Standard">
      <style:paragraph-properties fo:line-height="0.388cm"/>
      <style:text-properties style:font-name="メイリオ1" fo:font-size="9pt" fo:font-style="normal" officeooo:rsid="000f9db4" officeooo:paragraph-rsid="0049f483" style:font-name-asian="メイリオ1" style:font-size-asian="9pt" style:language-asian="ja" style:country-asian="JP" style:font-style-asian="normal" style:font-size-complex="9pt" style:font-style-complex="normal"/>
    </style:style>
    <style:style style:name="P54" style:family="paragraph" style:parent-style-name="Standard">
      <style:paragraph-properties fo:line-height="0.388cm"/>
      <style:text-properties style:font-name="メイリオ1" fo:font-size="9pt" fo:font-style="normal" officeooo:rsid="00311632" officeooo:paragraph-rsid="00457579" style:font-name-asian="メイリオ1" style:font-size-asian="9pt" style:language-asian="ja" style:country-asian="JP" style:font-style-asian="normal" style:font-size-complex="9pt" style:font-style-complex="normal"/>
    </style:style>
    <style:style style:name="P55" style:family="paragraph" style:parent-style-name="Standard">
      <style:paragraph-properties fo:line-height="0.388cm"/>
      <style:text-properties style:font-name="メイリオ1" fo:font-size="9pt" fo:font-style="normal" officeooo:rsid="003d087f" officeooo:paragraph-rsid="00457579" style:font-name-asian="メイリオ1" style:font-size-asian="9pt" style:language-asian="ja" style:country-asian="JP" style:font-style-asian="normal" style:font-size-complex="9pt" style:font-style-complex="normal"/>
    </style:style>
    <style:style style:name="P56" style:family="paragraph" style:parent-style-name="Standard">
      <style:paragraph-properties fo:line-height="0.388cm"/>
      <style:text-properties style:font-name="メイリオ1" fo:font-size="9pt" fo:font-style="normal" officeooo:rsid="001f1b6c" officeooo:paragraph-rsid="00457579" style:font-name-asian="メイリオ1" style:font-size-asian="9pt" style:language-asian="ja" style:country-asian="JP" style:font-style-asian="normal" style:font-size-complex="9pt" style:font-style-complex="normal"/>
    </style:style>
    <style:style style:name="P57" style:family="paragraph" style:parent-style-name="Standard">
      <style:paragraph-properties fo:line-height="0.388cm"/>
      <style:text-properties style:font-name="メイリオ1" fo:font-size="9pt" fo:font-style="normal" officeooo:rsid="001f3d61" officeooo:paragraph-rsid="00457579" style:font-name-asian="メイリオ1" style:font-size-asian="9pt" style:language-asian="ja" style:country-asian="JP" style:font-style-asian="normal" style:font-size-complex="9pt" style:font-style-complex="normal"/>
    </style:style>
    <style:style style:name="P58" style:family="paragraph" style:parent-style-name="Standard">
      <style:paragraph-properties fo:line-height="0.388cm"/>
      <style:text-properties style:font-name="メイリオ1" fo:font-size="9pt" fo:font-style="normal" officeooo:rsid="0021020b" officeooo:paragraph-rsid="00457579" style:font-name-asian="メイリオ1" style:font-size-asian="9pt" style:language-asian="ja" style:country-asian="JP" style:font-style-asian="normal" style:font-size-complex="9pt" style:font-style-complex="normal"/>
    </style:style>
    <style:style style:name="P59" style:family="paragraph" style:parent-style-name="Standard">
      <style:paragraph-properties fo:line-height="0.388cm"/>
      <style:text-properties style:font-name="メイリオ1" fo:font-size="9pt" fo:font-style="normal" officeooo:rsid="0021020b" officeooo:paragraph-rsid="004775d2" style:font-name-asian="メイリオ1" style:font-size-asian="9pt" style:language-asian="ja" style:country-asian="JP" style:font-style-asian="normal" style:font-size-complex="9pt" style:font-style-complex="normal"/>
    </style:style>
    <style:style style:name="P60" style:family="paragraph" style:parent-style-name="Standard">
      <style:paragraph-properties fo:line-height="0.388cm"/>
      <style:text-properties style:font-name="メイリオ1" fo:font-size="9pt" fo:font-style="normal" officeooo:rsid="00229bcd" officeooo:paragraph-rsid="00457579" style:font-name-asian="メイリオ1" style:font-size-asian="9pt" style:language-asian="ja" style:country-asian="JP" style:font-style-asian="normal" style:font-size-complex="9pt" style:font-style-complex="normal"/>
    </style:style>
    <style:style style:name="P61" style:family="paragraph" style:parent-style-name="Standard">
      <style:paragraph-properties fo:line-height="0.388cm"/>
      <style:text-properties style:font-name="メイリオ1" fo:font-size="9pt" fo:font-style="normal" officeooo:rsid="0023e94f" officeooo:paragraph-rsid="00457579" style:font-name-asian="メイリオ1" style:font-size-asian="9pt" style:language-asian="ja" style:country-asian="JP" style:font-style-asian="normal" style:font-size-complex="9pt" style:font-style-complex="normal"/>
    </style:style>
    <style:style style:name="P62" style:family="paragraph" style:parent-style-name="Standard">
      <style:paragraph-properties fo:line-height="0.388cm"/>
      <style:text-properties style:font-name="メイリオ1" fo:font-size="9pt" fo:font-style="normal" officeooo:rsid="0024e3ce" officeooo:paragraph-rsid="00457579" style:font-name-asian="メイリオ1" style:font-size-asian="9pt" style:language-asian="ja" style:country-asian="JP" style:font-style-asian="normal" style:font-size-complex="9pt" style:font-style-complex="normal"/>
    </style:style>
    <style:style style:name="P63" style:family="paragraph" style:parent-style-name="Standard">
      <style:paragraph-properties fo:line-height="0.388cm"/>
      <style:text-properties style:font-name="メイリオ1" fo:font-size="9pt" fo:font-style="normal" officeooo:rsid="0024e3ce" officeooo:paragraph-rsid="004b52a2" style:font-name-asian="メイリオ1" style:font-size-asian="9pt" style:language-asian="ja" style:country-asian="JP" style:font-style-asian="normal" style:font-size-complex="9pt" style:font-style-complex="normal"/>
    </style:style>
    <style:style style:name="P64" style:family="paragraph" style:parent-style-name="Standard">
      <style:paragraph-properties fo:line-height="0.388cm"/>
      <style:text-properties style:font-name="メイリオ1" fo:font-size="9pt" fo:font-style="normal" officeooo:rsid="003b4f2d" officeooo:paragraph-rsid="00457579" style:font-name-asian="メイリオ1" style:font-size-asian="9pt" style:language-asian="ja" style:country-asian="JP" style:font-style-asian="normal" style:font-size-complex="9pt" style:font-style-complex="normal"/>
    </style:style>
    <style:style style:name="P65" style:family="paragraph" style:parent-style-name="Standard">
      <style:paragraph-properties fo:line-height="0.388cm"/>
      <style:text-properties style:font-name="メイリオ1" fo:font-size="9pt" fo:font-style="normal" officeooo:rsid="004775d2" officeooo:paragraph-rsid="004775d2" style:font-name-asian="メイリオ1" style:font-size-asian="9pt" style:language-asian="ja" style:country-asian="JP" style:font-style-asian="normal" style:font-size-complex="9pt" style:font-style-complex="normal"/>
    </style:style>
    <style:style style:name="P66" style:family="paragraph" style:parent-style-name="Standard">
      <style:paragraph-properties fo:line-height="0.388cm"/>
      <style:text-properties style:font-name="メイリオ1" fo:font-size="9pt" fo:font-style="normal" officeooo:paragraph-rsid="00457579" style:font-style-asian="normal" style:font-style-complex="normal"/>
    </style:style>
    <style:style style:name="P67" style:family="paragraph" style:parent-style-name="Standard">
      <style:paragraph-properties fo:line-height="100%" fo:text-align="center" style:justify-single-word="false"/>
      <style:text-properties style:font-name="メイリオ1" fo:font-size="13pt" fo:font-style="normal" style:text-underline-style="none" fo:font-weight="bold" officeooo:rsid="000f9db4" officeooo:paragraph-rsid="00457579" style:font-name-asian="メイリオ1" style:font-size-asian="13pt" style:language-asian="ja" style:country-asian="JP" style:font-style-asian="normal" style:font-weight-asian="bold" style:font-size-complex="13pt" style:font-style-complex="normal" style:font-weight-complex="bold"/>
    </style:style>
    <style:style style:name="P68" style:family="paragraph" style:parent-style-name="Standard">
      <style:paragraph-properties fo:line-height="0.353cm" fo:text-align="center" style:justify-single-word="false"/>
      <style:text-properties style:font-name="メイリオ1" fo:font-size="13pt" fo:font-style="normal" style:text-underline-style="none" fo:font-weight="bold" officeooo:rsid="000f9db4" officeooo:paragraph-rsid="00457579" style:font-name-asian="メイリオ1" style:font-size-asian="13pt" style:language-asian="ja" style:country-asian="JP" style:font-style-asian="normal" style:font-weight-asian="bold" style:font-size-complex="13pt" style:font-style-complex="normal" style:font-weight-complex="bold"/>
    </style:style>
    <style:style style:name="P69" style:family="paragraph" style:parent-style-name="Standard">
      <style:paragraph-properties fo:line-height="0.388cm"/>
      <style:text-properties style:font-name="メイリオ1" fo:font-size="10.5pt" fo:font-style="normal" style:text-underline-style="none" fo:font-weight="bold" officeooo:rsid="000f9db4" officeooo:paragraph-rsid="00457579" style:font-name-asian="メイリオ1" style:font-size-asian="10.5pt" style:language-asian="ja" style:country-asian="JP" style:font-style-asian="normal" style:font-weight-asian="bold" style:font-size-complex="10.5pt" style:font-style-complex="normal" style:font-weight-complex="bold"/>
    </style:style>
    <style:style style:name="P70" style:family="paragraph" style:parent-style-name="Standard">
      <style:paragraph-properties fo:line-height="0.388cm"/>
      <style:text-properties style:font-name="メイリオ1" fo:font-size="10.5pt" fo:font-style="normal" fo:font-weight="bold" officeooo:rsid="000f9db4" officeooo:paragraph-rsid="00457579" style:font-name-asian="メイリオ1" style:font-size-asian="10.5pt" style:language-asian="ja" style:country-asian="JP" style:font-style-asian="normal" style:font-weight-asian="bold" style:font-size-complex="10.5pt" style:font-style-complex="normal" style:font-weight-complex="bold"/>
    </style:style>
    <style:style style:name="P71"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0457579" style:font-name-asian="メイリオ1" style:font-size-asian="9pt" style:language-asian="ja" style:country-asian="JP" style:font-style-asian="normal" style:font-size-complex="9pt" style:font-style-complex="normal"/>
    </style:style>
    <style:style style:name="P72"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1" fo:font-size="10.5pt" fo:font-style="normal" fo:font-weight="bold" officeooo:rsid="000f9db4" officeooo:paragraph-rsid="00457579" style:font-name-asian="メイリオ1" style:font-size-asian="10.5pt" style:language-asian="ja" style:country-asian="JP" style:font-style-asian="normal" style:font-weight-asian="bold" style:font-size-complex="10.5pt" style:font-style-complex="normal" style:font-weight-complex="bold"/>
    </style:style>
    <style:style style:name="P73" style:family="paragraph" style:parent-style-name="Standard">
      <style:paragraph-properties fo:line-height="0.388cm"/>
      <style:text-properties style:font-name="メイリオ1" fo:font-size="9pt" fo:font-style="normal" officeooo:rsid="000f9db4" officeooo:paragraph-rsid="00457579" style:font-name-asian="メイリオ1" style:font-size-asian="9pt" style:language-asian="ja" style:country-asian="JP" style:font-style-asian="normal" style:font-size-complex="9pt" style:font-style-complex="normal"/>
    </style:style>
    <style:style style:name="P74" style:family="paragraph" style:parent-style-name="Standard">
      <style:paragraph-properties fo:line-height="0.388cm"/>
      <style:text-properties style:font-name="メイリオ1" fo:font-size="9pt" fo:font-style="normal" style:text-underline-style="none" fo:font-weight="normal" officeooo:rsid="002c3f92"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T1" style:family="text">
      <style:text-properties officeooo:rsid="0014b688"/>
    </style:style>
    <style:style style:name="T2" style:family="text">
      <style:text-properties fo:font-weight="normal" officeooo:rsid="003baa60" style:font-weight-asian="normal" style:font-weight-complex="normal"/>
    </style:style>
    <style:style style:name="T3" style:family="text">
      <style:text-properties fo:font-weight="normal" officeooo:rsid="0016a0a8" style:font-weight-asian="normal" style:font-weight-complex="normal"/>
    </style:style>
    <style:style style:name="T4" style:family="text">
      <style:text-properties fo:font-weight="normal" officeooo:rsid="001786cc" style:font-weight-asian="normal" style:font-weight-complex="normal"/>
    </style:style>
    <style:style style:name="T5" style:family="text">
      <style:text-properties fo:font-weight="normal" officeooo:rsid="001786d0" style:font-weight-asian="normal" style:font-weight-complex="normal"/>
    </style:style>
    <style:style style:name="T6" style:family="text">
      <style:text-properties fo:font-weight="normal" officeooo:rsid="00192d4a" style:font-weight-asian="normal" style:font-weight-complex="normal"/>
    </style:style>
    <style:style style:name="T7" style:family="text">
      <style:text-properties fo:font-weight="normal" officeooo:rsid="001ae4bc" style:font-weight-asian="normal" style:font-weight-complex="normal"/>
    </style:style>
    <style:style style:name="T8" style:family="text">
      <style:text-properties fo:font-weight="normal" officeooo:rsid="001c07d1" style:font-weight-asian="normal" style:font-weight-complex="normal"/>
    </style:style>
    <style:style style:name="T9" style:family="text">
      <style:text-properties fo:font-weight="normal" officeooo:rsid="0034547f" style:font-weight-asian="normal" style:font-weight-complex="normal"/>
    </style:style>
    <style:style style:name="T10" style:family="text">
      <style:text-properties fo:font-weight="normal" officeooo:rsid="001d4fd8" style:font-weight-asian="normal" style:font-weight-complex="normal"/>
    </style:style>
    <style:style style:name="T11" style:family="text">
      <style:text-properties fo:font-weight="normal" officeooo:rsid="00490498" style:font-weight-asian="normal" style:font-weight-complex="normal"/>
    </style:style>
    <style:style style:name="T12" style:family="text">
      <style:text-properties fo:font-weight="normal" officeooo:rsid="00276a3d" style:font-weight-asian="normal" style:font-weight-complex="normal"/>
    </style:style>
    <style:style style:name="T13" style:family="text">
      <style:text-properties fo:font-weight="normal" officeooo:rsid="001f3d61" style:font-weight-asian="normal" style:font-weight-complex="normal"/>
    </style:style>
    <style:style style:name="T14" style:family="text">
      <style:text-properties fo:font-weight="normal" officeooo:rsid="0021020b" style:font-weight-asian="normal" style:font-weight-complex="normal"/>
    </style:style>
    <style:style style:name="T15" style:family="text">
      <style:text-properties fo:font-weight="normal" officeooo:rsid="00249363" style:font-weight-asian="normal" style:font-weight-complex="normal"/>
    </style:style>
    <style:style style:name="T16" style:family="text">
      <style:text-properties fo:font-weight="normal" officeooo:rsid="00171752" style:font-weight-asian="normal" style:font-weight-complex="normal"/>
    </style:style>
    <style:style style:name="T17" style:family="text">
      <style:text-properties fo:font-weight="normal" officeooo:rsid="00380203" style:font-weight-asian="normal" style:font-weight-complex="normal"/>
    </style:style>
    <style:style style:name="T18" style:family="text">
      <style:text-properties fo:font-weight="normal" officeooo:rsid="00396d1b" style:font-weight-asian="normal" style:font-weight-complex="normal"/>
    </style:style>
    <style:style style:name="T19" style:family="text">
      <style:text-properties fo:font-weight="normal" officeooo:rsid="0038f5f2" style:font-weight-asian="normal" style:font-weight-complex="normal"/>
    </style:style>
    <style:style style:name="T20" style:family="text">
      <style:text-properties fo:font-weight="normal" officeooo:rsid="004445de" style:font-weight-asian="normal" style:font-weight-complex="normal"/>
    </style:style>
    <style:style style:name="T21" style:family="text">
      <style:text-properties fo:font-weight="normal" officeooo:rsid="004775d2" style:font-weight-asian="normal" style:font-weight-complex="normal"/>
    </style:style>
    <style:style style:name="T22" style:family="text">
      <style:text-properties officeooo:rsid="00276a3d"/>
    </style:style>
    <style:style style:name="T23" style:family="text">
      <style:text-properties officeooo:rsid="00311632" style:language-asian="ja" style:country-asian="JP"/>
    </style:style>
    <style:style style:name="T24" style:family="text">
      <style:text-properties officeooo:rsid="0014b688" style:language-asian="ja" style:country-asian="JP"/>
    </style:style>
    <style:style style:name="T25" style:family="text">
      <style:text-properties style:font-name="Meiryo"/>
    </style:style>
    <style:style style:name="T26" style:family="text">
      <style:text-properties style:font-name="Meiryo" officeooo:rsid="003baa60"/>
    </style:style>
    <style:style style:name="T27" style:family="text">
      <style:text-properties style:font-name="Meiryo" fo:font-size="6pt" officeooo:rsid="0014b688"/>
    </style:style>
    <style:style style:name="T28" style:family="text">
      <style:text-properties style:font-name="Meiryo" fo:font-size="6pt" style:text-underline-style="none" fo:font-weight="normal" officeooo:rsid="0014b688" style:font-weight-asian="normal" style:font-weight-complex="normal"/>
    </style:style>
    <style:style style:name="T29" style:family="text">
      <style:text-properties style:font-name="Meiryo" fo:font-size="6pt" style:text-underline-style="none" fo:font-weight="normal" officeooo:rsid="00284420" style:font-weight-asian="normal" style:font-weight-complex="normal"/>
    </style:style>
    <style:style style:name="T30" style:family="text">
      <style:text-properties style:font-name="Meiryo" fo:font-size="6pt" style:text-underline-style="none" fo:font-weight="normal" officeooo:rsid="0029dadb" style:font-weight-asian="normal" style:font-weight-complex="normal"/>
    </style:style>
    <style:style style:name="T31" style:family="text">
      <style:text-properties style:font-name="Meiryo" fo:font-size="6pt" style:text-underline-style="none" fo:font-weight="normal" officeooo:rsid="002c3f92" style:font-weight-asian="normal" style:font-weight-complex="normal"/>
    </style:style>
    <style:style style:name="T32" style:family="text">
      <style:text-properties style:font-name="Meiryo" fo:font-size="6pt" style:text-underline-style="none" fo:font-weight="normal" officeooo:rsid="0038721d" style:font-weight-asian="normal" style:font-weight-complex="normal"/>
    </style:style>
    <style:style style:name="T33" style:family="text">
      <style:text-properties style:font-name="Meiryo" fo:font-size="6pt" style:text-underline-style="none" fo:font-weight="normal" officeooo:rsid="004775d2" style:font-weight-asian="normal" style:font-weight-complex="normal"/>
    </style:style>
    <style:style style:name="T34" style:family="text">
      <style:text-properties style:font-name="Meiryo" fo:font-size="6pt" style:text-underline-style="none" fo:font-weight="normal" officeooo:rsid="0047b8eb" style:font-weight-asian="normal" style:font-weight-complex="normal"/>
    </style:style>
    <style:style style:name="T35" style:family="text">
      <style:text-properties officeooo:rsid="00311632" style:font-size-asian="9pt" style:language-asian="ja" style:country-asian="JP" style:font-size-complex="9pt"/>
    </style:style>
    <style:style style:name="T36" style:family="text">
      <style:text-properties officeooo:rsid="0014b688" style:font-size-asian="9pt" style:language-asian="ja" style:country-asian="JP" style:font-size-complex="9pt"/>
    </style:style>
    <style:style style:name="T37" style:family="text">
      <style:text-properties officeooo:rsid="003baa60"/>
    </style:style>
    <style:style style:name="T38" style:family="text">
      <style:text-properties officeooo:rsid="000f9db4"/>
    </style:style>
    <style:style style:name="T39" style:family="text">
      <style:text-properties officeooo:rsid="0016a0a8"/>
    </style:style>
    <style:style style:name="T40" style:family="text">
      <style:text-properties officeooo:rsid="00171752"/>
    </style:style>
    <style:style style:name="T41" style:family="text">
      <style:text-properties officeooo:rsid="001786cc"/>
    </style:style>
    <style:style style:name="T42" style:family="text">
      <style:text-properties officeooo:rsid="00192d4a"/>
    </style:style>
    <style:style style:name="T43" style:family="text">
      <style:text-properties officeooo:rsid="001ae4bc"/>
    </style:style>
    <style:style style:name="T44" style:family="text">
      <style:text-properties officeooo:rsid="001c07d1"/>
    </style:style>
    <style:style style:name="T45" style:family="text">
      <style:text-properties officeooo:rsid="00859b4f"/>
    </style:style>
    <style:style style:name="T46" style:family="text">
      <style:text-properties fo:text-shadow="none" style:text-underline-style="solid" style:text-underline-width="auto" style:text-underline-color="font-color" fo:font-weight="normal" officeooo:rsid="001baff5" style:font-weight-asian="normal" style:font-weight-complex="normal"/>
    </style:style>
    <style:style style:name="T47" style:family="text">
      <style:text-properties fo:text-shadow="none" fo:font-weight="normal" officeooo:rsid="001baff5" style:font-weight-asian="normal" style:font-weight-complex="normal"/>
    </style:style>
    <style:style style:name="T48" style:family="text">
      <style:text-properties fo:text-shadow="none" style:text-underline-style="none" fo:font-weight="normal" officeooo:rsid="00859b4f" style:font-weight-asian="normal" style:font-weight-complex="normal"/>
    </style:style>
    <style:style style:name="T49" style:family="text">
      <style:text-properties fo:text-shadow="none" style:text-underline-style="none" fo:font-weight="normal" officeooo:rsid="001baff5" style:font-weight-asian="normal" style:font-weight-complex="normal"/>
    </style:style>
    <style:style style:name="T50" style:family="text">
      <style:text-properties fo:text-shadow="none" style:text-underline-style="none" fo:font-weight="normal" officeooo:rsid="001d4fd8" style:font-weight-asian="normal" style:font-weight-complex="normal"/>
    </style:style>
    <style:style style:name="T51" style:family="text">
      <style:text-properties fo:text-shadow="none" style:text-underline-style="none" fo:font-weight="normal" officeooo:rsid="0024e3ce" style:font-weight-asian="normal" style:font-weight-complex="normal"/>
    </style:style>
    <style:style style:name="T52" style:family="text">
      <style:text-properties officeooo:rsid="001baff5"/>
    </style:style>
    <style:style style:name="T53" style:family="text">
      <style:text-properties style:text-underline-style="solid" style:text-underline-width="auto" style:text-underline-color="font-color" officeooo:rsid="001baff5"/>
    </style:style>
    <style:style style:name="T54" style:family="text">
      <style:text-properties style:text-underline-style="solid" style:text-underline-width="auto" style:text-underline-color="font-color" officeooo:rsid="004d1858"/>
    </style:style>
    <style:style style:name="T55" style:family="text">
      <style:text-properties style:text-underline-style="solid" style:text-underline-width="auto" style:text-underline-color="font-color" officeooo:rsid="004e57ba"/>
    </style:style>
    <style:style style:name="T56" style:family="text">
      <style:text-properties style:text-underline-style="solid" style:text-underline-width="auto" style:text-underline-color="font-color" officeooo:rsid="00311632"/>
    </style:style>
    <style:style style:name="T57" style:family="text">
      <style:text-properties style:text-underline-style="solid" style:text-underline-width="auto" style:text-underline-color="font-color" officeooo:rsid="0034547f"/>
    </style:style>
    <style:style style:name="T58" style:family="text">
      <style:text-properties officeooo:rsid="001d4fd8"/>
    </style:style>
    <style:style style:name="T59" style:family="text">
      <style:text-properties officeooo:rsid="00d127b1"/>
    </style:style>
    <style:style style:name="T60" style:family="text">
      <style:text-properties officeooo:rsid="00db07c3"/>
    </style:style>
    <style:style style:name="T61" style:family="text">
      <style:text-properties officeooo:rsid="0088a849"/>
    </style:style>
    <style:style style:name="T62" style:family="text">
      <style:text-properties officeooo:rsid="00cc9878"/>
    </style:style>
    <style:style style:name="T63" style:family="text">
      <style:text-properties officeooo:rsid="00c9dfd4"/>
    </style:style>
    <style:style style:name="T64" style:family="text">
      <style:text-properties style:text-underline-style="none"/>
    </style:style>
    <style:style style:name="T65" style:family="text">
      <style:text-properties style:text-underline-style="none" officeooo:rsid="004d1858"/>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014b688" style:font-weight-asian="normal" style:font-weight-complex="normal"/>
    </style:style>
    <style:style style:name="T68" style:family="text">
      <style:text-properties style:text-underline-style="none" fo:font-weight="normal" officeooo:rsid="001f1b6c" style:font-weight-asian="normal" style:font-weight-complex="normal"/>
    </style:style>
    <style:style style:name="T69" style:family="text">
      <style:text-properties style:text-underline-style="none" fo:font-weight="normal" officeooo:rsid="0016a0a8" style:font-weight-asian="normal" style:font-weight-complex="normal"/>
    </style:style>
    <style:style style:name="T70" style:family="text">
      <style:text-properties style:text-underline-style="none" fo:font-weight="normal" officeooo:rsid="00171752" style:font-weight-asian="normal" style:font-weight-complex="normal"/>
    </style:style>
    <style:style style:name="T71" style:family="text">
      <style:text-properties style:text-underline-style="none" fo:font-weight="normal" officeooo:rsid="0020fc3a" style:font-weight-asian="normal" style:font-weight-complex="normal"/>
    </style:style>
    <style:style style:name="T72" style:family="text">
      <style:text-properties style:text-underline-style="none" fo:font-weight="normal" officeooo:rsid="0021020b" style:font-weight-asian="normal" style:font-weight-complex="normal"/>
    </style:style>
    <style:style style:name="T73" style:family="text">
      <style:text-properties style:text-underline-style="none" fo:font-weight="normal" officeooo:rsid="00229bcd" style:font-weight-asian="normal" style:font-weight-complex="normal"/>
    </style:style>
    <style:style style:name="T74" style:family="text">
      <style:text-properties style:text-underline-style="none" fo:font-weight="normal" officeooo:rsid="001ae4bc" style:font-weight-asian="normal" style:font-weight-complex="normal"/>
    </style:style>
    <style:style style:name="T75" style:family="text">
      <style:text-properties style:text-underline-style="none" fo:font-weight="normal" officeooo:rsid="001786cc" style:font-weight-asian="normal" style:font-weight-complex="normal"/>
    </style:style>
    <style:style style:name="T76" style:family="text">
      <style:text-properties style:text-underline-style="none" fo:font-weight="normal" officeooo:rsid="0023e94f" style:font-weight-asian="normal" style:font-weight-complex="normal"/>
    </style:style>
    <style:style style:name="T77" style:family="text">
      <style:text-properties style:text-underline-style="none" fo:font-weight="normal" officeooo:rsid="001d4fd8" style:font-weight-asian="normal" style:font-weight-complex="normal"/>
    </style:style>
    <style:style style:name="T78" style:family="text">
      <style:text-properties style:text-underline-style="none" fo:font-weight="normal" officeooo:rsid="0024e3ce" style:font-weight-asian="normal" style:font-weight-complex="normal"/>
    </style:style>
    <style:style style:name="T79" style:family="text">
      <style:text-properties style:text-underline-style="none" fo:font-weight="normal" officeooo:rsid="0026516f" style:font-weight-asian="normal" style:font-weight-complex="normal"/>
    </style:style>
    <style:style style:name="T80" style:family="text">
      <style:text-properties style:text-underline-style="none" fo:font-weight="normal" officeooo:rsid="00284420" style:font-weight-asian="normal" style:font-weight-complex="normal"/>
    </style:style>
    <style:style style:name="T81" style:family="text">
      <style:text-properties style:text-underline-style="none" fo:font-weight="normal" officeooo:rsid="0029dadb" style:font-weight-asian="normal" style:font-weight-complex="normal"/>
    </style:style>
    <style:style style:name="T82" style:family="text">
      <style:text-properties style:text-underline-style="none" fo:font-weight="normal" officeooo:rsid="001786d0" style:font-weight-asian="normal" style:font-weight-complex="normal"/>
    </style:style>
    <style:style style:name="T83" style:family="text">
      <style:text-properties style:text-underline-style="none" fo:font-weight="normal" officeooo:rsid="00192d4a" style:font-weight-asian="normal" style:font-weight-complex="normal"/>
    </style:style>
    <style:style style:name="T84" style:family="text">
      <style:text-properties style:text-underline-style="none" fo:font-weight="normal" officeooo:rsid="0038721d" style:font-weight-asian="normal" style:font-weight-complex="normal"/>
    </style:style>
    <style:style style:name="T85" style:family="text">
      <style:text-properties style:text-underline-style="none" fo:font-weight="normal" officeooo:rsid="00396d1b" style:font-weight-asian="normal" style:font-weight-complex="normal"/>
    </style:style>
    <style:style style:name="T86" style:family="text">
      <style:text-properties style:text-underline-style="none" fo:font-weight="normal" officeooo:rsid="003c9f2b" style:font-weight-asian="normal" style:font-weight-complex="normal"/>
    </style:style>
    <style:style style:name="T87" style:family="text">
      <style:text-properties style:text-underline-style="none" fo:font-weight="normal" officeooo:rsid="001c07d1" style:font-weight-asian="normal" style:font-weight-complex="normal"/>
    </style:style>
    <style:style style:name="T88" style:family="text">
      <style:text-properties style:text-underline-style="none" fo:font-weight="normal" officeooo:rsid="003dcea9" style:font-weight-asian="normal" style:font-weight-complex="normal"/>
    </style:style>
    <style:style style:name="T89" style:family="text">
      <style:text-properties style:text-underline-style="none" fo:font-weight="normal" officeooo:rsid="003fa77b" style:font-weight-asian="normal" style:font-weight-complex="normal"/>
    </style:style>
    <style:style style:name="T90" style:family="text">
      <style:text-properties style:text-underline-style="none" fo:font-weight="normal" officeooo:rsid="0040c116" style:font-weight-asian="normal" style:font-weight-complex="normal"/>
    </style:style>
    <style:style style:name="T91" style:family="text">
      <style:text-properties style:text-underline-style="none" fo:font-weight="normal" officeooo:rsid="00380203" style:font-weight-asian="normal" style:font-weight-complex="normal"/>
    </style:style>
    <style:style style:name="T92" style:family="text">
      <style:text-properties style:text-underline-style="none" fo:font-weight="normal" officeooo:rsid="0042a973" style:font-weight-asian="normal" style:font-weight-complex="normal"/>
    </style:style>
    <style:style style:name="T93" style:family="text">
      <style:text-properties style:text-underline-style="none" fo:font-weight="normal" officeooo:rsid="0043e3a6" style:font-weight-asian="normal" style:font-weight-complex="normal"/>
    </style:style>
    <style:style style:name="T94" style:family="text">
      <style:text-properties style:text-underline-style="none" fo:font-weight="normal" officeooo:rsid="00457579" style:font-weight-asian="normal" style:font-weight-complex="normal"/>
    </style:style>
    <style:style style:name="T95" style:family="text">
      <style:text-properties style:text-underline-style="none" fo:font-weight="normal" officeooo:rsid="004684ae" style:font-weight-asian="normal" style:font-weight-complex="normal"/>
    </style:style>
    <style:style style:name="T96" style:family="text">
      <style:text-properties style:text-underline-style="none" fo:font-weight="normal" officeooo:rsid="0047b8eb" style:font-weight-asian="normal" style:font-weight-complex="normal"/>
    </style:style>
    <style:style style:name="T97" style:family="text">
      <style:text-properties style:text-underline-style="none" fo:font-weight="normal" officeooo:rsid="0049f483" style:font-weight-asian="normal" style:font-weight-complex="normal"/>
    </style:style>
    <style:style style:name="T98" style:family="text">
      <style:text-properties style:text-underline-style="none" officeooo:rsid="001f3d61"/>
    </style:style>
    <style:style style:name="T99" style:family="text">
      <style:text-properties style:text-underline-style="none" officeooo:rsid="0021020b"/>
    </style:style>
    <style:style style:name="T100" style:family="text">
      <style:text-properties style:text-underline-style="none" officeooo:rsid="00229bcd"/>
    </style:style>
    <style:style style:name="T101" style:family="text">
      <style:text-properties style:text-underline-style="none" officeooo:rsid="004775d2"/>
    </style:style>
    <style:style style:name="T102" style:family="text">
      <style:text-properties officeooo:rsid="00cf7e4c"/>
    </style:style>
    <style:style style:name="T103" style:family="text">
      <style:text-properties style:font-name="メイリオ2" style:text-underline-style="none" fo:font-weight="normal" style:font-weight-asian="normal" style:font-weight-complex="normal"/>
    </style:style>
    <style:style style:name="T104" style:family="text">
      <style:text-properties style:font-name="メイリオ2" style:text-underline-style="none" fo:font-weight="normal" officeooo:rsid="00311632" style:font-weight-asian="normal" style:font-weight-complex="normal"/>
    </style:style>
    <style:style style:name="T105" style:family="text">
      <style:text-properties officeooo:rsid="003d087f"/>
    </style:style>
    <style:style style:name="T106" style:family="text">
      <style:text-properties officeooo:rsid="00311632" style:font-name-asian="メイリオ1" style:font-size-asian="9pt" style:language-asian="ja" style:country-asian="JP" style:font-size-complex="9pt"/>
    </style:style>
    <style:style style:name="T107" style:family="text">
      <style:text-properties officeooo:rsid="003baa60" style:font-name-asian="メイリオ1" style:font-size-asian="9pt" style:language-asian="ja" style:country-asian="JP" style:font-size-complex="9pt"/>
    </style:style>
    <style:style style:name="T108" style:family="text">
      <style:text-properties officeooo:rsid="0051d0bd"/>
    </style:style>
    <style:style style:name="T109" style:family="text">
      <style:text-properties officeooo:rsid="008f69ce"/>
    </style:style>
    <style:style style:name="T110" style:family="text">
      <style:text-properties officeooo:rsid="001f1b6c"/>
    </style:style>
    <style:style style:name="T111" style:family="text">
      <style:text-properties officeooo:rsid="0020fc3a"/>
    </style:style>
    <style:style style:name="T112" style:family="text">
      <style:text-properties officeooo:rsid="0021020b"/>
    </style:style>
    <style:style style:name="T113" style:family="text">
      <style:text-properties officeooo:rsid="00229bcd"/>
    </style:style>
    <style:style style:name="T114" style:family="text">
      <style:text-properties officeooo:rsid="0023e94f"/>
    </style:style>
    <style:style style:name="T115" style:family="text">
      <style:text-properties officeooo:rsid="00249363"/>
    </style:style>
    <style:style style:name="T116" style:family="text">
      <style:text-properties officeooo:rsid="0029dadb"/>
    </style:style>
    <style:style style:name="T117" style:family="text">
      <style:text-properties officeooo:rsid="002cdd0d"/>
    </style:style>
    <style:style style:name="T118" style:family="text">
      <style:text-properties officeooo:rsid="002ecf2e"/>
    </style:style>
    <style:style style:name="T119" style:family="text">
      <style:text-properties officeooo:rsid="00301e01"/>
    </style:style>
    <style:style style:name="T120" style:family="text">
      <style:text-properties officeooo:rsid="00329a5e"/>
    </style:style>
    <style:style style:name="T121" style:family="text">
      <style:text-properties officeooo:rsid="003582ec"/>
    </style:style>
    <style:style style:name="T122" style:family="text">
      <style:text-properties officeooo:rsid="0038721d"/>
    </style:style>
    <style:style style:name="T123" style:family="text">
      <style:text-properties officeooo:rsid="00396d1b"/>
    </style:style>
    <style:style style:name="T124" style:family="text">
      <style:text-properties officeooo:rsid="003b4f2d"/>
    </style:style>
    <style:style style:name="T125" style:family="text">
      <style:text-properties officeooo:rsid="003c9f2b"/>
    </style:style>
    <style:style style:name="T126" style:family="text">
      <style:text-properties officeooo:rsid="003dcea9"/>
    </style:style>
    <style:style style:name="T127" style:family="text">
      <style:text-properties officeooo:rsid="003ede74"/>
    </style:style>
    <style:style style:name="T128" style:family="text">
      <style:text-properties officeooo:rsid="003fa77b"/>
    </style:style>
    <style:style style:name="T129" style:family="text">
      <style:text-properties officeooo:rsid="0040c116"/>
    </style:style>
    <style:style style:name="T130" style:family="text">
      <style:text-properties officeooo:rsid="0042a973"/>
    </style:style>
    <style:style style:name="T131" style:family="text">
      <style:text-properties officeooo:rsid="0042b9e3"/>
    </style:style>
    <style:style style:name="T132" style:family="text">
      <style:text-properties officeooo:rsid="004684ae"/>
    </style:style>
    <style:style style:name="T133" style:family="text">
      <style:text-properties officeooo:rsid="004775d2"/>
    </style:style>
    <style:style style:name="T134" style:family="text">
      <style:text-properties style:font-name="メイリオ1" style:text-underline-style="none" fo:font-weight="normal" officeooo:rsid="0047b8eb" style:font-name-asian="メイリオ1" style:font-weight-asian="normal" style:font-weight-complex="normal"/>
    </style:style>
    <style:style style:name="T135" style:family="text">
      <style:text-properties officeooo:rsid="004b52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スタイルシート設計書</text:p>
      <text:p text:style-name="P68"/>
      <text:p text:style-name="P68"/>
      <text:p text:style-name="P69">１．スタイルシート概要</text:p>
      <text:p text:style-name="P69"/>
      <text:p text:style-name="P41">ａ）レイアウト群</text:p>
      <text:p text:style-name="P1">　<text:span text:style-name="T40">1</text:span>）ローディング画面レイアウト</text:p>
      <text:p text:style-name="P1">　　① <text:span text:style-name="T1">#loading</text:span></text:p>
      <text:p text:style-name="P1">　　　 <text:span text:style-name="T1">ローディング画面</text:span></text:p>
      <text:p text:style-name="P18"><text:span text:style-name="T38">　　② </text:span>.modal</text:p>
      <text:p text:style-name="P18"><text:span text:style-name="T38">　　　 </text:span>jQuery UIのモーダルダイアログのクラス。</text:p>
      <text:p text:style-name="P1">　<text:span text:style-name="T40">2</text:span>）全体レイアウト</text:p>
      <text:p text:style-name="P18">　　① <text:span text:style-name="T39">body</text:span></text:p>
      <text:p text:style-name="P18">　　　 <text:s/><text:span text:style-name="T39">表示領域全体のタグ</text:span></text:p>
      <text:p text:style-name="P45"><text:span text:style-name="T2">　　② </text:span><text:span text:style-name="T3">*:focus</text:span></text:p>
      <text:p text:style-name="P13">　　　全ての要素が対象となる。フォーカスが当たったときのレスポンス。</text:p>
      <text:p text:style-name="P18">　　③ <text:span text:style-name="T39">.clearfix:after</text:span></text:p>
      <text:p text:style-name="P13">　　　 クラスを適用した要素の中にfloatがあっても、その高さを認識させるための</text:p>
      <text:p text:style-name="P13">　　　 クラスclearfixで追加される疑似要素。</text:p>
      <text:p text:style-name="P18">　　④ <text:span text:style-name="T40">.margin_top</text:span></text:p>
      <text:p text:style-name="P18">　　　 <text:s/><text:span text:style-name="T40">上部にマージンを設ける</text:span></text:p>
      <text:p text:style-name="P18">　　⑤ <text:span text:style-name="T40">.margin_bottom</text:span></text:p>
      <text:p text:style-name="P18">　　　 <text:s/><text:span text:style-name="T40">下部にマージンを設ける</text:span></text:p>
      <text:p text:style-name="P18">　　⑥ <text:span text:style-name="T40">.margin_right</text:span></text:p>
      <text:p text:style-name="P18">　　　 <text:s/><text:span text:style-name="T40">右部にマージンを設ける</text:span></text:p>
      <text:p text:style-name="P18">　　⑦ <text:span text:style-name="T40">.position_ceneter</text:span></text:p>
      <text:p text:style-name="P18">　　　 <text:s/><text:span text:style-name="T40">テキストポジションをセンターに設定する</text:span></text:p>
      <text:p text:style-name="P18">　　⑧ <text:span text:style-name="T40">.right</text:span></text:p>
      <text:p text:style-name="P18">　　　 <text:s/><text:span text:style-name="T40">右に寄せる</text:span></text:p>
      <text:p text:style-name="P18">　　⑨ <text:span text:style-name="T40">.left</text:span></text:p>
      <text:p text:style-name="P18">　　　 <text:s/><text:span text:style-name="T40">左に寄せる</text:span></text:p>
      <text:p text:style-name="P1">　3）基本レイアウト</text:p>
      <text:p text:style-name="P14">　　① <text:span text:style-name="T133">#container</text:span></text:p>
      <text:p text:style-name="P14">　　　 <text:span text:style-name="T133">画面の幅を認識し、それに合わせて伸縮する画面全体の領域。</text:span></text:p>
      <text:p text:style-name="P13">　　② <text:span text:style-name="T40">.page</text:span></text:p>
      <text:p text:style-name="P13">　　　 <text:span text:style-name="T40">各画面の領域</text:span></text:p>
      <text:p text:style-name="P13">　　③ <text:span text:style-name="T40">.main</text:span></text:p>
      <text:p text:style-name="P19">　　　 各画面のコンテンツの領域</text:p>
      <text:p text:style-name="P13">　　④ <text:span text:style-name="T40">.dummy</text:span></text:p>
      <text:p text:style-name="P19">　　　 レイアウトのためのダミー要素</text:p>
      <text:p text:style-name="P1">　4）ヘッダーレイアウト</text:p>
      <text:p text:style-name="P13">　　① <text:span text:style-name="T41">#header</text:span></text:p>
      <text:p text:style-name="P13">　　　 <text:span text:style-name="T41">各画面共通のヘッダー(タイトル)部分</text:span></text:p>
      <text:p text:style-name="P13">　　② <text:span text:style-name="T41">#header &gt; div</text:span></text:p>
      <text:p text:style-name="P13">　　　 <text:span text:style-name="T41">ヘッダー内の各項目</text:span></text:p>
      <text:p text:style-name="P13">　　③ <text:span text:style-name="T41">#header-title</text:span></text:p>
      <text:p text:style-name="P13">　　　 <text:span text:style-name="T41">ヘッダー内のタイトルの領域</text:span></text:p>
      <text:p text:style-name="P19">　　④ <text:span text:style-name="T41">#header-buttons</text:span></text:p>
      <text:p text:style-name="P19">　　　 <text:span text:style-name="T41">ヘッダー内のボタン領域</text:span></text:p>
      <text:p text:style-name="P1">　5）段組みテキストボックスレイアウト</text:p>
      <text:p text:style-name="P13">　　① <text:span text:style-name="T41">.parallel-text</text:span></text:p>
      <text:p text:style-name="P45"><text:span text:style-name="T3">　　　 </text:span><text:span text:style-name="T4">二段組テキストボックスの領域</text:span></text:p>
      <text:p text:style-name="P1">　6）<text:span text:style-name="T43">リスト直前の行のdivタグレイアウト</text:span></text:p>
      <text:p text:style-name="P13">　　① <text:span text:style-name="T43">.before_list_line</text:span></text:p>
      <text:p text:style-name="P45"><text:span text:style-name="T3">　　　 </text:span><text:span text:style-name="T7">リスト直前の行のdivタグ</text:span></text:p>
      <text:p text:style-name="P41">　7）タブレイアウト</text:p>
      <text:p text:style-name="P41">　　① #<text:span text:style-name="T47">tab-container </text:span>（<text:span text:style-name="T52">easytabs</text:span>）</text:p>
      <text:p text:style-name="P41">　　　 <text:span text:style-name="T9">タブ関連のアイテムを格納する領域。</text:span></text:p>
      <text:p text:style-name="P41">　　② <text:span text:style-name="T58">.panel-container(easytabs)</text:span></text:p>
      <text:p text:style-name="P41">　　　 <text:span text:style-name="T10">タブのパネル部分</text:span></text:p>
      <text:p text:style-name="P41">　　③ <text:span text:style-name="T115">.panel-container &gt; * (easytabs)</text:span></text:p>
      <text:p text:style-name="P41">　　　 <text:span text:style-name="T15">タブのパネルの中の各項目(画面)</text:span></text:p>
      <text:p text:style-name="P41">　　④ .<text:span text:style-name="T52">tab-container ul li (easytabs)</text:span></text:p>
      <text:p text:style-name="P41">　　　 <text:span text:style-name="T15">タブのメニューボタン(インデックス)</text:span></text:p>
      <text:p text:style-name="P41">　　⑤ .<text:span text:style-name="T52">tab-container ul li a (easytabs)</text:span></text:p>
      <text:p text:style-name="P41"><text:soft-page-break/><text:span text:style-name="T10">　　　 </text:span><text:span text:style-name="T15">タブのメニューボタンのテキスト部分</text:span></text:p>
      <text:p text:style-name="P16"/>
      <text:p text:style-name="P1">ｂ）アイテム群</text:p>
      <text:p text:style-name="P1">　<text:span text:style-name="T22">1）ローディング画面アイテム</text:span></text:p>
      <text:p text:style-name="P44"><text:span text:style-name="T35">　　① </text:span><text:span text:style-name="T36">#loading p</text:span></text:p>
      <text:p text:style-name="P41"><text:span text:style-name="T26">　　　</text:span><text:span text:style-name="T27">ローディング画面の文章</text:span></text:p>
      <text:p text:style-name="P43"><text:span text:style-name="T23">　　② </text:span><text:span text:style-name="T24">#loading #loading-notice</text:span></text:p>
      <text:p text:style-name="P45"><text:span text:style-name="T37">　　　</text:span><text:span text:style-name="T2">ローディング画面の補足の文章</text:span></text:p>
      <text:p text:style-name="P45"><text:span text:style-name="T3">　2</text:span><text:span text:style-name="T12">）テキストボックス</text:span></text:p>
      <text:p text:style-name="P13">　　① input</text:p>
      <text:p text:style-name="P13">　　　入力フォームの要素</text:p>
      <text:p text:style-name="P13">　　② label</text:p>
      <text:p text:style-name="P13">　　　 ラベルのタグ</text:p>
      <text:p text:style-name="P45"><text:span text:style-name="T3">　　③ </text:span><text:span text:style-name="T4">.last_line</text:span></text:p>
      <text:p text:style-name="P45"><text:span text:style-name="T3">　　　 </text:span><text:span text:style-name="T4">テキストボックス最終行</text:span></text:p>
      <text:p text:style-name="P45"><text:span text:style-name="T3">　　④ </text:span><text:span text:style-name="T17">.filter-list-before</text:span></text:p>
      <text:p text:style-name="P45"><text:span text:style-name="T3">　　　 </text:span><text:span text:style-name="T17">期間絞込テキストボックスの終了日側</text:span></text:p>
      <text:p text:style-name="P45"><text:span text:style-name="T3">　3</text:span><text:span text:style-name="T12">）チェックボックス</text:span></text:p>
      <text:p text:style-name="P45"><text:span text:style-name="T12">　　① </text:span><text:span text:style-name="T3">input.checkbox</text:span></text:p>
      <text:p text:style-name="P1">　　　 <text:span text:style-name="T39">チェックボックス</text:span></text:p>
      <text:p text:style-name="P19">　4)　ユーザ入力エリア</text:p>
      <text:p text:style-name="P19">　　① #user-id</text:p>
      <text:p text:style-name="P19"><text:s/>　　　ログイン画面のユーザID欄</text:p>
      <text:p text:style-name="P19">　　② #user-password</text:p>
      <text:p text:style-name="P19"><text:s/>　　　ログイン画面のパスワード欄</text:p>
      <text:p text:style-name="P19">　　③ #user-login</text:p>
      <text:p text:style-name="P19">　　　 ログイン画面のパスワード欄</text:p>
      <text:p text:style-name="P13">　5)　ボタン</text:p>
      <text:p text:style-name="P19">　　① .button</text:p>
      <text:p text:style-name="P19"><text:s/>　　　ボタンの基底クラス</text:p>
      <text:p text:style-name="P19">　　② .main button.ui-button</text:p>
      <text:p text:style-name="P19"><text:s/>　　　画面コンテンツ内のjQuery UIのボタン。</text:p>
      <text:p text:style-name="P19">　　③ button.ui-button-icon-only</text:p>
      <text:p text:style-name="P19">　　　 jQuery UIのアイコンのみのボタン。</text:p>
      <text:p text:style-name="P19">　　④ button.button.normal-button.ui-button-text-only</text:p>
      <text:p text:style-name="P19">　　　 アイコンではないボタン</text:p>
      <text:p text:style-name="P19">　　⑤ <text:span text:style-name="T41">.a_line button.ui-button</text:span></text:p>
      <text:p text:style-name="P19">　　　 <text:span text:style-name="T41">a_lineのボタン</text:span></text:p>
      <text:p text:style-name="P19">　　⑥ <text:span text:style-name="T41">.line.edit_buttons</text:span></text:p>
      <text:p text:style-name="P19">　　　 <text:span text:style-name="T41">.line内でのボタン群</text:span></text:p>
      <text:p text:style-name="P19"/>
      <text:p text:style-name="P13">　6)　カレンダー</text:p>
      <text:p text:style-name="P19">　　① .ui-datepicker</text:p>
      <text:p text:style-name="P19">　　　 カレンダーの本体</text:p>
      <text:p text:style-name="P13">　7)　オートコンプリート</text:p>
      <text:p text:style-name="P19">　　① .ui-autocomplete</text:p>
      <text:p text:style-name="P19">　　　 jQuery UIのプルダウンメニュー(オートコンプリート)のリスト</text:p>
      <text:p text:style-name="P19">　　② .custom-combobox</text:p>
      <text:p text:style-name="P19">　　　 jQuery UIによるオートコンプリート付きコンボボックス</text:p>
      <text:p text:style-name="P19">　　③ .custom-combobox input</text:p>
      <text:p text:style-name="P19">　　　 コンボボックスの入力欄</text:p>
      <text:p text:style-name="P13">　8)　モーダルダイアログのリンクリスト</text:p>
      <text:p text:style-name="P19">　　① <text:span text:style-name="T41">#link-list</text:span></text:p>
      <text:p text:style-name="P19">　　　 <text:span text:style-name="T41">リンクリストのダイアログ</text:span></text:p>
      <text:p text:style-name="P19">　　② <text:span text:style-name="T41">#link-list li</text:span></text:p>
      <text:p text:style-name="P19">　　　 <text:span text:style-name="T41">リンクリストの項目</text:span></text:p>
      <text:p text:style-name="P19">　　③ <text:span text:style-name="T41">#link-list li span:hover</text:span></text:p>
      <text:p text:style-name="P19">　　　 <text:span text:style-name="T41">リンクリストの項目にカーソルを重ねたときの変化</text:span></text:p>
      <text:p text:style-name="P19">　　④ <text:span text:style-name="T41">#link-list li span</text:span></text:p>
      <text:p text:style-name="P19">　　　 <text:span text:style-name="T41">リンクリストの項目の文字の部分</text:span></text:p>
      <text:p text:style-name="P13">　9)　ヘッダーアイテム</text:p>
      <text:p text:style-name="P19">　　① <text:span text:style-name="T41">#header h1</text:span></text:p>
      <text:p text:style-name="P19">　　　 <text:span text:style-name="T41">タイトルの文字部分</text:span></text:p>
      <text:p text:style-name="P19">　　② <text:span text:style-name="T41">#header-buttons .close-button</text:span></text:p>
      <text:p text:style-name="P19">　　　 <text:span text:style-name="T41">ヘッダー内のボタン領域</text:span></text:p>
      <text:p text:style-name="P19">　　③ <text:span text:style-name="T41">#header-buttons .setting-button</text:span></text:p>
      <text:p text:style-name="P19"><text:soft-page-break/>　　　 <text:span text:style-name="T41">ヘッダー内の設定(リンクリストをコールする)ボタン</text:span></text:p>
      <text:p text:style-name="P13">　10)　トップページ(fig1)アイテム</text:p>
      <text:p text:style-name="P19">　　① <text:span text:style-name="T41">button.button.ui-button.top_page_button, div.top_page_button,div.top_page_button</text:span></text:p>
      <text:p text:style-name="P19">　　　 <text:span text:style-name="T41">トップページ(fig1)のボタン</text:span></text:p>
      <text:p text:style-name="P19">　　② <text:span text:style-name="T41">div.top_page_button button</text:span></text:p>
      <text:p text:style-name="P19">　　　 <text:span text:style-name="T41">トップページの小さなボタン</text:span></text:p>
      <text:p text:style-name="P13">　11)　<text:span text:style-name="T38">段組みテキストボックスレイアウト</text:span></text:p>
      <text:p text:style-name="P45"><text:span text:style-name="T3">　　① </text:span><text:span text:style-name="T4">.parallel-text input</text:span></text:p>
      <text:p text:style-name="P45"><text:span text:style-name="T3">　　　 </text:span><text:span text:style-name="T4">二段組テキストボックスのテキストボックス部分</text:span></text:p>
      <text:p text:style-name="P45"><text:span text:style-name="T3">　　② </text:span><text:span text:style-name="T5">.parallel-text.right</text:span></text:p>
      <text:p text:style-name="P45"><text:span text:style-name="T3">　　　 </text:span><text:span text:style-name="T5">2段組みテキストボックス領域の右に置く側</text:span></text:p>
      <text:p text:style-name="P45"><text:span text:style-name="T3">　　③ </text:span><text:span text:style-name="T5">.parallel-text.left</text:span></text:p>
      <text:p text:style-name="P45"><text:span text:style-name="T3">　　　 </text:span><text:span text:style-name="T5">2段組みテキストボックス領域の左に置く側</text:span></text:p>
      <text:p text:style-name="P45"><text:span text:style-name="T3">　　④ </text:span><text:span text:style-name="T5">.parallel-text input.textbox_S</text:span></text:p>
      <text:p text:style-name="P45"><text:span text:style-name="T3">　　　 </text:span><text:span text:style-name="T5">2段組みテキストボックス領域の短いテキストボックス</text:span></text:p>
      <text:p text:style-name="P45"><text:span text:style-name="T3">　　⑤ </text:span><text:span text:style-name="T6">.parallel-text.two-tb input.textbox_S </text:span></text:p>
      <text:p text:style-name="P45"><text:span text:style-name="T3">　　　 </text:span><text:span text:style-name="T6">2個入りの2段組みテキストボックス領域のテキストボックス</text:span></text:p>
      <text:p text:style-name="P45"><text:span text:style-name="T3">　　⑥ </text:span><text:span text:style-name="T6">.parallel-text label</text:span></text:p>
      <text:p text:style-name="P45"><text:span text:style-name="T3">　　　 </text:span><text:span text:style-name="T6">二段組テキストボックスのラベル部分</text:span></text:p>
      <text:p text:style-name="P45"><text:span text:style-name="T3">　　⑦ </text:span><text:span text:style-name="T6">.parallel-text button.ui-button</text:span></text:p>
      <text:p text:style-name="P45"><text:span text:style-name="T3">　　　 </text:span><text:span text:style-name="T6">二段組テキストボックスのボタン</text:span></text:p>
      <text:p text:style-name="P45"><text:span text:style-name="T3">　　⑧ </text:span><text:span text:style-name="T6">.parallel-text button.ui-datepicker-trigger.ui-button</text:span></text:p>
      <text:p text:style-name="P45"><text:span text:style-name="T3">　　　 </text:span><text:span text:style-name="T6">二段組テキストボックスのカレンダーボタン</text:span></text:p>
      <text:p text:style-name="P45"><text:span text:style-name="T3">　　⑨ </text:span><text:span text:style-name="T6">.parallel-text .custom-combobox input</text:span></text:p>
      <text:p text:style-name="P45"><text:span text:style-name="T3">　　　 </text:span><text:span text:style-name="T6">二段組テキストボックスのコンボボックスのテキストボックス</text:span></text:p>
      <text:p text:style-name="P45"><text:span text:style-name="T3">　　➉ </text:span><text:span text:style-name="T6">span.two-tb #filter-list-before</text:span></text:p>
      <text:p text:style-name="P45"><text:span text:style-name="T3">　　　 </text:span><text:span text:style-name="T6">1行2ブロック2テキストボックスの親のタグ</text:span></text:p>
      <text:p text:style-name="P45"><text:span text:style-name="T3">　　⑪</text:span><text:span text:style-name="T6">.two-tb .textbox_S</text:span></text:p>
      <text:p text:style-name="P45"><text:span text:style-name="T3">　　　 </text:span><text:span text:style-name="T6">期間絞り込みのテキストボックス</text:span></text:p>
      <text:p text:style-name="P45"><text:span text:style-name="T3">　　⑫ </text:span><text:span text:style-name="T6">.two-tb label.from-to</text:span></text:p>
      <text:p text:style-name="P45"><text:span text:style-name="T3">　　　 </text:span><text:span text:style-name="T6">期間絞り込みの〜の文字</text:span></text:p>
      <text:p text:style-name="P13">12)　<text:span text:style-name="T42">各ページごとのparallel-textのラベル幅設定</text:span></text:p>
      <text:p text:style-name="P45"><text:span text:style-name="T3">　　① </text:span><text:span text:style-name="T6">.label_max2 .parallel-text label:first-child</text:span></text:p>
      <text:p text:style-name="P45"><text:span text:style-name="T3">　　　 </text:span><text:span text:style-name="T6">最大2文字のparallel-textのラベル</text:span></text:p>
      <text:p text:style-name="P45"><text:span text:style-name="T3">　　② </text:span><text:span text:style-name="T6">.label_max5 .parallel-text label:first-child</text:span></text:p>
      <text:p text:style-name="P45"><text:span text:style-name="T3">　　　 </text:span><text:span text:style-name="T6">最大5文字のparallel-textのラベル</text:span></text:p>
      <text:p text:style-name="P45"><text:span text:style-name="T3">　　③ </text:span><text:span text:style-name="T6">.label_max6 .parallel-text label:first-child</text:span></text:p>
      <text:p text:style-name="P45"><text:span text:style-name="T3">　　　 </text:span><text:span text:style-name="T6">最大６文字のparallel-textのラベル</text:span></text:p>
      <text:p text:style-name="P45"><text:span text:style-name="T3">　　④ </text:span><text:span text:style-name="T6">#fig7-1 .parallel-text.right</text:span></text:p>
      <text:p text:style-name="P45"><text:span text:style-name="T3">　　　 </text:span><text:span text:style-name="T6">過去在庫のテキストボックス領域</text:span></text:p>
      <text:p text:style-name="P45"><text:span text:style-name="T3">　　⑤ </text:span><text:span text:style-name="T19">#fig7-1 .parallel-text.right label:first-child</text:span></text:p>
      <text:p text:style-name="P45"><text:span text:style-name="T3">　　　 </text:span><text:span text:style-name="T6">過去在庫のテキストボックス領域のラベル</text:span></text:p>
      <text:p text:style-name="P45"><text:span text:style-name="T3">　　⑥ </text:span><text:span text:style-name="T6">#fig9 #detail .parallel-text label:first-child</text:span></text:p>
      <text:p text:style-name="P45"><text:span text:style-name="T3">　　　 </text:span><text:span text:style-name="T6">ユーザー詳細設定タブのテキストボックス領域のラベル</text:span></text:p>
      <text:p text:style-name="P45"><text:span text:style-name="T3">　　⑦ </text:span><text:span text:style-name="T7">#fig13 .parallel-text label:first-child</text:span></text:p>
      <text:p text:style-name="P45"><text:span text:style-name="T3">　　　 </text:span><text:span text:style-name="T7">入出金管理画面のテキストボックス領域のラベル</text:span></text:p>
      <text:p text:style-name="P45"><text:span text:style-name="T3">　　⑧ </text:span><text:span text:style-name="T7">#fig13-2 .parallel-text label:first-child</text:span></text:p>
      <text:p text:style-name="P45"><text:span text:style-name="T3">　　　 </text:span><text:span text:style-name="T7">出金画面のテキストボックス領域のラベル</text:span></text:p>
      <text:p text:style-name="P45"><text:span text:style-name="T3">　　⑨ </text:span><text:span text:style-name="T7">#fig13-3 .parallel-text label:first-child</text:span></text:p>
      <text:p text:style-name="P45"><text:span text:style-name="T3">　　　 </text:span><text:span text:style-name="T7">入金管理画面のテキストボックス領域のラベル</text:span></text:p>
      <text:p text:style-name="P13">13)　<text:span text:style-name="T43">PDF出力ボタン関連</text:span></text:p>
      <text:p text:style-name="P45"><text:span text:style-name="T3">　　① </text:span><text:span text:style-name="T7">span.two-str-button button</text:span></text:p>
      <text:p text:style-name="P45"><text:span text:style-name="T3">　　　 </text:span><text:span text:style-name="T7">PDF出力ボタンの1個1個</text:span></text:p>
      <text:p text:style-name="P45"><text:span text:style-name="T3">　　② </text:span><text:span text:style-name="T7">span.two-str-button</text:span></text:p>
      <text:p text:style-name="P45"><text:span text:style-name="T3">　　　 </text:span><text:span text:style-name="T7">PDF出力ボタンの枠となるタグ</text:span></text:p>
      <text:p text:style-name="P45"><text:span text:style-name="T3">　　③ </text:span><text:span text:style-name="T7">.has-two-str-button .two-str-button:first-child button:last-child</text:span></text:p>
      <text:p text:style-name="P45"><text:span text:style-name="T3">　　　 </text:span><text:span text:style-name="T7">PDF出力ボタンの右側</text:span></text:p>
      <text:p text:style-name="P13">14)　編集ボタン</text:p>
      <text:p text:style-name="P45"><text:span text:style-name="T3">　　① </text:span><text:span text:style-name="T7">.edit_buttons button.button</text:span></text:p>
      <text:p text:style-name="P45"><text:span text:style-name="T3">　　　 </text:span><text:span text:style-name="T7">.edit_buttons内のボタン</text:span></text:p>
      <text:p text:style-name="P45"><text:span text:style-name="T3">　　② </text:span><text:span text:style-name="T7">.edit_buttons button.button.ui-button-icon-only</text:span></text:p>
      <text:p text:style-name="P45"><text:span text:style-name="T3">　　　 </text:span><text:span text:style-name="T7">.edit_buttons内のアイコンボタン</text:span></text:p>
      <text:p text:style-name="P13">15)　<text:span text:style-name="T44">jqGrid関連</text:span></text:p>
      <text:p text:style-name="P45"><text:span text:style-name="T3">　　① </text:span><text:span text:style-name="T8">.inner-list-title</text:span></text:p>
      <text:p text:style-name="P45"><text:span text:style-name="T3">　　　 </text:span><text:span text:style-name="T8">リストのタイトル領域の記述</text:span></text:p>
      <text:p text:style-name="P45"><text:span text:style-name="T3">　　② </text:span><text:span text:style-name="T8">.inner-list-title label</text:span></text:p>
      <text:p text:style-name="P45"><text:soft-page-break/><text:span text:style-name="T3">　　　 </text:span><text:span text:style-name="T8">リストのタイトル領域のラベル</text:span></text:p>
      <text:p text:style-name="P45"><text:span text:style-name="T3">　　③ </text:span><text:span text:style-name="T8">.inner-list-title .textbox_M</text:span></text:p>
      <text:p text:style-name="P45"><text:span text:style-name="T3">　　　 </text:span><text:span text:style-name="T8">リストのタイトル領域のテキストボックス</text:span></text:p>
      <text:p text:style-name="P45"><text:span text:style-name="T3">　　④ </text:span><text:span text:style-name="T8">.wrap-list</text:span></text:p>
      <text:p text:style-name="P45"><text:span text:style-name="T3">　　　 </text:span><text:span text:style-name="T8">リストを囲む</text:span></text:p>
      <text:p text:style-name="P45"><text:span text:style-name="T3">　　⑤ </text:span><text:span text:style-name="T8">a#cData</text:span></text:p>
      <text:p text:style-name="P45"><text:span text:style-name="T3">　　　 </text:span><text:span text:style-name="T8">jqGridダイアログのキャンセルボタン</text:span></text:p>
      <text:p text:style-name="P45"><text:span text:style-name="T3">　　⑥ </text:span><text:span text:style-name="T8">.FormGrid select</text:span></text:p>
      <text:p text:style-name="P45"><text:span text:style-name="T3">　　　 </text:span><text:span text:style-name="T8">jqGridダイアログのプルダウンメニュー</text:span></text:p>
      <text:p text:style-name="P13">16)　タブ<text:span text:style-name="T44">関連</text:span></text:p>
      <text:p text:style-name="P45"><text:span text:style-name="T3">　　① </text:span><text:span text:style-name="T8">.panel-container .line.edit_buttons</text:span></text:p>
      <text:p text:style-name="P45"><text:span text:style-name="T3">　　　 </text:span><text:span text:style-name="T8">タブ内のリスト編集ボタン領域</text:span></text:p>
      <text:p text:style-name="P45"><text:span text:style-name="T3">　　② </text:span><text:span text:style-name="T8">.panel-container .half_line.edit_buttons</text:span></text:p>
      <text:p text:style-name="P45"><text:span text:style-name="T3">　　　 </text:span><text:span text:style-name="T8">タブ内の行の半分の幅を取るリスト編集ボタン領域</text:span></text:p>
      <text:p text:style-name="P5">17)　区切り線</text:p>
      <text:p text:style-name="P45"><text:span text:style-name="T3">　　① </text:span><text:span text:style-name="T8">hr.content-border</text:span></text:p>
      <text:p text:style-name="P45"><text:span text:style-name="T3">　　　 </text:span><text:span text:style-name="T8">コンテンツ区切りの境界線</text:span></text:p>
      <text:p text:style-name="P45"><text:span text:style-name="T3">　　② </text:span><text:span text:style-name="T8">hr.content-border.invisible</text:span></text:p>
      <text:p text:style-name="P45"><text:span text:style-name="T3">　　　 </text:span><text:span text:style-name="T8">不可視の境界線</text:span></text:p>
      <text:p text:style-name="P5">18)　ダイアログ</text:p>
      <text:p text:style-name="P45"><text:span text:style-name="T3">　　① </text:span><text:span text:style-name="T8">#devide_quantity</text:span></text:p>
      <text:p text:style-name="P45"><text:span text:style-name="T3">　　　 </text:span><text:span text:style-name="T8">ノード分割ダイアログの分割個数入力テキストボックス</text:span></text:p>
      <text:p text:style-name="P5">19)　詳細タブ</text:p>
      <text:p text:style-name="P45"><text:span text:style-name="T3">　　① </text:span><text:span text:style-name="T17">#detail .line:first-child</text:span></text:p>
      <text:p text:style-name="P45"><text:span text:style-name="T3">　　　 </text:span><text:span text:style-name="T17">詳細タブの編集ボタン群</text:span></text:p>
      <text:p text:style-name="P45"><text:span text:style-name="T3">　　② </text:span><text:span text:style-name="T17">#detail .line:nth-child(2)</text:span></text:p>
      <text:p text:style-name="P45"><text:span text:style-name="T3">　　　 </text:span><text:span text:style-name="T17">詳細タブの通知設定のタイトル</text:span></text:p>
      <text:p text:style-name="P45"><text:span text:style-name="T3">　　③ </text:span><text:span text:style-name="T17">#detail .line:first-child button</text:span></text:p>
      <text:p text:style-name="P45"><text:span text:style-name="T3">　　　 </text:span><text:span text:style-name="T17">詳細タブの編集ボタン</text:span></text:p>
      <text:p text:style-name="P45"><text:span text:style-name="T3">　　④ </text:span><text:span text:style-name="T17">#detail .line:first-child button</text:span></text:p>
      <text:p text:style-name="P45"><text:span text:style-name="T3">　　　 </text:span><text:span text:style-name="T17">詳細タブのプルダウンメニュー</text:span></text:p>
      <text:p text:style-name="P5"/>
      <text:p text:style-name="P16">c）ページ群</text:p>
      <text:p text:style-name="P13">　1)　<text:span text:style-name="T43">fig1独自</text:span></text:p>
      <text:p text:style-name="P45"><text:span text:style-name="T3">　　① </text:span><text:span text:style-name="T7">.fig1_buttons </text:span></text:p>
      <text:p text:style-name="P45"><text:span text:style-name="T3">　　　 </text:span><text:span text:style-name="T7">.fig1の左右のボタンを囲むタグのクラス</text:span></text:p>
      <text:p text:style-name="P45"><text:span text:style-name="T3">　　② </text:span><text:span text:style-name="T7">#fig1 button.top_page_button:active</text:span></text:p>
      <text:p text:style-name="P45"><text:span text:style-name="T3">　　　 </text:span><text:span text:style-name="T7">fig1のボタンが押されたときの変化</text:span></text:p>
      <text:p text:style-name="P45"><text:span text:style-name="T3">　　③ </text:span><text:span text:style-name="T7">.fig1_buttons.first</text:span></text:p>
      <text:p text:style-name="P45"><text:span text:style-name="T3">　　　 </text:span><text:span text:style-name="T7">トップページのボタンの1行目</text:span></text:p>
      <text:p text:style-name="P45"><text:span text:style-name="T3">　　④ </text:span><text:span text:style-name="T7">.fig1_buttons .right.top_page_button</text:span></text:p>
      <text:p text:style-name="P45"><text:span text:style-name="T3">　　　 </text:span><text:span text:style-name="T7">トップページのボタンの右側</text:span></text:p>
      <text:p text:style-name="P45"><text:span text:style-name="T3">　　⑤ </text:span><text:span text:style-name="T7">.fig1_buttons button.left.top_page_button</text:span></text:p>
      <text:p text:style-name="P45"><text:span text:style-name="T3">　　　 </text:span><text:span text:style-name="T8">トップページのボタンの左側</text:span></text:p>
      <text:p text:style-name="P45"><text:span text:style-name="T3">　　⑥ </text:span><text:span text:style-name="T8">#fig1 h1</text:span></text:p>
      <text:p text:style-name="P45"><text:span text:style-name="T3">　　　 </text:span><text:span text:style-name="T8">トップページのタイトル文字</text:span></text:p>
      <text:p text:style-name="P45"><text:span text:style-name="T3">　　⑦ </text:span><text:span text:style-name="T8">div#fig1 div.half_buttons button.right</text:span></text:p>
      <text:p text:style-name="P45"><text:span text:style-name="T3">　　　 </text:span><text:span text:style-name="T8">トップページの小さなボタンの右側</text:span></text:p>
      <text:p text:style-name="P45"><text:span text:style-name="T3">　　⑧ </text:span><text:span text:style-name="T8">div#fig1 div.half_buttons button</text:span></text:p>
      <text:p text:style-name="P45"><text:span text:style-name="T3">　　　 </text:span><text:span text:style-name="T8">トップページの小さなボタン</text:span></text:p>
      <text:p text:style-name="P13">2)　<text:span text:style-name="T43">fig7独自</text:span></text:p>
      <text:p text:style-name="P45"><text:span text:style-name="T3">　　① </text:span><text:span text:style-name="T8">#fig7-0 div.parallel-text</text:span></text:p>
      <text:p text:style-name="P45"><text:span text:style-name="T3">　　　 </text:span><text:span text:style-name="T8">在庫一覧タブのテキストボックス領域</text:span></text:p>
      <text:p text:style-name="P45"><text:span text:style-name="T3">　　② </text:span><text:span text:style-name="T8">#fig7-0 div.parallel-text input</text:span></text:p>
      <text:p text:style-name="P45"><text:span text:style-name="T3">　　　 </text:span><text:span text:style-name="T8">在庫一覧タブのテキストボックス領域のテキストボックス</text:span></text:p>
      <text:p text:style-name="P45"><text:span text:style-name="T3">　　③ </text:span><text:span text:style-name="T8">#fig7-0 input:text</text:span></text:p>
      <text:p text:style-name="P45"><text:span text:style-name="T3">　　　 </text:span><text:span text:style-name="T8">在庫一覧タブのテキストボックス全体</text:span></text:p>
      <text:p text:style-name="P45"><text:span text:style-name="T3">　　④ </text:span><text:span text:style-name="T20">#fig7-0 .line.edit_buttons</text:span></text:p>
      <text:p text:style-name="P45"><text:span text:style-name="T3">　　　 </text:span><text:span text:style-name="T8">在庫一覧タブのボタン領域</text:span></text:p>
      <text:p text:style-name="P45"><text:span text:style-name="T3">　　⑤ </text:span><text:span text:style-name="T8">#fig7-0 .half_line.parallel-text.variable-height.right</text:span></text:p>
      <text:p text:style-name="P45"><text:span text:style-name="T3">　　　 </text:span><text:span text:style-name="T8">在庫一覧タブの並んだ複数のテキストボックス領域の右側</text:span></text:p>
      <text:p text:style-name="P45"><text:span text:style-name="T3">　　⑥ </text:span><text:span text:style-name="T17">#fig7-0 .on-search</text:span></text:p>
      <text:p text:style-name="P45"><text:span text:style-name="T3">　　　 </text:span><text:span text:style-name="T17">在庫一覧タブの検索ボタン</text:span></text:p>
      <text:p text:style-name="P13">3)　<text:span text:style-name="T43">fig8独自</text:span></text:p>
      <text:p text:style-name="P45"><text:span text:style-name="T3">　　① </text:span><text:span text:style-name="T18">#fig8-3 .from-to,#fig8-4 .from-to</text:span></text:p>
      <text:p text:style-name="P45"><text:span text:style-name="T3">　　　 </text:span><text:span text:style-name="T18">統計画面のリストの期間絞込テキストボックスの「〜」の文字</text:span></text:p>
      <text:p text:style-name="P45"><text:soft-page-break/><text:span text:style-name="T3">　　② </text:span><text:span text:style-name="T18">#fig8-3 .filter-list-before, #fig8-4 .filter-list-before</text:span></text:p>
      <text:p text:style-name="P45"><text:span text:style-name="T3">　　　 </text:span><text:span text:style-name="T18">統計画面のリストの期間絞込テキストボックスの終了日側</text:span></text:p>
      <text:p text:style-name="P5"/>
      <text:p text:style-name="P70">２．スタイルシート・ツリー構造</text:p>
      <text:p text:style-name="P70"/>
      <text:p text:style-name="P49">ａ）レイアウト群</text:p>
      <text:p text:style-name="P49">　１）基本レイアウト</text:p>
      <text:p text:style-name="P41">　　① 親子関係</text:p>
      <text:p text:style-name="P41">　　　概要：ウィンドウ上に複数の子ウィンドウを開くことができるようにするための構成。</text:p>
      <text:p text:style-name="P41">　　　　　　<text:span text:style-name="T59">#windowの直下に.canvasによるウィンドウが複数生成される。その中にグリッドのコンテンツ</text:span></text:p>
      <text:p text:style-name="P41">　　　　　　が展開される.<text:span text:style-name="T59">workspaceが配置される。</text:span></text:p>
      <text:p text:style-name="P42">　　　#window</text:p>
      <text:p text:style-name="P41">　　　　＋－－.<text:span text:style-name="T45">canvas</text:span></text:p>
      <text:p text:style-name="P41">　　 　　　　　　　＋－－.<text:span text:style-name="T45">workspace</text:span></text:p>
      <text:p text:style-name="P41">　　 　　　　　　　　　　.<text:span text:style-name="T60">workspace.width-max</text:span></text:p>
      <text:p text:style-name="P41">　　 　　　　　　　　　　.<text:span text:style-name="T60">workspace.width-middle</text:span></text:p>
      <text:p text:style-name="P41">　　 　　　　　　　　　　.<text:span text:style-name="T60">workspace.width-min</text:span></text:p>
      <text:p text:style-name="P49">　<text:span text:style-name="T61">2</text:span>）タブレイアウト</text:p>
      <text:p text:style-name="P49">　　①親子関係</text:p>
      <text:p text:style-name="P49">　　　概要：<text:span text:style-name="T62">jQueryプラグイン「easytabs」の</text:span>タブの親子関係のツリー。</text:p>
      <text:p text:style-name="P49">　　　　　　主にタブのボタン<text:span text:style-name="T63">(インデックス)とその構成要素を表す。</text:span></text:p>
      <text:p text:style-name="P49">　　　.<text:span text:style-name="T46">tab-container </text:span></text:p>
      <text:p text:style-name="P49">　　　　＋－－.<text:span text:style-name="T53">tab-container ul</text:span><text:span text:style-name="T52"> </text:span></text:p>
      <text:p text:style-name="P49">　　　　　　　　　　＋－－.<text:span text:style-name="T53">tab-container ul li</text:span></text:p>
      <text:p text:style-name="P49"><text:span text:style-name="T65">　　　　　　　　　　　　　</text:span><text:span text:style-name="T54">.</text:span><text:span text:style-name="T53">tab-container ul li.</text:span><text:span text:style-name="T55">active</text:span></text:p>
      <text:p text:style-name="P49">　　　　　　　　　　　　　　　　＋－－.<text:span text:style-name="T53">tab-container ul li </text:span><text:span text:style-name="T54">a</text:span></text:p>
      <text:p text:style-name="P49"><text:span text:style-name="T64">　　　　　　　　　　　　　　　　　　　</text:span><text:span text:style-name="T56">.</text:span><text:span text:style-name="T57">tab-container ul li a:hover</text:span></text:p>
      <text:p text:style-name="P49">　　　　　　　　　　　　　　　　</text:p>
      <text:p text:style-name="P49"/>
      <text:p text:style-name="P49">　<text:span text:style-name="T59">3</text:span>）<text:span text:style-name="T11">表レイアウト</text:span></text:p>
      <text:p text:style-name="P49">　　①親子関係</text:p>
      <text:p text:style-name="P49">　　　概要：<text:span text:style-name="T102">jQueryプラグイン「jqGrid」による表を適切に配置するための</text:span></text:p>
      <text:p text:style-name="P49">　　　　　　構成のツリー。</text:p>
      <text:p text:style-name="P49">　　　<text:span text:style-name="T104">.</text:span><text:span text:style-name="T103">wrap-list</text:span></text:p>
      <text:p text:style-name="P49">　　　　＋－－<text:span text:style-name="T25">.list </text:span></text:p>
      <text:p text:style-name="P49"/>
      <text:p text:style-name="P49">ｂ）アイテム群</text:p>
      <text:p text:style-name="P54">　1）表 (jqGrid)</text:p>
      <text:p text:style-name="P49"><text:span text:style-name="T105">　　</text:span>①親子関係</text:p>
      <text:p text:style-name="P55">　　　概要：a）3）①に同じ。</text:p>
      <text:p text:style-name="P49">　　　<text:span text:style-name="T104">.</text:span><text:span text:style-name="T103">wrap-list</text:span></text:p>
      <text:p text:style-name="P49">　　　　＋－－<text:span text:style-name="T25">.list </text:span></text:p>
      <text:p text:style-name="P66"><text:span text:style-name="T106">　</text:span><text:span text:style-name="T107">2</text:span><text:span text:style-name="T106">）タブ関連</text:span></text:p>
      <text:p text:style-name="P49">　<text:span text:style-name="T105">　</text:span>①親子関係</text:p>
      <text:p text:style-name="P55">　　　概要：a）2）①に同じ。</text:p>
      <text:p text:style-name="P49">　　.<text:span text:style-name="T46">tab-container </text:span></text:p>
      <text:p text:style-name="P49">　　　　＋－－.<text:span text:style-name="T53">tab-container ul</text:span><text:span text:style-name="T52"> </text:span></text:p>
      <text:p text:style-name="P49">　　　　　　　　　　＋－－.<text:span text:style-name="T53">tab-container ul li</text:span></text:p>
      <text:p text:style-name="P49"><text:span text:style-name="T65">　　　　　　　　　　　　　</text:span><text:span text:style-name="T54">.</text:span><text:span text:style-name="T53">tab-container ul li.</text:span><text:span text:style-name="T55">active</text:span></text:p>
      <text:p text:style-name="P49">　　　　　　　　　　　　　　　　＋－－.<text:span text:style-name="T53">tab-container ul li </text:span><text:span text:style-name="T54">a</text:span></text:p>
      <text:p text:style-name="P49"><text:span text:style-name="T64">　　　　　　　　　　　　　　　　　　　</text:span><text:span text:style-name="T56">.</text:span><text:span text:style-name="T57">tab-container ul li a:hover</text:span></text:p>
      <text:p text:style-name="P71"/>
      <text:p text:style-name="P72">３．スタイルシート詳細設計</text:p>
      <text:p text:style-name="P49">ａ）レイアウト群</text:p>
      <text:p text:style-name="P1">　<text:span text:style-name="T40">1</text:span>）ローディング画面レイアウト</text:p>
      <text:p text:style-name="P49">　　<text:span text:style-name="T66">① </text:span><text:span text:style-name="T67">#loading</text:span>（preload.css）</text:p>
      <text:p text:style-name="P49"><text:s text:c="6"/>概要<text:tab/>：<text:span text:style-name="T68">ローディング画面のタグ</text:span></text:p>
      <text:p text:style-name="P49">　　種別<text:tab/>：<text:span text:style-name="T109">ID</text:span></text:p>
      <text:p text:style-name="P46">　　親<text:tab/><text:tab/>：なし</text:p>
      <text:p text:style-name="P49">　　プロパティ<text:tab/>：</text:p>
      <text:p text:style-name="P49"><text:tab/><text:span text:style-name="T110">width<text:tab/><text:tab/>:240px;<text:tab/><text:tab/><text:tab/>:gif画像の幅 </text:span></text:p>
      <text:p text:style-name="P49"><text:tab/><text:span text:style-name="T110">height<text:tab/><text:tab/>:130px; <text:tab/><text:tab/>:gif画像の高さ</text:span></text:p>
      <text:p text:style-name="P49"><text:tab/><text:span text:style-name="T110">margin<text:tab/><text:tab/>:-85px 0 0 -140px<text:tab/>:gif画像を画面中央に</text:span></text:p>
      <text:p text:style-name="P49"><text:tab/><text:span text:style-name="T110">padding<text:tab/><text:tab/>:20px<text:tab/><text:tab/> <text:tab/>:gif画像を大きく</text:span></text:p>
      <text:p text:style-name="P49"><text:tab/><text:span text:style-name="T110">background<text:tab/>:#BABABA<text:tab/><text:tab/>:gif画像の背景色</text:span></text:p>
      <text:p text:style-name="P56"><text:tab/>opacity<text:tab/><text:tab/>:0.9<text:tab/><text:tab/><text:tab/>:透過させる</text:p>
      <text:p text:style-name="P56"><text:soft-page-break/><text:s text:c="4"/><text:tab/>border-radius<text:tab/>: 15px<text:tab/><text:tab/><text:tab/>:丸角</text:p>
      <text:p text:style-name="P56"><text:s text:c="3"/><text:tab/>position<text:tab/><text:tab/>: fixed<text:tab/><text:tab/><text:tab/>:gif画像をスクロールさせない</text:p>
      <text:p text:style-name="P56"><text:s text:c="4"/><text:tab/>left<text:tab/><text:tab/>: 50%<text:tab/><text:tab/><text:tab/>:gif画像を画面横中央へ</text:p>
      <text:p text:style-name="P56"><text:s text:c="4"/><text:tab/>top<text:tab/><text:tab/>: 50%<text:tab/><text:tab/><text:tab/>:gif画像を画面縦中央へ</text:p>
      <text:p text:style-name="P56"><text:tab/>text-align<text:tab/>:center<text:tab/><text:tab/><text:tab/>:要素を皆中央に揃える</text:p>
      <text:p text:style-name="P56"><text:tab/>font-family<text:tab/>:sans-serif, Verdana<text:tab/>:フォントを設定</text:p>
      <text:p text:style-name="P49"/>
      <text:p text:style-name="P49">　　②<text:span text:style-name="T67">.modal</text:span><text:span text:style-name="T48"><text:tab/></text:span>：ＣＳＳファイル名（preload .css）</text:p>
      <text:p text:style-name="P49"><text:s text:c="6"/>概要<text:tab/>：<text:span text:style-name="T68">jQuery UIのモーダルダイアログのクラス。</text:span></text:p>
      <text:p text:style-name="P49">　　種別<text:tab/>：クラス</text:p>
      <text:p text:style-name="P46">　　親<text:tab/><text:tab/>：</text:p>
      <text:p text:style-name="P49">　　プロパティ<text:tab/>：</text:p>
      <text:p text:style-name="P56"><text:tab/>display<text:tab/><text:tab/>:none<text:tab/><text:tab/><text:tab/>:非表示にしておく</text:p>
      <text:p text:style-name="P56"/>
      <text:p text:style-name="P1"><text:span text:style-name="T40">　2</text:span>）全体レイアウト</text:p>
      <text:p text:style-name="P49">　　<text:span text:style-name="T67">①</text:span><text:span text:style-name="T69">body</text:span>：ＣＳＳファイル名（borg<text:span text:style-name="T108">style</text:span>.css）</text:p>
      <text:p text:style-name="P49"><text:s text:c="6"/>概要<text:tab/>：<text:span text:style-name="T69">表示領域全体のタグ</text:span></text:p>
      <text:p text:style-name="P49">　　種別<text:tab/>：タグ</text:p>
      <text:p text:style-name="P46">　　親<text:tab/><text:tab/>：</text:p>
      <text:p text:style-name="P49">　　プロパティ<text:tab/>：</text:p>
      <text:p text:style-name="P57"><text:tab/>font-family<text:tab/>: "ヒラギノ角ゴ Pro W3", "Hiragino Kaku Gothic Pro",</text:p>
      <text:p text:style-name="P57"><text:tab/><text:tab/><text:tab/>"メイリオ", Meiryo, Osaka, "ＭＳ Ｐゴシック", </text:p>
      <text:p text:style-name="P57"><text:tab/><text:tab/><text:tab/>"MS PGothic", sans-serif<text:tab/><text:tab/>:フォントの設定をする</text:p>
      <text:p text:style-name="P57"><text:tab/>margin<text:tab/><text:tab/>:0 1% 0<text:tab/><text:tab/><text:tab/><text:tab/>:余白を左右に1%とる</text:p>
      <text:p text:style-name="P57"><text:tab/>font-size<text:tab/>:90%<text:tab/><text:tab/><text:tab/><text:tab/>:全体的を通常の9割程度のサイズにする */</text:p>
      <text:p text:style-name="P57"/>
      <text:p text:style-name="P49">　　②<text:span text:style-name="T98">*:focus</text:span>：ＣＳＳファイル名（borg<text:span text:style-name="T108">style</text:span>.css）</text:p>
      <text:p text:style-name="P49"><text:s text:c="6"/>概要<text:tab/>：<text:span text:style-name="T13">全ての要素が対象となる。フォーカスが当たったときのレスポンス。</text:span></text:p>
      <text:p text:style-name="P49">　　種別<text:tab/>：</text:p>
      <text:p text:style-name="P46">　　親<text:tab/><text:tab/>：</text:p>
      <text:p text:style-name="P49">　　プロパティ<text:tab/>：</text:p>
      <text:p text:style-name="P57"><text:tab/>outline<text:tab/><text:tab/>:none<text:tab/><text:tab/><text:tab/><text:tab/>:表示される青い枠線を消す</text:p>
      <text:p text:style-name="P57"/>
      <text:p text:style-name="P49">　　③<text:span text:style-name="T69">.clearfix:after</text:span>：ＣＳＳファイル名（borg<text:span text:style-name="T108">style</text:span>.css）</text:p>
      <text:p text:style-name="P49"><text:s text:c="6"/>概要<text:tab/>：<text:span text:style-name="T69">クラスを適用した要素の中にfloatがあっても、</text:span></text:p>
      <text:p text:style-name="P49"><text:span text:style-name="T69"><text:tab/><text:tab/>：その高さを認識させるための</text:span><text:span text:style-name="T66">クラス</text:span><text:span text:style-name="T69">clearfixで追加される疑似要素。</text:span></text:p>
      <text:p text:style-name="P49">　　種別<text:tab/>：クラス</text:p>
      <text:p text:style-name="P46">　　親<text:tab/><text:tab/>：</text:p>
      <text:p text:style-name="P49">　　プロパティ<text:tab/>：</text:p>
      <text:p text:style-name="P57"><text:tab/>content<text:tab/><text:tab/>: ""<text:tab/><text:tab/><text:tab/><text:tab/>:場所をとらない形で要素を存在させる</text:p>
      <text:p text:style-name="P57"><text:tab/>clear<text:tab/><text:tab/>: both<text:tab/><text:tab/><text:tab/><text:tab/>:回り込み防止</text:p>
      <text:p text:style-name="P57"><text:tab/>display<text:tab/><text:tab/>: block<text:tab/><text:tab/><text:tab/><text:tab/>:必ずブロックとして扱う</text:p>
      <text:p text:style-name="P57"/>
      <text:p text:style-name="P49">　　④<text:span text:style-name="T70">.margin_top</text:span>：ＣＳＳファイル名（borg<text:span text:style-name="T108">style</text:span>.css）</text:p>
      <text:p text:style-name="P49"><text:s text:c="6"/>概要<text:tab/>：<text:span text:style-name="T71">上部にマージンを設ける</text:span></text:p>
      <text:p text:style-name="P49">　　種別<text:tab/>：クラス</text:p>
      <text:p text:style-name="P46">　　親<text:tab/><text:tab/>：</text:p>
      <text:p text:style-name="P49">　　プロパティ<text:tab/>：</text:p>
      <text:p text:style-name="P57"><text:tab/><text:span text:style-name="T111">margin-top<text:tab/>:1%<text:tab/><text:tab/><text:tab/><text:tab/>:1%の上margin</text:span></text:p>
      <text:p text:style-name="P57"/>
      <text:p text:style-name="P49">　　⑤<text:span text:style-name="T72">.margin_bottom</text:span>：ＣＳＳファイル名（borg<text:span text:style-name="T108">style</text:span>.css）</text:p>
      <text:p text:style-name="P49"><text:s text:c="6"/>概要<text:tab/>：<text:span text:style-name="T72">下部にマージンを設ける</text:span></text:p>
      <text:p text:style-name="P49">　　種別<text:tab/>：クラス</text:p>
      <text:p text:style-name="P46">　　親<text:tab/><text:tab/>：</text:p>
      <text:p text:style-name="P49">　　プロパティ<text:tab/>：</text:p>
      <text:p text:style-name="P57"><text:tab/><text:span text:style-name="T111">margin-bottom<text:tab/>:1%<text:tab/><text:tab/><text:tab/><text:tab/>:1%の下margin</text:span></text:p>
      <text:p text:style-name="P57"/>
      <text:p text:style-name="P49">　　⑤<text:span text:style-name="T72">.margin_right</text:span>：ＣＳＳファイル名（borg<text:span text:style-name="T108">style</text:span>.css）</text:p>
      <text:p text:style-name="P49"><text:s text:c="6"/>概要<text:tab/>：<text:span text:style-name="T72">右部にマージンを設ける</text:span></text:p>
      <text:p text:style-name="P49">　　種別<text:tab/>：クラス</text:p>
      <text:p text:style-name="P46">　　親<text:tab/><text:tab/>：</text:p>
      <text:p text:style-name="P49">　　プロパティ<text:tab/>：</text:p>
      <text:p text:style-name="P57"><text:tab/><text:span text:style-name="T112">margin-right<text:tab/>:1%<text:tab/><text:tab/><text:tab/><text:tab/>:1%の右margin</text:span></text:p>
      <text:p text:style-name="P57"/>
      <text:p text:style-name="P49">　　⑥<text:span text:style-name="T72">.position_center</text:span>：ＣＳＳファイル名（borg<text:span text:style-name="T108">style</text:span>.css）</text:p>
      <text:p text:style-name="P49"><text:s text:c="6"/>概要<text:tab/>：<text:span text:style-name="T72">テキストポジションをセンターに設定する</text:span></text:p>
      <text:p text:style-name="P49"><text:soft-page-break/>　　種別<text:tab/>：クラス</text:p>
      <text:p text:style-name="P46">　　親<text:tab/><text:tab/>：</text:p>
      <text:p text:style-name="P49">　　プロパティ<text:tab/>：</text:p>
      <text:p text:style-name="P57"><text:tab/><text:span text:style-name="T112">text-align<text:tab/>:center<text:tab/><text:tab/><text:tab/><text:tab/>:テキストを中央に寄せる</text:span></text:p>
      <text:p text:style-name="P57"/>
      <text:p text:style-name="P49">　　⑦<text:span text:style-name="T72">.right</text:span>：ＣＳＳファイル名（borg<text:span text:style-name="T108">style</text:span>.css）</text:p>
      <text:p text:style-name="P49"><text:s text:c="6"/>概要<text:tab/>：<text:span text:style-name="T72">右に寄せる</text:span></text:p>
      <text:p text:style-name="P49">　　種別<text:tab/>：クラス</text:p>
      <text:p text:style-name="P46">　　親<text:tab/><text:tab/>：</text:p>
      <text:p text:style-name="P49">　　プロパティ<text:tab/>：</text:p>
      <text:p text:style-name="P57"><text:tab/><text:span text:style-name="T112">float<text:tab/><text:tab/>:right<text:tab/><text:tab/><text:tab/><text:tab/>:右に寄せる</text:span></text:p>
      <text:p text:style-name="P57"/>
      <text:p text:style-name="P49">　　⑧<text:span text:style-name="T72">.left</text:span>：ＣＳＳファイル名（borg<text:span text:style-name="T108">style</text:span>.css）</text:p>
      <text:p text:style-name="P49"><text:s text:c="6"/>概要<text:tab/>：<text:span text:style-name="T72">左に寄せる</text:span></text:p>
      <text:p text:style-name="P49">　　種別<text:tab/>：クラス</text:p>
      <text:p text:style-name="P46">　　親<text:tab/><text:tab/>：</text:p>
      <text:p text:style-name="P49">　　プロパティ<text:tab/>：</text:p>
      <text:p text:style-name="P57"><text:tab/><text:span text:style-name="T112">float<text:tab/><text:tab/>:left<text:tab/><text:tab/><text:tab/><text:tab/>:左に寄せる</text:span></text:p>
      <text:p text:style-name="P49"/>
      <text:p text:style-name="P1">3）基本レイアウト</text:p>
      <text:p text:style-name="P51">　　①<text:span text:style-name="T101">#container</text:span>：ＣＳＳファイル名（preload.css）</text:p>
      <text:p text:style-name="P51"><text:s text:c="6"/>概要<text:tab/>：<text:span text:style-name="T21">画面の幅を認識し、それに合わせて伸縮する画面全体の領域。</text:span></text:p>
      <text:p text:style-name="P51">　　種別<text:tab/>：クラス</text:p>
      <text:p text:style-name="P48">　　親<text:tab/><text:tab/>：</text:p>
      <text:p text:style-name="P51">　　プロパティ<text:tab/>：</text:p>
      <text:p text:style-name="P59"><text:tab/>width<text:tab/><text:tab/>:100%;<text:tab/><text:tab/><text:tab/><text:tab/>:<text:span text:style-name="T133">幅を100%に設定。画面の幅に合わせる。</text:span></text:p>
      <text:p text:style-name="P65"><text:tab/>height<text:tab/><text:tab/><text:span text:style-name="T112">:100%;<text:tab/><text:tab/><text:tab/><text:tab/>:</text:span>高さを100%に設定する。</text:p>
      <text:p text:style-name="P65"><text:tab/>visibility<text:tab/><text:tab/>:hidden<text:tab/><text:tab/><text:tab/><text:tab/>:ロード完了まで非表示にする。</text:p>
      <text:p text:style-name="P57"/>
      <text:p text:style-name="P49">　　②<text:span text:style-name="T99">.page</text:span>：ＣＳＳファイル名（borg<text:span text:style-name="T108">style</text:span>.css）</text:p>
      <text:p text:style-name="P49"><text:s text:c="6"/>概要<text:tab/>：<text:span text:style-name="T14">各画面の領域</text:span></text:p>
      <text:p text:style-name="P49">　　種別<text:tab/>：クラス</text:p>
      <text:p text:style-name="P46">　　親<text:tab/><text:tab/>：</text:p>
      <text:p text:style-name="P49">　　プロパティ<text:tab/>：</text:p>
      <text:p text:style-name="P58"><text:tab/>width<text:tab/><text:tab/>:100%;<text:tab/><text:tab/><text:tab/><text:tab/>:幅の基準パーセンテージ</text:p>
      <text:p text:style-name="P58"><text:tab/>height<text:tab/><text:tab/>:inherit<text:tab/><text:tab/><text:tab/><text:tab/>:containerの高さを継承</text:p>
      <text:p text:style-name="P57"/>
      <text:p text:style-name="P49">　　③<text:span text:style-name="T72">.main</text:span>：ＣＳＳファイル名（borg<text:span text:style-name="T108">style</text:span>.css）</text:p>
      <text:p text:style-name="P49"><text:s text:c="6"/>概要<text:tab/>：<text:span text:style-name="T72">各画面のコンテンツの領域</text:span></text:p>
      <text:p text:style-name="P49">　　種別<text:tab/>：クラス</text:p>
      <text:p text:style-name="P46">　　親<text:tab/><text:tab/>：</text:p>
      <text:p text:style-name="P49">　　プロパティ<text:tab/>：</text:p>
      <text:p text:style-name="P58"><text:tab/>max-width<text:tab/>:768px<text:tab/><text:tab/><text:tab/><text:tab/>:画面幅の最大値</text:p>
      <text:p text:style-name="P58"><text:tab/>width<text:tab/><text:tab/>:100%<text:tab/><text:tab/><text:tab/><text:tab/>:幅の基準パーセンテージ</text:p>
      <text:p text:style-name="P58"><text:tab/>height<text:tab/><text:tab/>:inherit<text:tab/><text:tab/><text:tab/><text:tab/>:containerの高さを継承</text:p>
      <text:p text:style-name="P58"><text:tab/>margin<text:tab/><text:tab/>:0 auto 0<text:tab/><text:tab/><text:tab/>:画面全体の各マージン</text:p>
      <text:p text:style-name="P58"><text:tab/>max-height<text:tab/>:1024px;<text:tab/><text:tab/><text:tab/>:画面の最大高</text:p>
      <text:p text:style-name="P57"/>
      <text:p text:style-name="P49">　　④<text:span text:style-name="T72">.dummy</text:span>：ＣＳＳファイル名（borg<text:span text:style-name="T108">style</text:span>.css）</text:p>
      <text:p text:style-name="P49"><text:s text:c="6"/>概要<text:tab/>：<text:span text:style-name="T72">レイアウトのためのダミー要素</text:span></text:p>
      <text:p text:style-name="P49">　　種別<text:tab/>：クラス</text:p>
      <text:p text:style-name="P46">　　親<text:tab/><text:tab/>：</text:p>
      <text:p text:style-name="P49">　　プロパティ<text:tab/>：</text:p>
      <text:p text:style-name="P57"><text:tab/><text:span text:style-name="T112">visibility<text:tab/><text:tab/>: hidden<text:tab/><text:tab/><text:tab/>:幅だけは取って非表示</text:span></text:p>
      <text:p text:style-name="P49"/>
      <text:p text:style-name="P1"><text:span text:style-name="T112">4</text:span>）ヘッダーレイアウト</text:p>
      <text:p text:style-name="P49">　　<text:span text:style-name="T67">①</text:span><text:span text:style-name="T72">#header</text:span>：ＣＳＳファイル名（borg<text:span text:style-name="T108">style</text:span>.css）</text:p>
      <text:p text:style-name="P49"><text:s text:c="6"/>概要<text:tab/>：<text:span text:style-name="T73">各画面共通のヘッダー(タイトル)部分</text:span></text:p>
      <text:p text:style-name="P49">　　種別<text:tab/>：ID</text:p>
      <text:p text:style-name="P46">　　親<text:tab/><text:tab/>：</text:p>
      <text:p text:style-name="P49">　　プロパティ<text:tab/>：</text:p>
      <text:p text:style-name="P60"><text:tab/>display<text:tab/><text:tab/>:block<text:tab/><text:tab/><text:tab/><text:tab/>:ブロックとして扱う</text:p>
      <text:p text:style-name="P60"><text:tab/>margin<text:tab/><text:tab/>:1% 0<text:tab/> <text:tab/><text:tab/><text:tab/>:上下1%のmargin</text:p>
      <text:p text:style-name="P60"><text:tab/>text-align<text:tab/>:right<text:tab/><text:tab/><text:tab/><text:tab/>:中のテキストを右に寄せる</text:p>
      <text:p text:style-name="P57"/>
      <text:p text:style-name="P49">　　②<text:span text:style-name="T100">#header &gt; div</text:span>：ＣＳＳファイル名（borg<text:span text:style-name="T108">style</text:span>.css）</text:p>
      <text:p text:style-name="P49"><text:soft-page-break/><text:s text:c="6"/>概要<text:tab/>：<text:span text:style-name="T14">各画面の領域</text:span></text:p>
      <text:p text:style-name="P49">　　種別<text:tab/>：タグ</text:p>
      <text:p text:style-name="P46">　　親<text:tab/><text:tab/>：</text:p>
      <text:p text:style-name="P49">　　プロパティ<text:tab/>：</text:p>
      <text:p text:style-name="P60"><text:tab/>display<text:tab/><text:tab/>:inline-block<text:tab/><text:tab/><text:tab/>:インラインブロックとして扱う</text:p>
      <text:p text:style-name="P60"><text:tab/>vertical-align<text:tab/>:middle<text:tab/><text:tab/><text:tab/><text:tab/>:中心に揃える</text:p>
      <text:p text:style-name="P57"/>
      <text:p text:style-name="P49">　　③<text:span text:style-name="T73">#header-title</text:span>：ＣＳＳファイル名（borg<text:span text:style-name="T108">style</text:span>.css）</text:p>
      <text:p text:style-name="P49"><text:s text:c="6"/>概要<text:tab/>：<text:span text:style-name="T73">ヘッダー内のタイトルの領域</text:span></text:p>
      <text:p text:style-name="P49">　　種別<text:tab/>：<text:span text:style-name="T113">ID</text:span></text:p>
      <text:p text:style-name="P46">　　親<text:tab/><text:tab/>：</text:p>
      <text:p text:style-name="P49">　　プロパティ<text:tab/>：</text:p>
      <text:p text:style-name="P60"><text:tab/>width<text:tab/><text:tab/>:72%<text:tab/> <text:tab/><text:tab/><text:tab/>:幅</text:p>
      <text:p text:style-name="P60"><text:tab/>text-align<text:tab/>:left<text:tab/><text:tab/><text:tab/><text:tab/>:中の文章を左に寄せる</text:p>
      <text:p text:style-name="P57"/>
      <text:p text:style-name="P49">　　④<text:span text:style-name="T73">#header-buttons</text:span>：ＣＳＳファイル名（borg<text:span text:style-name="T108">style</text:span>.css）</text:p>
      <text:p text:style-name="P49"><text:s text:c="6"/>概要<text:tab/>：<text:span text:style-name="T73">ヘッダー内のボタン領域</text:span></text:p>
      <text:p text:style-name="P49">　　種別<text:tab/>：<text:span text:style-name="T113">ID</text:span></text:p>
      <text:p text:style-name="P46">　　親<text:tab/><text:tab/>：</text:p>
      <text:p text:style-name="P49">　　プロパティ<text:tab/>：</text:p>
      <text:p text:style-name="P60"><text:tab/>width<text:tab/><text:tab/>:28%<text:tab/><text:tab/><text:tab/><text:tab/>:幅</text:p>
      <text:p text:style-name="P60"><text:tab/>min-height<text:tab/>:30px<text:tab/><text:tab/><text:tab/><text:tab/>:最小高</text:p>
      <text:p text:style-name="P49"/>
      <text:p text:style-name="P1"><text:span text:style-name="T113">5</text:span>）段組みテキストボックスレイアウト</text:p>
      <text:p text:style-name="P49">　　<text:span text:style-name="T67">①</text:span><text:span text:style-name="T75">.parallel-text</text:span>：ＣＳＳファイル名（borg<text:span text:style-name="T108">style</text:span>.css）</text:p>
      <text:p text:style-name="P49"><text:s text:c="6"/>概要<text:tab/>：<text:span text:style-name="T76">二段組テキストボックスの領域</text:span></text:p>
      <text:p text:style-name="P49">　　種別<text:tab/>：クラス</text:p>
      <text:p text:style-name="P46">　　親<text:tab/><text:tab/>：</text:p>
      <text:p text:style-name="P49">　　プロパティ<text:tab/>：</text:p>
      <text:p text:style-name="P61"><text:tab/>padding<text:tab/><text:tab/>:0.4% 0<text:tab/><text:tab/><text:tab/>:上下に0.2%のpadding</text:p>
      <text:p text:style-name="P49"/>
      <text:p text:style-name="P1">6）<text:span text:style-name="T43">リスト直前の行のdivタグレイアウト</text:span></text:p>
      <text:p text:style-name="P49">　　<text:span text:style-name="T67">①</text:span><text:span text:style-name="T74">.before_list_line</text:span>：ＣＳＳファイル名（borg<text:span text:style-name="T108">style</text:span>.css）</text:p>
      <text:p text:style-name="P49"><text:s text:c="6"/>概要<text:tab/>：<text:span text:style-name="T74">リスト直前の行のdivタグ</text:span></text:p>
      <text:p text:style-name="P49">　　種別<text:tab/>：クラス</text:p>
      <text:p text:style-name="P46">　　親<text:tab/><text:tab/>：</text:p>
      <text:p text:style-name="P49">　　プロパティ<text:tab/>：</text:p>
      <text:p text:style-name="P60"><text:tab/>width<text:tab/><text:tab/>:100%<text:tab/><text:tab/><text:tab/><text:tab/>:1行分全ての幅を取る</text:p>
      <text:p text:style-name="P60"><text:tab/>clear<text:tab/><text:tab/>:both<text:tab/><text:tab/><text:tab/><text:tab/>:floatによる回り込みを防止</text:p>
      <text:p text:style-name="P60"><text:tab/>min-height<text:tab/>:16.0746px<text:tab/><text:tab/><text:tab/>:最小高</text:p>
      <text:p text:style-name="P49"/>
      <text:p text:style-name="P1">7）タブレイアウト</text:p>
      <text:p text:style-name="P49">　　<text:span text:style-name="T67">①#</text:span><text:span text:style-name="T49">tab-container</text:span>：ＣＳＳファイル名（easytabs.css）</text:p>
      <text:p text:style-name="P49"><text:s text:c="6"/>概要<text:tab/>：<text:span text:style-name="T76">タブ全体を包むタグ</text:span></text:p>
      <text:p text:style-name="P49">　　種別<text:tab/>：ID</text:p>
      <text:p text:style-name="P46">　　親<text:tab/><text:tab/>：</text:p>
      <text:p text:style-name="P49">　　プロパティ<text:tab/>：</text:p>
      <text:p text:style-name="P60"><text:tab/><text:span text:style-name="T114">width<text:tab/><text:tab/>:100%<text:tab/><text:tab/>:幅を外枠一杯に取る</text:span></text:p>
      <text:p text:style-name="P61"><text:tab/>margin<text:tab/><text:tab/>: 0 auto 0<text:tab/>:中央寄せにする</text:p>
      <text:p text:style-name="P61"><text:tab/>padding<text:tab/><text:tab/>:0 0<text:tab/><text:tab/>:余分なpaddingをなくす</text:p>
      <text:p text:style-name="P49"/>
      <text:p text:style-name="P49">　　<text:span text:style-name="T67">②</text:span><text:span text:style-name="T50">.panel-container</text:span>：ＣＳＳファイル名（easytabs.css）</text:p>
      <text:p text:style-name="P49"><text:s text:c="6"/>概要<text:tab/>：<text:span text:style-name="T77">タブのパネル部分</text:span></text:p>
      <text:p text:style-name="P49">　　種別<text:tab/>：クラス</text:p>
      <text:p text:style-name="P46">　　親<text:tab/><text:tab/>：</text:p>
      <text:p text:style-name="P49">　　プロパティ<text:tab/>：</text:p>
      <text:p text:style-name="P62"><text:tab/>width<text:tab/><text:tab/>:100%;<text:tab/><text:tab/><text:tab/><text:tab/>:幅</text:p>
      <text:p text:style-name="P62"><text:tab/>padding<text:tab/><text:tab/>:20px<text:tab/><text:tab/><text:tab/><text:tab/>:枠の内側に余白</text:p>
      <text:p text:style-name="P62"><text:tab/>background<text:tab/>:#FFF<text:tab/><text:tab/><text:tab/><text:tab/>:背景色を白にする</text:p>
      <text:p text:style-name="P63"><text:tab/><text:span text:style-name="T135">box-sizing<text:tab/>:border-box<text:tab/><text:tab/><text:tab/>:大きさの計算にborderを含める</text:span></text:p>
      <text:p text:style-name="P20"/>
      <text:p text:style-name="P49">　　<text:span text:style-name="T78">③</text:span><text:span text:style-name="T51">.panel-container &gt; *</text:span>：ＣＳＳファイル名（easytabs.css）</text:p>
      <text:p text:style-name="P49"><text:s text:c="6"/>概要<text:tab/>：<text:span text:style-name="T78">タブのパネルの中の各項目(画面)</text:span></text:p>
      <text:p text:style-name="P49">　　種別<text:tab/>：</text:p>
      <text:p text:style-name="P46">　　親<text:tab/><text:tab/>：</text:p>
      <text:p text:style-name="P49">　　プロパティ<text:tab/>：</text:p>
      <text:p text:style-name="P21"><text:soft-page-break/><text:tab/>padding<text:tab/><text:tab/>:1% 0.5%<text:tab/><text:tab/><text:tab/>:全方向に余白を付ける</text:p>
      <text:p text:style-name="P21"><text:tab/>margin<text:tab/><text:tab/>:0 auto 0<text:tab/><text:tab/><text:tab/>:中央に寄せる</text:p>
      <text:p text:style-name="P21"/>
      <text:p text:style-name="P49">　　<text:span text:style-name="T67">④</text:span><text:span text:style-name="T51">#tab-container ul li</text:span>：ＣＳＳファイル名（easytabs.css）</text:p>
      <text:p text:style-name="P49"><text:s text:c="6"/>概要<text:tab/>：<text:span text:style-name="T78">タブのメニューボタン(インデックス)</text:span></text:p>
      <text:p text:style-name="P49">　　種別<text:tab/>：タグ</text:p>
      <text:p text:style-name="P46">　　親<text:tab/><text:tab/>：</text:p>
      <text:p text:style-name="P49">　　プロパティ<text:tab/>：</text:p>
      <text:p text:style-name="P62"><text:tab/>border-top-left-radius<text:tab/><text:tab/>: 5px 5px<text:tab/>:左上角を丸くする</text:p>
      <text:p text:style-name="P62"><text:tab/>border-top-right-radius<text:tab/><text:tab/>: 5px 5px<text:tab/>:右上角を丸くする</text:p>
      <text:p text:style-name="P49">　　<text:span text:style-name="T78">⑤</text:span><text:span text:style-name="T51">#tab-container ul li a</text:span>：ＣＳＳファイル名（easytabs.css）</text:p>
      <text:p text:style-name="P49"><text:s text:c="6"/>概要<text:tab/>：<text:span text:style-name="T78">タブのメニューボタンのテキスト部分</text:span></text:p>
      <text:p text:style-name="P49">　　種別<text:tab/>：ID</text:p>
      <text:p text:style-name="P46">　　親<text:tab/><text:tab/>：</text:p>
      <text:p text:style-name="P49">　　プロパティ<text:tab/>：</text:p>
      <text:p text:style-name="P21"><text:tab/>text-decoration<text:tab/><text:tab/>:none<text:tab/><text:tab/><text:tab/>:下線を消す</text:p>
      <text:p text:style-name="P20"/>
      <text:p text:style-name="P49">b）<text:span text:style-name="T66">アイテム群</text:span></text:p>
      <text:p text:style-name="P1">　<text:span text:style-name="T40">1</text:span>）<text:span text:style-name="T22">ローディング画面アイテム</text:span></text:p>
      <text:p text:style-name="P49">　　<text:span text:style-name="T66">① </text:span><text:span text:style-name="T67">#loading </text:span><text:span text:style-name="T79">p</text:span><text:span text:style-name="T66">：ＣＳＳファイル名</text:span>（preload.css）</text:p>
      <text:p text:style-name="P49"><text:s text:c="6"/>概要<text:tab/>：<text:span text:style-name="T28">ローディング画面の文章</text:span></text:p>
      <text:p text:style-name="P49">　　種別<text:tab/>：タグ</text:p>
      <text:p text:style-name="P46">　　親<text:tab/><text:tab/>：なし</text:p>
      <text:p text:style-name="P49">　　プロパティ<text:tab/>：</text:p>
      <text:p text:style-name="P22"><text:tab/>color<text:tab/><text:tab/><text:tab/>:#FFF;<text:tab/><text:tab/><text:tab/>:白抜き文字</text:p>
      <text:p text:style-name="P22"><text:tab/>font-weight<text:tab/><text:tab/>:bold;<text:tab/><text:tab/><text:tab/>:太い文字にして強調する。</text:p>
      <text:p text:style-name="P22"><text:tab/>font-size<text:tab/><text:tab/>:14px;<text:tab/><text:tab/> <text:tab/>:標準より小さめのフォント</text:p>
      <text:p text:style-name="P22"><text:tab/>margin-bottom<text:tab/><text:tab/>:0<text:tab/><text:tab/><text:tab/>:下marginをなくす</text:p>
      <text:p text:style-name="P20"/>
      <text:p text:style-name="P49">　　②<text:span text:style-name="T66"> </text:span><text:span text:style-name="T80">#loading #loading-notice</text:span><text:span text:style-name="T66">：ＣＳＳファイル名</text:span>（preload.css）</text:p>
      <text:p text:style-name="P49"><text:s text:c="6"/>概要<text:tab/>：<text:span text:style-name="T29">ローディング画面の補足の文章</text:span></text:p>
      <text:p text:style-name="P49">　　種別<text:tab/>：ID</text:p>
      <text:p text:style-name="P46">　　親<text:tab/><text:tab/>：なし</text:p>
      <text:p text:style-name="P49">　　プロパティ<text:tab/>：</text:p>
      <text:p text:style-name="P25"><text:tab/>font-size<text:tab/><text:tab/>:12px<text:tab/><text:tab/><text:tab/>:補足らしく小さめの文字サイズにする。</text:p>
      <text:p text:style-name="P25"><text:tab/>font-weight<text:tab/><text:tab/>:normal<text:tab/><text:tab/><text:tab/>:文字を普通の太さにする。</text:p>
      <text:p text:style-name="P25"/>
      <text:p text:style-name="P45"><text:span text:style-name="T3">　2</text:span><text:span text:style-name="T12">）テキストボックス</text:span></text:p>
      <text:p text:style-name="P49">　　<text:span text:style-name="T66">① </text:span><text:span text:style-name="T69">input</text:span><text:span text:style-name="T66">：ＣＳＳファイル名</text:span>（borgstyle.css）</text:p>
      <text:p text:style-name="P49"><text:s text:c="6"/>概要<text:tab/>：<text:span text:style-name="T30">入力フォームの要素</text:span></text:p>
      <text:p text:style-name="P49">　　種別<text:tab/>：タグ</text:p>
      <text:p text:style-name="P46">　　親<text:tab/><text:tab/>：なし</text:p>
      <text:p text:style-name="P49">　　プロパティ<text:tab/>：</text:p>
      <text:p text:style-name="P26"><text:tab/>background<text:tab/><text:tab/>:#FFF;<text:tab/><text:tab/><text:tab/>:灰色になる場合があるので白くする</text:p>
      <text:p text:style-name="P26"><text:tab/>vertical-align<text:tab/><text:tab/>:middle;<text:tab/><text:tab/>:高さを親要素の中心に合わせる</text:p>
      <text:p text:style-name="P20"/>
      <text:p text:style-name="P49">　　②<text:span text:style-name="T66"> </text:span><text:span text:style-name="T81">label</text:span><text:span text:style-name="T66">：ＣＳＳファイル名</text:span>（borgstyle .css）</text:p>
      <text:p text:style-name="P49"><text:s text:c="6"/>概要<text:tab/>：<text:span text:style-name="T30">ラベルのタグ</text:span></text:p>
      <text:p text:style-name="P49">　　種別<text:tab/>：タグ</text:p>
      <text:p text:style-name="P46">　　親<text:tab/><text:tab/>：なし</text:p>
      <text:p text:style-name="P49">　　プロパティ<text:tab/>：</text:p>
      <text:p text:style-name="P25"><text:tab/><text:span text:style-name="T116">display<text:tab/><text:tab/><text:tab/>:inline-block<text:tab/><text:tab/>:インラインブロックとして扱う</text:span></text:p>
      <text:p text:style-name="P26"><text:tab/>vertical-align<text:tab/><text:tab/>:middle<text:tab/><text:tab/><text:tab/>:親要素の中心の高さに合わせる</text:p>
      <text:p text:style-name="P25"/>
      <text:p text:style-name="P49">　　③<text:span text:style-name="T66"> </text:span><text:span text:style-name="T81">.last_line</text:span><text:span text:style-name="T66">：ＣＳＳファイル名</text:span>（borgstyle .css）</text:p>
      <text:p text:style-name="P49"><text:s text:c="6"/>概要<text:tab/>：<text:span text:style-name="T30">テキストボックス最終行</text:span></text:p>
      <text:p text:style-name="P49">　　種別<text:tab/>：クラス</text:p>
      <text:p text:style-name="P46">　　親<text:tab/><text:tab/>：なし</text:p>
      <text:p text:style-name="P49">　　プロパティ<text:tab/>：</text:p>
      <text:p text:style-name="P26"><text:tab/>padding-bottom<text:tab/><text:tab/>:1%<text:tab/><text:tab/><text:tab/>:主にリストの下部と間を取る</text:p>
      <text:p text:style-name="P26"/>
      <text:p text:style-name="P49">　　④<text:span text:style-name="T66"> </text:span><text:span text:style-name="T81">.</text:span><text:span text:style-name="T84">.filter-list-before</text:span><text:span text:style-name="T66">：ＣＳＳファイル名</text:span>（borgstyle .css）</text:p>
      <text:p text:style-name="P49"><text:s text:c="6"/>概要<text:tab/>：<text:span text:style-name="T32">期間絞込テキストボックスの終了日側</text:span></text:p>
      <text:p text:style-name="P49">　　種別<text:tab/>：クラス</text:p>
      <text:p text:style-name="P46">　　親<text:tab/><text:tab/>：なし</text:p>
      <text:p text:style-name="P49">　　プロパティ<text:tab/>：</text:p>
      <text:p text:style-name="P26"><text:soft-page-break/><text:tab/><text:span text:style-name="T122">margin-left<text:tab/><text:tab/>:5px<text:tab/><text:tab/><text:tab/>:〜の文字との間に間隔を取る。</text:span></text:p>
      <text:p text:style-name="P20"/>
      <text:p text:style-name="P45"><text:span text:style-name="T3">　3</text:span><text:span text:style-name="T12">）チェックボックス</text:span></text:p>
      <text:p text:style-name="P49">　　<text:span text:style-name="T66">① </text:span><text:span text:style-name="T69">input.checkbox</text:span><text:span text:style-name="T66">：ＣＳＳファイル名</text:span>（borgstyle.css）</text:p>
      <text:p text:style-name="P51"><text:s text:c="6"/>概要<text:tab/>：<text:span text:style-name="T33">チェックボックス</text:span></text:p>
      <text:p text:style-name="P49">　　種別<text:tab/>：クラス</text:p>
      <text:p text:style-name="P46">　　親<text:tab/><text:tab/>：なし</text:p>
      <text:p text:style-name="P49">　　プロパティ<text:tab/>：</text:p>
      <text:p text:style-name="P26"><text:tab/>width<text:tab/><text:tab/><text:tab/>:auto!important<text:tab/><text:tab/>:通常のサイズを保つ</text:p>
      <text:p text:style-name="P26"><text:tab/>vertical-align<text:tab/><text:tab/>:middle<text:tab/><text:tab/><text:tab/>:中心の高さに合わせる</text:p>
      <text:p text:style-name="P25"/>
      <text:p text:style-name="P45"><text:span text:style-name="T3">　4</text:span><text:span text:style-name="T12">）</text:span><text:span text:style-name="T16">ユーザ入力エリア</text:span></text:p>
      <text:p text:style-name="P49">　　<text:span text:style-name="T66">① </text:span><text:span text:style-name="T70">#user-id</text:span><text:span text:style-name="T66">：ＣＳＳファイル名</text:span>（borgstyle.css）</text:p>
      <text:p text:style-name="P49"><text:s text:c="6"/>概要<text:tab/>：<text:span text:style-name="T70">ログイン画面のユーザID欄</text:span></text:p>
      <text:p text:style-name="P49">　　種別<text:tab/>：ID</text:p>
      <text:p text:style-name="P46">　　親<text:tab/><text:tab/>：なし</text:p>
      <text:p text:style-name="P49">　　プロパティ<text:tab/>：</text:p>
      <text:p text:style-name="P26"><text:tab/>display<text:tab/><text:tab/><text:tab/>: block<text:tab/><text:tab/> <text:tab/>:ブロックとして表示して、改行するようにする。</text:p>
      <text:p text:style-name="P26"><text:tab/>margin-bottom<text:tab/><text:tab/>: 5px<text:tab/><text:tab/><text:tab/>:要素同士間隔を取る。</text:p>
      <text:p text:style-name="P25"/>
      <text:p text:style-name="P49">　　②<text:span text:style-name="T66"> </text:span><text:span text:style-name="T81">#user-password</text:span><text:span text:style-name="T66">：ＣＳＳファイル名</text:span>（borgstyle.css）</text:p>
      <text:p text:style-name="P52"><text:s text:c="6"/>概要<text:tab/>：<text:span text:style-name="T34">ログイン画面のパスワード欄</text:span></text:p>
      <text:p text:style-name="P49">　　種別<text:tab/>：ID</text:p>
      <text:p text:style-name="P46">　　親<text:tab/><text:tab/>：なし</text:p>
      <text:p text:style-name="P49">　　プロパティ<text:tab/>：</text:p>
      <text:p text:style-name="P26"><text:tab/>display<text:tab/><text:tab/><text:tab/>: block<text:tab/><text:tab/> <text:tab/>:ブロックとして表示して、改行するようにする。</text:p>
      <text:p text:style-name="P26"><text:tab/>margin-bottom<text:tab/><text:tab/>: 5px<text:tab/><text:tab/><text:tab/>:要素同士間隔を取る。</text:p>
      <text:p text:style-name="P26"/>
      <text:p text:style-name="P49">　　③<text:span text:style-name="T66"> </text:span><text:span text:style-name="T81">#user-login</text:span><text:span text:style-name="T66">：ＣＳＳファイル名</text:span>（borgstyle.css）</text:p>
      <text:p text:style-name="P49"><text:s text:c="6"/>概要<text:tab/>：<text:span text:style-name="T30">入力フォームの要素</text:span></text:p>
      <text:p text:style-name="P49">　　種別<text:tab/>：ID</text:p>
      <text:p text:style-name="P46">　　親<text:tab/><text:tab/>：なし</text:p>
      <text:p text:style-name="P49">　　プロパティ<text:tab/>：</text:p>
      <text:p text:style-name="P26"><text:tab/>display<text:tab/><text:tab/>:block<text:tab/><text:tab/><text:tab/><text:tab/>:ブロックとして表示して、改行するようにする。</text:p>
      <text:p text:style-name="P25"/>
      <text:p text:style-name="P13">　5)　ボタン</text:p>
      <text:p text:style-name="P49">　　<text:span text:style-name="T66">① </text:span><text:span text:style-name="T70">.button</text:span><text:span text:style-name="T66">：ＣＳＳファイル名</text:span>（borgstyle.css）</text:p>
      <text:p text:style-name="P52"><text:s text:c="6"/>概要<text:tab/>：<text:span text:style-name="T96">ボタンの基底クラス</text:span></text:p>
      <text:p text:style-name="P49">　　種別<text:tab/>：クラス</text:p>
      <text:p text:style-name="P46">　　親<text:tab/><text:tab/>：なし</text:p>
      <text:p text:style-name="P49">　　プロパティ<text:tab/>：</text:p>
      <text:p text:style-name="P27"><text:tab/>vertical-align<text:tab/>:middle<text:tab/><text:tab/><text:tab/><text:tab/>:縦方向の真ん中に置く</text:p>
      <text:p text:style-name="P27"><text:tab/>cursor<text:tab/><text:tab/>:pointer<text:tab/><text:tab/><text:tab/><text:tab/>:マウスオーバー時のカーソルを指差しにする</text:p>
      <text:p text:style-name="P25"/>
      <text:p text:style-name="P49">　　②<text:span text:style-name="T66"> </text:span><text:span text:style-name="T70">.main button.ui-button</text:span><text:span text:style-name="T66">：ＣＳＳファイル名</text:span>（borgstyle.css）</text:p>
      <text:p text:style-name="P49"><text:s text:c="6"/>概要<text:tab/>：<text:span text:style-name="T70">画面コンテンツ内のjQuery UIのボタン。</text:span></text:p>
      <text:p text:style-name="P49">　　種別<text:tab/>：クラス</text:p>
      <text:p text:style-name="P46">　　親<text:tab/><text:tab/>：なし</text:p>
      <text:p text:style-name="P49">　　プロパティ<text:tab/>：</text:p>
      <text:p text:style-name="P27"><text:tab/>display<text:tab/><text:tab/>:inline<text:tab/><text:tab/><text:tab/><text:tab/>:インライン要素として扱う</text:p>
      <text:p text:style-name="P26"/>
      <text:p text:style-name="P49">　　③<text:span text:style-name="T66"> </text:span><text:span text:style-name="T70"><text:s/>button.ui-button-icon-only</text:span><text:span text:style-name="T66">：ＣＳＳファイル名</text:span>（borgstyle.css）</text:p>
      <text:p text:style-name="P52"><text:s text:c="6"/>概要<text:tab/>：<text:span text:style-name="T134">jQuery UIのアイコンのみのボタン。</text:span></text:p>
      <text:p text:style-name="P49">　　種別<text:tab/>：クラス</text:p>
      <text:p text:style-name="P46">　　親<text:tab/><text:tab/>：なし</text:p>
      <text:p text:style-name="P49">　　プロパティ<text:tab/>：</text:p>
      <text:p text:style-name="P27"><text:tab/>vertical-align<text:tab/>:middle<text:tab/><text:tab/><text:tab/><text:tab/>:縦方向の真ん中に置く</text:p>
      <text:p text:style-name="P27"><text:tab/>max-width<text:tab/>:32px!important<text:tab/><text:tab/>:最大幅</text:p>
      <text:p text:style-name="P27"><text:tab/>min-width<text:tab/>:32px!important<text:tab/><text:tab/>:最低幅</text:p>
      <text:p text:style-name="P27"><text:tab/>max-height<text:tab/>:32px!important<text:tab/><text:tab/>:最大高</text:p>
      <text:p text:style-name="P27"><text:tab/>min-height<text:tab/>:32px!important<text:tab/><text:tab/>:最低高</text:p>
      <text:p text:style-name="P27"/>
      <text:p text:style-name="P49">　　<text:span text:style-name="T70">④ button.button.normal-button.ui-button-text-only</text:span><text:span text:style-name="T66">：ＣＳＳファイル名</text:span>（borgstyle.css）</text:p>
      <text:p text:style-name="P49"><text:s text:c="6"/>概要<text:tab/>：<text:span text:style-name="T70">アイコンではないボタン</text:span></text:p>
      <text:p text:style-name="P49">　　種別<text:tab/>：クラス</text:p>
      <text:p text:style-name="P46">　　親<text:tab/><text:tab/>：なし</text:p>
      <text:p text:style-name="P49"><text:soft-page-break/>　　プロパティ<text:tab/>：</text:p>
      <text:p text:style-name="P27"><text:tab/>width<text:tab/><text:tab/>:auto !important<text:tab/><text:tab/>:横幅自動調節</text:p>
      <text:p text:style-name="P27"><text:tab/>max-width<text:tab/>:none<text:tab/><text:tab/><text:tab/><text:tab/>:最大幅なし</text:p>
      <text:p text:style-name="P27"><text:tab/>max-height<text:tab/>:32px<text:tab/><text:tab/><text:tab/><text:tab/>:最大高32px</text:p>
      <text:p text:style-name="P27"><text:tab/>min-height<text:tab/>:32px<text:tab/><text:tab/><text:tab/><text:tab/>:最低高32pxを指定して</text:p>
      <text:p text:style-name="P27"><text:tab/>font-size<text:tab/>:0.7em!important<text:tab/><text:tab/>:小さめのテキスト</text:p>
      <text:p text:style-name="P40"><text:tab/>letter-spacing<text:tab/>:normal<text:tab/><text:tab/><text:tab/><text:tab/>:文字同士の間隔を通常にする。</text:p>
      <text:p text:style-name="P40"><text:tab/><text:tab/><text:tab/><text:tab/><text:tab/><text:tab/><text:tab/>:インラインブロック独自の余白対策。</text:p>
      <text:p text:style-name="P25"/>
      <text:p text:style-name="P49">　　<text:span text:style-name="T70">⑤ </text:span><text:span text:style-name="T75">.a_line button.ui-button</text:span><text:span text:style-name="T66">：ＣＳＳファイル名</text:span>（borgstyle.css）</text:p>
      <text:p text:style-name="P49"><text:s text:c="6"/>概要<text:tab/>：<text:span text:style-name="T31">a_lineのボタン</text:span></text:p>
      <text:p text:style-name="P49">　　種別<text:tab/>：クラス</text:p>
      <text:p text:style-name="P46">　　親<text:tab/><text:tab/>：なし</text:p>
      <text:p text:style-name="P49">　　プロパティ<text:tab/>：</text:p>
      <text:p text:style-name="P27"><text:tab/>margin-right<text:tab/>:1%<text:tab/><text:tab/><text:tab/><text:tab/>:右に1%のmargin</text:p>
      <text:p text:style-name="P26"/>
      <text:p text:style-name="P49">　　<text:span text:style-name="T70">⑥ </text:span><text:span text:style-name="T75">.line.edit_buttons</text:span><text:span text:style-name="T66">：ＣＳＳファイル名</text:span>（borgstyle.css）</text:p>
      <text:p text:style-name="P49"><text:s text:c="6"/>概要<text:tab/>：<text:span text:style-name="T31">.line内でのボタン群</text:span></text:p>
      <text:p text:style-name="P49">　　種別<text:tab/>：クラス</text:p>
      <text:p text:style-name="P46">　　親<text:tab/><text:tab/>：なし</text:p>
      <text:p text:style-name="P49">　　プロパティ<text:tab/>：</text:p>
      <text:p text:style-name="P27"><text:tab/>width<text:tab/><text:tab/><text:tab/>:100%<text:tab/><text:tab/><text:tab/>:2段組でない状況をまずは想定して100%の幅</text:p>
      <text:p text:style-name="P25"/>
      <text:p text:style-name="P13">　6)　カレンダー</text:p>
      <text:p text:style-name="P49">　　<text:span text:style-name="T70">① .ui-datepicker</text:span><text:span text:style-name="T66">：ＣＳＳファイル名</text:span>（borgstyle.css）</text:p>
      <text:p text:style-name="P49"><text:s text:c="6"/>概要<text:tab/>：<text:span text:style-name="T70">カレンダーの本体</text:span></text:p>
      <text:p text:style-name="P49">　　種別<text:tab/>：クラス</text:p>
      <text:p text:style-name="P46">　　親<text:tab/><text:tab/>：なし</text:p>
      <text:p text:style-name="P49">　　プロパティ<text:tab/>：</text:p>
      <text:p text:style-name="P27"><text:tab/>z-index<text:tab/><text:tab/><text:tab/>:1000 !important<text:tab/>: z-indexを高くして、他の要素に</text:p>
      <text:p text:style-name="P27"><text:tab/><text:tab/><text:tab/><text:tab/><text:tab/><text:tab/><text:tab/><text:tab/>:隠れないようにする</text:p>
      <text:p text:style-name="P25"/>
      <text:p text:style-name="P13">　7)　オートコンプリート</text:p>
      <text:p text:style-name="P49">　　<text:span text:style-name="T70">① .ui-autocomplete</text:span><text:span text:style-name="T66">：ＣＳＳファイル名</text:span>（borgstyle.css）</text:p>
      <text:p text:style-name="P49"><text:s text:c="6"/>概要<text:tab/>：<text:span text:style-name="T70">jQuery UIのプルダウンメニュー(オートコンプリート)のリスト</text:span></text:p>
      <text:p text:style-name="P49">　　種別<text:tab/>：クラス</text:p>
      <text:p text:style-name="P46">　　親<text:tab/><text:tab/>：なし</text:p>
      <text:p text:style-name="P49">　　プロパティ<text:tab/>：</text:p>
      <text:p text:style-name="P27"><text:tab/><text:span text:style-name="T117">max-height<text:tab/><text:tab/>:50%<text:tab/><text:tab/><text:tab/>:最大表示領域。JavaScriptで上書きされる</text:span></text:p>
      <text:p text:style-name="P28"><text:tab/>overflow-x<text:tab/><text:tab/>:hidden<text:tab/><text:tab/><text:tab/>:テキストが横に飛び出したら表示しない</text:p>
      <text:p text:style-name="P28"><text:tab/>overflow-y<text:tab/><text:tab/>:auto<text:tab/><text:tab/><text:tab/>:表示しきれない項目はスクロール</text:p>
      <text:p text:style-name="P27"/>
      <text:p text:style-name="P49">　　②<text:span text:style-name="T70"> .custom-combobox</text:span><text:span text:style-name="T66">：ＣＳＳファイル名</text:span>（borgstyle.css）</text:p>
      <text:p text:style-name="P49"><text:s text:c="6"/>概要<text:tab/>：<text:span text:style-name="T70">jQuery UIによるオートコンプリート付きコンボボックス</text:span></text:p>
      <text:p text:style-name="P49">　　種別<text:tab/>：クラス</text:p>
      <text:p text:style-name="P46">　　親<text:tab/><text:tab/>：なし</text:p>
      <text:p text:style-name="P49">　　プロパティ<text:tab/>：</text:p>
      <text:p text:style-name="P27"><text:tab/><text:span text:style-name="T117">height<text:tab/><text:tab/><text:tab/>:100%<text:tab/><text:tab/><text:tab/>:外枠に高さをあわせる</text:span></text:p>
      <text:p text:style-name="P27"/>
      <text:p text:style-name="P49">　　<text:span text:style-name="T70">③ .custom-combobox input</text:span><text:span text:style-name="T66">：ＣＳＳファイル名</text:span>（borgstyle.css）</text:p>
      <text:p text:style-name="P49"><text:s text:c="6"/>概要<text:tab/>：<text:span text:style-name="T70">コンボボックスの入力欄</text:span></text:p>
      <text:p text:style-name="P49">　　種別<text:tab/>：タグ</text:p>
      <text:p text:style-name="P46">　　親<text:tab/><text:tab/>：なし</text:p>
      <text:p text:style-name="P49">　　プロパティ<text:tab/>：</text:p>
      <text:p text:style-name="P27"><text:tab/><text:span text:style-name="T117">background<text:tab/><text:tab/>:#FFF<text:tab/><text:tab/><text:tab/>:他のテキストボックスと同じく白にする</text:span></text:p>
      <text:p text:style-name="P27"/>
      <text:p text:style-name="P13">　8)　モーダルダイアログのリンクリスト</text:p>
      <text:p text:style-name="P49">　　<text:span text:style-name="T70">① </text:span><text:span text:style-name="T75">#link-list</text:span><text:span text:style-name="T66">：ＣＳＳファイル名</text:span>（borgstyle.css）</text:p>
      <text:p text:style-name="P49"><text:s text:c="6"/>概要<text:tab/>：<text:span text:style-name="T75">リンクリストのダイアログ</text:span></text:p>
      <text:p text:style-name="P49">　　種別<text:tab/>：ID</text:p>
      <text:p text:style-name="P46">　　親<text:tab/><text:tab/>：なし</text:p>
      <text:p text:style-name="P49">　　プロパティ<text:tab/>：</text:p>
      <text:p text:style-name="P28"><text:tab/>list-style<text:tab/><text:tab/>:none<text:tab/><text:tab/><text:tab/>:リストの先頭につく文字を消す</text:p>
      <text:p text:style-name="P28"><text:tab/>padding<text:tab/><text:tab/><text:tab/>:0<text:tab/><text:tab/><text:tab/>:ulに最初から入っているpaddingを消す</text:p>
      <text:p text:style-name="P27"/>
      <text:p text:style-name="P49">　　<text:span text:style-name="T70">② </text:span><text:span text:style-name="T75">#link-list li</text:span><text:span text:style-name="T66">：ＣＳＳファイル名</text:span>（borgstyle.css）</text:p>
      <text:p text:style-name="P49"><text:soft-page-break/><text:s text:c="6"/>概要<text:tab/>：<text:span text:style-name="T75">リンクリストの項目</text:span></text:p>
      <text:p text:style-name="P49">　　種別<text:tab/>：タグ</text:p>
      <text:p text:style-name="P46">　　親<text:tab/><text:tab/>：なし</text:p>
      <text:p text:style-name="P49">　　プロパティ<text:tab/>：</text:p>
      <text:p text:style-name="P27"><text:tab/><text:span text:style-name="T117">line-height<text:tab/><text:tab/>:30px<text:tab/><text:tab/><text:tab/>:文字の高さ</text:span></text:p>
      <text:p text:style-name="P27"/>
      <text:p text:style-name="P49">　　<text:span text:style-name="T70">③ </text:span><text:span text:style-name="T75">#link-list li span:hover</text:span><text:span text:style-name="T66">：ＣＳＳファイル名</text:span>（borgstyle.css）</text:p>
      <text:p text:style-name="P49"><text:s text:c="6"/>概要<text:tab/>：<text:span text:style-name="T75">リンクリストの項目にカーソルを重ねたときの変化</text:span></text:p>
      <text:p text:style-name="P49">　　種別<text:tab/>：タグ</text:p>
      <text:p text:style-name="P46">　　親<text:tab/><text:tab/>：なし</text:p>
      <text:p text:style-name="P49">　　プロパティ<text:tab/>：</text:p>
      <text:p text:style-name="P27"><text:tab/><text:span text:style-name="T117">color<text:tab/><text:tab/><text:tab/>:#FFF<text:tab/><text:tab/><text:tab/>:色</text:span></text:p>
      <text:p text:style-name="P28"><text:tab/>background<text:tab/><text:tab/>:#999<text:tab/><text:tab/><text:tab/>:背景色</text:p>
      <text:p text:style-name="P13"/>
      <text:p text:style-name="P49">　　<text:span text:style-name="T70">④ </text:span><text:span text:style-name="T75">#link-list li span</text:span><text:span text:style-name="T66">：ＣＳＳファイル名</text:span>（borgstyle.css）</text:p>
      <text:p text:style-name="P49"><text:s text:c="6"/>概要<text:tab/>：<text:span text:style-name="T75">リンクリストの項目の文字の部分</text:span></text:p>
      <text:p text:style-name="P49">　　種別<text:tab/>：タグ</text:p>
      <text:p text:style-name="P46">　　親<text:tab/><text:tab/>：なし</text:p>
      <text:p text:style-name="P49">　　プロパティ<text:tab/>：</text:p>
      <text:p text:style-name="P27"><text:tab/><text:span text:style-name="T118">padding<text:tab/><text:tab/><text:tab/>:1px 5px<text:tab/><text:tab/>:少々枠の範囲を広げる</text:span></text:p>
      <text:p text:style-name="P29"><text:tab/>border-radius<text:tab/><text:tab/>:5px <text:tab/><text:tab/><text:tab/>:角に丸みをつける</text:p>
      <text:p text:style-name="P27"/>
      <text:p text:style-name="P13">　9)　ヘッダーアイテム</text:p>
      <text:p text:style-name="P49">　　<text:span text:style-name="T70">① </text:span><text:span text:style-name="T75">#header h1</text:span><text:span text:style-name="T66">：ＣＳＳファイル名</text:span>（borgstyle.css）</text:p>
      <text:p text:style-name="P49"><text:s text:c="6"/>概要<text:tab/>：<text:span text:style-name="T75">タイトルの文字部分</text:span></text:p>
      <text:p text:style-name="P49">　　種別<text:tab/>：ID</text:p>
      <text:p text:style-name="P46">　　親<text:tab/><text:tab/>：なし</text:p>
      <text:p text:style-name="P49">　　プロパティ<text:tab/>：</text:p>
      <text:p text:style-name="P28"><text:tab/><text:span text:style-name="T119">margin<text:tab/><text:tab/><text:tab/>:0<text:tab/><text:tab/><text:tab/>:余白を0にする</text:span></text:p>
      <text:p text:style-name="P30"><text:tab/>display<text:tab/><text:tab/><text:tab/>:inline<text:tab/><text:tab/><text:tab/>:インライン要素にする</text:p>
      <text:p text:style-name="P30"><text:tab/>text-align<text:tab/><text:tab/>:left<text:tab/><text:tab/><text:tab/>:左寄せにする</text:p>
      <text:p text:style-name="P30"><text:tab/>color<text:tab/><text:tab/><text:tab/>:#888<text:tab/><text:tab/><text:tab/>:文字を薄めの灰色にする</text:p>
      <text:p text:style-name="P27"/>
      <text:p text:style-name="P49">　　<text:span text:style-name="T70">② </text:span><text:span text:style-name="T75">#header-buttons .close-button</text:span><text:span text:style-name="T66">：ＣＳＳファイル名</text:span>（borgstyle.css）</text:p>
      <text:p text:style-name="P49"><text:s text:c="6"/>概要<text:tab/>：<text:span text:style-name="T75">ヘッダー内のボタン領域</text:span></text:p>
      <text:p text:style-name="P49">　　種別<text:tab/>：クラス</text:p>
      <text:p text:style-name="P46">　　親<text:tab/><text:tab/>：なし</text:p>
      <text:p text:style-name="P49">　　プロパティ<text:tab/>：</text:p>
      <text:p text:style-name="P30"><text:tab/>margin-right<text:tab/><text:tab/>:0<text:tab/><text:tab/><text:tab/>:右marginなし</text:p>
      <text:p text:style-name="P30"><text:tab/>float<text:tab/><text:tab/><text:tab/>:right<text:tab/><text:tab/><text:tab/>:右に寄せる</text:p>
      <text:p text:style-name="P27"/>
      <text:p text:style-name="P49">　　<text:span text:style-name="T70">③ </text:span><text:span text:style-name="T75">#header-buttons .setting-button</text:span><text:span text:style-name="T66">：ＣＳＳファイル名</text:span>（borgstyle.css）</text:p>
      <text:p text:style-name="P49"><text:s text:c="6"/>概要<text:tab/>：<text:span text:style-name="T75">ヘッダー内の設定(リンクリストをコールする)ボタン</text:span></text:p>
      <text:p text:style-name="P49">　　種別<text:tab/>：クラス</text:p>
      <text:p text:style-name="P46">　　親<text:tab/><text:tab/>：なし</text:p>
      <text:p text:style-name="P49">　　プロパティ<text:tab/>：</text:p>
      <text:p text:style-name="P30"><text:tab/>float<text:tab/><text:tab/><text:tab/>:right<text:tab/><text:tab/><text:tab/>:右寄せ</text:p>
      <text:p text:style-name="P30"><text:tab/>margin-right<text:tab/><text:tab/>:3.5%<text:tab/><text:tab/><text:tab/>:右のボタンとの間に余白</text:p>
      <text:p text:style-name="P23"/>
      <text:p text:style-name="P10">　10)　トップページ(fig1)アイテム</text:p>
      <text:p text:style-name="P49">　　<text:span text:style-name="T70">① </text:span><text:span text:style-name="T75">button.button.ui-button.top_page_button,</text:span></text:p>
      <text:p text:style-name="P49"><text:span text:style-name="T75">　　　 div.top_page_button,div.top_page_button</text:span><text:span text:style-name="T66">：ＣＳＳファイル名</text:span>（borgstyle.css）</text:p>
      <text:p text:style-name="P49"><text:s text:c="6"/>概要<text:tab/>：<text:span text:style-name="T75">トップページ(fig1)のボタン</text:span></text:p>
      <text:p text:style-name="P49">　　種別<text:tab/>：クラス</text:p>
      <text:p text:style-name="P46">　　親<text:tab/><text:tab/>：なし</text:p>
      <text:p text:style-name="P49">　　プロパティ<text:tab/>：</text:p>
      <text:p text:style-name="P33"><text:tab/>width<text:tab/><text:tab/><text:tab/>:40%<text:tab/><text:tab/><text:tab/>:幅</text:p>
      <text:p text:style-name="P33"><text:tab/>height<text:tab/><text:tab/><text:tab/>:100%<text:tab/><text:tab/><text:tab/>:高さ100%</text:p>
      <text:p text:style-name="P33"><text:tab/>zoom<text:tab/><text:tab/><text:tab/>:1 <text:s text:c="3"/><text:tab/><text:tab/><text:tab/>:for IE</text:p>
      <text:p text:style-name="P33"><text:tab/>cursor<text:tab/><text:tab/><text:tab/>:pointer<text:tab/><text:tab/><text:tab/>:カーソルを指差しにする</text:p>
      <text:p text:style-name="P33"><text:tab/>max-height<text:tab/><text:tab/>:100%!important<text:tab/>:高さを変えない</text:p>
      <text:p text:style-name="P27"/>
      <text:p text:style-name="P49">　　<text:span text:style-name="T70">② </text:span><text:span text:style-name="T75">div.top_page_button button</text:span><text:span text:style-name="T66">：ＣＳＳファイル名</text:span>（borgstyle.css）</text:p>
      <text:p text:style-name="P49"><text:s text:c="6"/>概要<text:tab/>：<text:span text:style-name="T75">トップページの小さなボタン</text:span></text:p>
      <text:p text:style-name="P49">　　種別<text:tab/>：タグ</text:p>
      <text:p text:style-name="P46">　　親<text:tab/><text:tab/>：なし</text:p>
      <text:p text:style-name="P49"><text:soft-page-break/>　　プロパティ<text:tab/>：</text:p>
      <text:p text:style-name="P30"><text:tab/><text:span text:style-name="T120">margin<text:tab/><text:tab/><text:tab/>:0!important<text:tab/><text:tab/>:marginをなくす</text:span></text:p>
      <text:p text:style-name="P33"><text:tab/>width<text:tab/><text:tab/><text:tab/>:48%!important<text:tab/>:幅を指定</text:p>
      <text:p text:style-name="P33"><text:tab/>font-size<text:tab/><text:tab/>:0.9em<text:tab/><text:tab/><text:tab/>:フォントを小さめに</text:p>
      <text:p text:style-name="P24"/>
      <text:p text:style-name="P10">　11)　<text:span text:style-name="T38">段組みテキストボックスレイアウト</text:span></text:p>
      <text:p text:style-name="P49">　　<text:span text:style-name="T69">① </text:span><text:span text:style-name="T75">.parallel-text input</text:span><text:span text:style-name="T66">：ＣＳＳファイル名</text:span>（borgstyle.css）</text:p>
      <text:p text:style-name="P49"><text:s text:c="6"/>概要<text:tab/>：<text:span text:style-name="T75">二段組テキストボックスのテキストボックス部分</text:span></text:p>
      <text:p text:style-name="P49">　　種別<text:tab/>：タグ</text:p>
      <text:p text:style-name="P46">　　親<text:tab/><text:tab/>：なし</text:p>
      <text:p text:style-name="P49">　　プロパティ<text:tab/>：</text:p>
      <text:p text:style-name="P33"><text:tab/><text:span text:style-name="T121">height<text:tab/><text:tab/><text:tab/>:100%<text:tab/><text:tab/><text:tab/>:テキストボックスの高さを100%に指定</text:span></text:p>
      <text:p text:style-name="P27"/>
      <text:p text:style-name="P49">　　<text:span text:style-name="T69">② </text:span><text:span text:style-name="T82">.parallel-text.right</text:span><text:span text:style-name="T66">：ＣＳＳファイル名</text:span>（borgstyle.css）</text:p>
      <text:p text:style-name="P49"><text:s text:c="6"/>概要<text:tab/>：<text:span text:style-name="T82">2段組みテキストボックス領域の右に置く側</text:span></text:p>
      <text:p text:style-name="P49">　　種別<text:tab/>：クラス</text:p>
      <text:p text:style-name="P46">　　親<text:tab/><text:tab/>：なし</text:p>
      <text:p text:style-name="P49">　　プロパティ<text:tab/>：</text:p>
      <text:p text:style-name="P30"><text:tab/><text:span text:style-name="T121">width<text:tab/><text:tab/><text:tab/>:50%<text:tab/><text:tab/><text:tab/>:幅を50%に指定</text:span></text:p>
      <text:p text:style-name="P34"><text:tab/>float<text:tab/><text:tab/><text:tab/>:right<text:tab/><text:tab/><text:tab/>:右に寄せる</text:p>
      <text:p text:style-name="P33"/>
      <text:p text:style-name="P49">　　<text:span text:style-name="T69">③ </text:span><text:span text:style-name="T82">.parallel-text.left</text:span><text:span text:style-name="T66">：ＣＳＳファイル名</text:span>（borgstyle.css）</text:p>
      <text:p text:style-name="P49"><text:s text:c="6"/>概要<text:tab/>：<text:span text:style-name="T69"> </text:span><text:span text:style-name="T82">2段組みテキストボックス領域の左に置く側</text:span></text:p>
      <text:p text:style-name="P49">　　種別<text:tab/>：クラス</text:p>
      <text:p text:style-name="P46">　　親<text:tab/><text:tab/>：なし</text:p>
      <text:p text:style-name="P49">　　プロパティ<text:tab/>：</text:p>
      <text:p text:style-name="P33"><text:tab/><text:span text:style-name="T121">width<text:tab/><text:tab/><text:tab/>:50%<text:tab/><text:tab/><text:tab/>:幅を50%に指定</text:span></text:p>
      <text:p text:style-name="P34"><text:tab/>float<text:tab/><text:tab/><text:tab/>:left<text:tab/><text:tab/><text:tab/>:左に寄せる</text:p>
      <text:p text:style-name="P27"/>
      <text:p text:style-name="P49">　　<text:span text:style-name="T69">④ </text:span><text:span text:style-name="T82">.parallel-text input.textbox_S</text:span><text:span text:style-name="T66">：ＣＳＳファイル名</text:span>（borgstyle.css）</text:p>
      <text:p text:style-name="P49"><text:s text:c="6"/>概要<text:tab/>：<text:span text:style-name="T82">2段組みテキストボックス領域の短いテキストボックス</text:span></text:p>
      <text:p text:style-name="P49">　　種別<text:tab/>：タグ</text:p>
      <text:p text:style-name="P46">　　親<text:tab/><text:tab/>：なし</text:p>
      <text:p text:style-name="P49">　　プロパティ<text:tab/>：</text:p>
      <text:p text:style-name="P30"><text:tab/><text:span text:style-name="T121">width<text:tab/><text:tab/><text:tab/>:55%<text:tab/><text:tab/><text:tab/>:幅を55%に指定</text:span></text:p>
      <text:p text:style-name="P33"/>
      <text:p text:style-name="P49">　　<text:span text:style-name="T69">⑤ </text:span><text:span text:style-name="T83">.parallel-text.two-tb input.textbox_S </text:span><text:span text:style-name="T66">：ＣＳＳファイル名</text:span>（borgstyle.css）</text:p>
      <text:p text:style-name="P49"><text:s text:c="6"/>概要<text:tab/>：<text:span text:style-name="T83">2個入りの2段組みテキストボックス領域のテキストボックス</text:span></text:p>
      <text:p text:style-name="P49">　　種別<text:tab/>：クラス</text:p>
      <text:p text:style-name="P46">　　親<text:tab/><text:tab/>：なし</text:p>
      <text:p text:style-name="P49">　　プロパティ<text:tab/>：</text:p>
      <text:p text:style-name="P34"><text:tab/>width<text:tab/><text:tab/><text:tab/>:25%!important<text:tab/>:幅を25%に指定</text:p>
      <text:p text:style-name="P27"/>
      <text:p text:style-name="P49">　　<text:span text:style-name="T69">⑥ </text:span><text:span text:style-name="T83">.parallel-text label</text:span><text:span text:style-name="T66">：ＣＳＳファイル名</text:span>（borgstyle.css）</text:p>
      <text:p text:style-name="P49"><text:s text:c="6"/>概要<text:tab/>：<text:span text:style-name="T83">二段組テキストボックスのラベル部分</text:span></text:p>
      <text:p text:style-name="P49">　　種別<text:tab/>：タグ</text:p>
      <text:p text:style-name="P46">　　親<text:tab/><text:tab/>：なし</text:p>
      <text:p text:style-name="P49">　　プロパティ<text:tab/>：</text:p>
      <text:p text:style-name="P30"><text:tab/><text:span text:style-name="T121">width<text:tab/><text:tab/><text:tab/>:27%<text:tab/><text:tab/><text:tab/>:幅を27%取る</text:span></text:p>
      <text:p text:style-name="P34"><text:tab/>min-width<text:tab/><text:tab/>:40px<text:tab/><text:tab/><text:tab/>:最低幅を指定する</text:p>
      <text:p text:style-name="P34"><text:tab/>max-height<text:tab/><text:tab/>:32px<text:tab/><text:tab/><text:tab/>:最大の高さを指定</text:p>
      <text:p text:style-name="P2"><text:tab/>letter-spacing<text:tab/><text:tab/>: normal<text:tab/> <text:tab/>:文字同士の間隔を通常にする。</text:p>
      <text:p text:style-name="P2"><text:tab/><text:tab/><text:tab/><text:tab/><text:tab/><text:tab/><text:tab/>:インラインブロック独自の余白対策。</text:p>
      <text:p text:style-name="P33"/>
      <text:p text:style-name="P49">　　<text:span text:style-name="T69">⑦ </text:span><text:span text:style-name="T83">.parallel-text button.ui-button</text:span><text:span text:style-name="T66">：ＣＳＳファイル名</text:span>（borgstyle.css）</text:p>
      <text:p text:style-name="P49"><text:s text:c="6"/>概要<text:tab/>：<text:span text:style-name="T83">二段組テキストボックスのボタン</text:span></text:p>
      <text:p text:style-name="P49">　　種別<text:tab/>：クラス</text:p>
      <text:p text:style-name="P46">　　親<text:tab/><text:tab/>：なし</text:p>
      <text:p text:style-name="P49">　　プロパティ<text:tab/>：</text:p>
      <text:p text:style-name="P33"><text:tab/><text:span text:style-name="T121">margin-left<text:tab/><text:tab/>:7.5px<text:tab/><text:tab/><text:tab/>:左margin</text:span></text:p>
      <text:p text:style-name="P34"><text:tab/>margin-right<text:tab/><text:tab/>:0<text:tab/><text:tab/><text:tab/>:右marginをなくす</text:p>
      <text:p text:style-name="P34"><text:tab/><text:span text:style-name="T123">letter-spacing<text:tab/><text:tab/>:normal<text:tab/><text:tab/><text:tab/>:文字同士の間隔を通常にする。</text:span></text:p>
      <text:p text:style-name="P2"><text:tab/><text:tab/><text:tab/><text:tab/><text:tab/><text:tab/><text:tab/>:インラインブロック独自の余白対策。</text:p>
      <text:p text:style-name="P27"/>
      <text:p text:style-name="P49">　　<text:span text:style-name="T69">⑧ </text:span><text:span text:style-name="T83">.parallel-text button.ui-datepicker-trigger.ui-button</text:span><text:span text:style-name="T66">：ＣＳＳファイル名</text:span>（borgstyle.css）</text:p>
      <text:p text:style-name="P49"><text:s text:c="6"/>概要<text:tab/>：<text:span text:style-name="T83">二段組テキストボックスのカレンダーボタン</text:span></text:p>
      <text:p text:style-name="P49"><text:soft-page-break/>　　種別<text:tab/>：タグ</text:p>
      <text:p text:style-name="P46">　　親<text:tab/><text:tab/>：なし</text:p>
      <text:p text:style-name="P49">　　プロパティ<text:tab/>：</text:p>
      <text:p text:style-name="P30"><text:tab/><text:span text:style-name="T121">margin-left<text:tab/><text:tab/>:7.5px<text:tab/><text:tab/><text:tab/>:左margin</text:span></text:p>
      <text:p text:style-name="P33"/>
      <text:p text:style-name="P49">　　<text:span text:style-name="T69">⑨ </text:span><text:span text:style-name="T83">.parallel-text .custom-combobox input</text:span><text:span text:style-name="T66">：ＣＳＳファイル名</text:span>（borgstyle.css）</text:p>
      <text:p text:style-name="P49"><text:s text:c="6"/>概要<text:tab/>：<text:span text:style-name="T83">二段組テキストボックスのコンボボックスのテキストボックス</text:span></text:p>
      <text:p text:style-name="P49">　　種別<text:tab/>：タグ</text:p>
      <text:p text:style-name="P46">　　親<text:tab/><text:tab/>：なし</text:p>
      <text:p text:style-name="P49">　　プロパティ<text:tab/>：</text:p>
      <text:p text:style-name="P33"><text:tab/><text:span text:style-name="T121">width<text:tab/><text:tab/><text:tab/>:55.0%<text:tab/><text:tab/><text:tab/>:幅</text:span></text:p>
      <text:p text:style-name="P34"><text:tab/>padding<text:tab/><text:tab/><text:tab/>:0 1%<text:tab/><text:tab/><text:tab/>:左右にpadding</text:p>
      <text:p text:style-name="P27"/>
      <text:p text:style-name="P49">　　<text:span text:style-name="T69">➉ </text:span><text:span text:style-name="T83">span.two-tb #filter-list-before</text:span><text:span text:style-name="T66">：ＣＳＳファイル名</text:span>（borgstyle.css）</text:p>
      <text:p text:style-name="P49"><text:s text:c="6"/>概要<text:tab/>：<text:span text:style-name="T83">二段組テキストボックスのボタン</text:span></text:p>
      <text:p text:style-name="P49">　　種別<text:tab/>：ID</text:p>
      <text:p text:style-name="P46">　　親<text:tab/><text:tab/>：なし</text:p>
      <text:p text:style-name="P49">　　プロパティ<text:tab/>：</text:p>
      <text:p text:style-name="P2"><text:tab/>display<text:tab/><text:tab/><text:tab/>: inline-block<text:tab/><text:tab/>:インラインブロックとして扱う</text:p>
      <text:p text:style-name="P33"/>
      <text:p text:style-name="P49">　　⑪<text:span text:style-name="T70"> </text:span><text:span text:style-name="T83">.two-tb .textbox_S</text:span><text:span text:style-name="T66">：ＣＳＳファイル名</text:span>（borgstyle.css）</text:p>
      <text:p text:style-name="P49"><text:s text:c="6"/>概要<text:tab/>：<text:span text:style-name="T83">期間絞り込みのテキストボックス</text:span></text:p>
      <text:p text:style-name="P49">　　種別<text:tab/>：クラス</text:p>
      <text:p text:style-name="P46">　　親<text:tab/><text:tab/>：なし</text:p>
      <text:p text:style-name="P49">　　プロパティ<text:tab/>：</text:p>
      <text:p text:style-name="P2"><text:tab/>min-width<text:tab/><text:tab/>:62px!important<text:tab/>:最低限の幅を指定して固定する</text:p>
      <text:p text:style-name="P2"><text:tab/>max-width<text:tab/><text:tab/>:62px!important<text:tab/>:最大の幅を指定して固定する</text:p>
      <text:p text:style-name="P2"><text:tab/>max-height<text:tab/><text:tab/>:32px<text:tab/><text:tab/><text:tab/>:最大高 </text:p>
      <text:p text:style-name="P27"/>
      <text:p text:style-name="P49">　　<text:span text:style-name="T69">⑫ </text:span><text:span text:style-name="T83">.two-tb label.from-to</text:span><text:span text:style-name="T66">：ＣＳＳファイル名</text:span>（borgstyle.css）</text:p>
      <text:p text:style-name="P49"><text:s text:c="6"/>概要<text:tab/>：<text:span text:style-name="T83">期間絞り込みの〜の文字</text:span></text:p>
      <text:p text:style-name="P49">　　種別<text:tab/>：クラス</text:p>
      <text:p text:style-name="P46">　　親<text:tab/><text:tab/>：なし</text:p>
      <text:p text:style-name="P49">　　プロパティ<text:tab/>：</text:p>
      <text:p text:style-name="P2"><text:tab/>width<text:tab/><text:tab/><text:tab/>:auto!important<text:tab/><text:tab/>:幅を自動調整</text:p>
      <text:p text:style-name="P2"><text:tab/>min-width<text:tab/><text:tab/>:10px!important<text:tab/>:最低幅を指定する。</text:p>
      <text:p text:style-name="P2"><text:tab/>font-size<text:tab/><text:tab/>:12px<text:tab/><text:tab/><text:tab/>:サイズを微調整する。</text:p>
      <text:p text:style-name="P2"><text:tab/>margin<text:tab/><text:tab/><text:tab/>:0 0 0 5px<text:tab/><text:tab/>:左にmarginを挿入する。</text:p>
      <text:p text:style-name="P27"/>
      <text:p text:style-name="P13">　12)　<text:span text:style-name="T42">各ページごとのparallel-textのラベル幅設定</text:span></text:p>
      <text:p text:style-name="P49">　　<text:span text:style-name="T69">① </text:span><text:span text:style-name="T83">.label_max2 .parallel-text label:first-child</text:span><text:span text:style-name="T66">：ＣＳＳファイル名</text:span>（borgstyle.css）</text:p>
      <text:p text:style-name="P49"><text:s text:c="6"/>概要<text:tab/>：<text:span text:style-name="T83">最大2文字のparallel-textのラベル</text:span></text:p>
      <text:p text:style-name="P49">　　種別<text:tab/>：タグ</text:p>
      <text:p text:style-name="P46">　　親<text:tab/><text:tab/>：なし</text:p>
      <text:p text:style-name="P49">　　プロパティ<text:tab/>：</text:p>
      <text:p text:style-name="P33"><text:tab/><text:span text:style-name="T124">min-width<text:tab/><text:tab/>:31px!important<text:tab/>:固定幅指定</text:span></text:p>
      <text:p text:style-name="P9"><text:tab/>max-width<text:tab/><text:tab/>:31px!important<text:tab/>:固定幅指定</text:p>
      <text:p text:style-name="P27"/>
      <text:p text:style-name="P49">　　<text:span text:style-name="T69">② </text:span><text:span text:style-name="T83">.label_max5 .parallel-text label:first-child</text:span><text:span text:style-name="T66">：ＣＳＳファイル名</text:span>（borgstyle.css）</text:p>
      <text:p text:style-name="P49"><text:s text:c="6"/>概要<text:tab/>：<text:span text:style-name="T83">最大5文字のparallel-textのラベル</text:span></text:p>
      <text:p text:style-name="P49">　　種別<text:tab/>：タグ</text:p>
      <text:p text:style-name="P46">　　親<text:tab/><text:tab/>：なし</text:p>
      <text:p text:style-name="P49">　　プロパティ<text:tab/>：</text:p>
      <text:p text:style-name="P33"><text:tab/><text:span text:style-name="T124">min-width<text:tab/><text:tab/>:72px!important<text:tab/>:固定幅指定</text:span></text:p>
      <text:p text:style-name="P9"><text:tab/>max-width<text:tab/><text:tab/>:72px!important<text:tab/>:固定幅指定</text:p>
      <text:p text:style-name="P33"/>
      <text:p text:style-name="P49">　　<text:span text:style-name="T69">③ </text:span><text:span text:style-name="T83">.label_max6 .parallel-text label:first-child</text:span><text:span text:style-name="T66">：ＣＳＳファイル名</text:span>（borgstyle.css）</text:p>
      <text:p text:style-name="P49"><text:s text:c="6"/>概要<text:tab/>：<text:span text:style-name="T69"> </text:span><text:span text:style-name="T83">最大６文字のparallel-textのラベル</text:span></text:p>
      <text:p text:style-name="P49">　　種別<text:tab/>：タグ</text:p>
      <text:p text:style-name="P46">　　親<text:tab/><text:tab/>：なし</text:p>
      <text:p text:style-name="P49">　　プロパティ<text:tab/>：</text:p>
      <text:p text:style-name="P33"><text:tab/><text:span text:style-name="T124">min-width<text:tab/><text:tab/>:86px<text:tab/><text:tab/><text:tab/>:固定幅指定</text:span></text:p>
      <text:p text:style-name="P9"><text:tab/>max-width<text:tab/><text:tab/>:86px<text:tab/><text:tab/><text:tab/>:固定幅指定</text:p>
      <text:p text:style-name="P27"/>
      <text:p text:style-name="P49">　　<text:span text:style-name="T69">④ </text:span><text:span text:style-name="T83">#fig7-1 .parallel-text.right</text:span><text:span text:style-name="T66">：ＣＳＳファイル名</text:span>（borgstyle.css）</text:p>
      <text:p text:style-name="P49"><text:s text:c="6"/>概要<text:tab/>：<text:span text:style-name="T83">過去在庫のテキストボックス領域</text:span></text:p>
      <text:p text:style-name="P49"><text:soft-page-break/>　　種別<text:tab/>：クラス</text:p>
      <text:p text:style-name="P46">　　親<text:tab/><text:tab/>：なし</text:p>
      <text:p text:style-name="P49">　　プロパティ<text:tab/>：</text:p>
      <text:p text:style-name="P30"><text:tab/><text:span text:style-name="T124">text-align<text:tab/><text:tab/>:right<text:tab/><text:tab/><text:tab/>:右に寄せる</text:span></text:p>
      <text:p text:style-name="P33"/>
      <text:p text:style-name="P49">　　<text:span text:style-name="T69">⑤ </text:span><text:span text:style-name="T83">#fig7-1 .parallel-text.right </text:span><text:span text:style-name="T85">label:first-child</text:span><text:span text:style-name="T66">：ＣＳＳファイル名</text:span>（borgstyle.css）</text:p>
      <text:p text:style-name="P49"><text:s text:c="6"/>概要<text:tab/>：<text:span text:style-name="T83">過去在庫のテキストボックス領域のラベル</text:span></text:p>
      <text:p text:style-name="P49">　　種別<text:tab/>：クラス</text:p>
      <text:p text:style-name="P46">　　親<text:tab/><text:tab/>：なし</text:p>
      <text:p text:style-name="P49">　　プロパティ<text:tab/>：</text:p>
      <text:p text:style-name="P34"><text:tab/><text:span text:style-name="T124">margin-right<text:tab/><text:tab/>:2px<text:tab/><text:tab/><text:tab/>:右margin</text:span></text:p>
      <text:p text:style-name="P27"/>
      <text:p text:style-name="P49">　　<text:span text:style-name="T69">⑥ </text:span><text:span text:style-name="T83">#fig9 #detail .parallel-text label:first-child</text:span><text:span text:style-name="T66">：ＣＳＳファイル名</text:span>（borgstyle.css）</text:p>
      <text:p text:style-name="P49"><text:s text:c="6"/>概要<text:tab/>：<text:span text:style-name="T83">ユーザー詳細設定タブのテキストボックス領域のラベル</text:span></text:p>
      <text:p text:style-name="P49">　　種別<text:tab/>：タグ</text:p>
      <text:p text:style-name="P46">　　親<text:tab/><text:tab/>：なし</text:p>
      <text:p text:style-name="P49">　　プロパティ<text:tab/>：</text:p>
      <text:p text:style-name="P9"><text:tab/>width<text:tab/><text:tab/><text:tab/>:40px<text:tab/><text:tab/><text:tab/>:固定幅指定 </text:p>
      <text:p text:style-name="P9"><text:tab/>margin-right<text:tab/><text:tab/>:5px <text:s/><text:tab/><text:tab/><text:tab/>:ラベルとプルダウンメニューとの間に適切な間隔を取る。</text:p>
      <text:p text:style-name="P33"/>
      <text:p text:style-name="P49">　　<text:span text:style-name="T69">⑦ </text:span><text:span text:style-name="T74">#fig13 .parallel-text label:first-child</text:span><text:span text:style-name="T66">：ＣＳＳファイル名</text:span>（borgstyle.css）</text:p>
      <text:p text:style-name="P49"><text:s text:c="6"/>概要<text:tab/>：<text:span text:style-name="T74">入出金管理画面のテキストボックス領域のラベル</text:span></text:p>
      <text:p text:style-name="P49">　　種別<text:tab/>：タグ</text:p>
      <text:p text:style-name="P46">　　親<text:tab/><text:tab/>：なし</text:p>
      <text:p text:style-name="P49">　　プロパティ<text:tab/>：</text:p>
      <text:p text:style-name="P33"><text:tab/><text:span text:style-name="T124">width<text:tab/><text:tab/>:40px<text:tab/><text:tab/><text:tab/>:固定幅指定 </text:span></text:p>
      <text:p text:style-name="P27"/>
      <text:p text:style-name="P49">　　<text:span text:style-name="T69">⑧ </text:span><text:span text:style-name="T74">#fig13-2 .parallel-text label:first-child</text:span><text:span text:style-name="T66">：ＣＳＳファイル名</text:span>（borgstyle.css）</text:p>
      <text:p text:style-name="P49"><text:s text:c="6"/>概要<text:tab/>：<text:span text:style-name="T74">出金画面のテキストボックス領域のラベル</text:span></text:p>
      <text:p text:style-name="P49">　　種別<text:tab/>：タグ</text:p>
      <text:p text:style-name="P46">　　親<text:tab/><text:tab/>：なし</text:p>
      <text:p text:style-name="P49">　　プロパティ<text:tab/>：</text:p>
      <text:p text:style-name="P33"><text:tab/><text:span text:style-name="T124">width<text:tab/><text:tab/>:75px<text:tab/><text:tab/><text:tab/>:固定幅指定 </text:span></text:p>
      <text:p text:style-name="P33"/>
      <text:p text:style-name="P49">　　<text:span text:style-name="T69">⑨ </text:span><text:span text:style-name="T74">#fig13-3 .parallel-text label:first-child</text:span><text:span text:style-name="T66">：ＣＳＳファイル名</text:span>（borgstyle.css）</text:p>
      <text:p text:style-name="P49"><text:s text:c="6"/>概要<text:tab/>：<text:span text:style-name="T74">入金管理画面のテキストボックス領域のラベル</text:span></text:p>
      <text:p text:style-name="P49">　　種別<text:tab/>：タグ</text:p>
      <text:p text:style-name="P46">　　親<text:tab/><text:tab/>：なし</text:p>
      <text:p text:style-name="P49">　　プロパティ<text:tab/>：</text:p>
      <text:p text:style-name="P33"><text:tab/><text:span text:style-name="T124">width<text:tab/><text:tab/>:75px<text:tab/><text:tab/><text:tab/>:固定幅指定 </text:span></text:p>
      <text:p text:style-name="P27"/>
      <text:p text:style-name="P13">　13)　<text:span text:style-name="T43">PDF出力ボタン関連</text:span></text:p>
      <text:p text:style-name="P49">　　<text:span text:style-name="T69">① </text:span><text:span text:style-name="T74">span.two-str-button button</text:span><text:span text:style-name="T66">：ＣＳＳファイル名</text:span>（borgstyle.css）</text:p>
      <text:p text:style-name="P49"><text:s text:c="6"/>概要<text:tab/>：<text:span text:style-name="T86">PDF出力ボタンの1個1個</text:span></text:p>
      <text:p text:style-name="P49">　　種別<text:tab/>：タグ</text:p>
      <text:p text:style-name="P46">　　親<text:tab/><text:tab/>：なし</text:p>
      <text:p text:style-name="P49">　　プロパティ<text:tab/>：</text:p>
      <text:p text:style-name="P35"><text:tab/>float<text:tab/><text:tab/>:none!important<text:tab/>:寄せない</text:p>
      <text:p text:style-name="P35"><text:tab/>margin-left<text:tab/>:2px<text:tab/><text:tab/><text:tab/>:左に最低限の余白</text:p>
      <text:p text:style-name="P27"/>
      <text:p text:style-name="P49">　　<text:span text:style-name="T69">② </text:span><text:span text:style-name="T86">span.two-str-button</text:span><text:span text:style-name="T66">：ＣＳＳファイル名</text:span>（borgstyle.css）</text:p>
      <text:p text:style-name="P49"><text:s text:c="6"/>概要<text:tab/>：<text:span text:style-name="T74">PDF出力ボタンの枠となるタグ</text:span></text:p>
      <text:p text:style-name="P49">　　種別<text:tab/>：クラス</text:p>
      <text:p text:style-name="P46">　　親<text:tab/><text:tab/>：なし</text:p>
      <text:p text:style-name="P49">　　プロパティ<text:tab/>：</text:p>
      <text:p text:style-name="P33"><text:tab/><text:span text:style-name="T125">display<text:tab/><text:tab/>:inline-block<text:tab/><text:tab/>:インラインブロック扱い</text:span></text:p>
      <text:p text:style-name="P35"><text:tab/>float<text:tab/><text:tab/>:right<text:tab/><text:tab/><text:tab/>:右寄せ</text:p>
      <text:p text:style-name="P35"><text:tab/>letter-spacing<text:tab/>:-.33em<text:tab/><text:tab/>:文字間を詰めて隙間を削除する</text:p>
      <text:p text:style-name="P33"/>
      <text:p text:style-name="P49">　　<text:span text:style-name="T69">③ </text:span><text:span text:style-name="T74">.has-two-str-button .two-str-button:first-child button:last-child</text:span><text:span text:style-name="T66">：ＣＳＳファイル名</text:span>（borgstyle.css）</text:p>
      <text:p text:style-name="P49"><text:s text:c="6"/>概要<text:tab/>：<text:span text:style-name="T69"> </text:span><text:span text:style-name="T74">PDF出力ボタンの右側</text:span></text:p>
      <text:p text:style-name="P49">　　種別<text:tab/>：タグ</text:p>
      <text:p text:style-name="P46">　　親<text:tab/><text:tab/>：なし</text:p>
      <text:p text:style-name="P49">　　プロパティ<text:tab/>：</text:p>
      <text:p text:style-name="P33"><text:tab/><text:span text:style-name="T125">margin-right<text:tab/>:0px<text:tab/><text:tab/><text:tab/>:右marginをなくす</text:span></text:p>
      <text:p text:style-name="P12"/>
      <text:p text:style-name="P10"><text:soft-page-break/>　1<text:span text:style-name="T126">4</text:span>)　編集ボタン</text:p>
      <text:p text:style-name="P49">　　<text:span text:style-name="T69">① </text:span><text:span text:style-name="T74">.edit_buttons button.button</text:span><text:span text:style-name="T66">：ＣＳＳファイル名</text:span>（borgstyle.css）</text:p>
      <text:p text:style-name="P49"><text:s text:c="6"/>概要<text:tab/>：<text:span text:style-name="T74">.edit_buttons内のボタン</text:span></text:p>
      <text:p text:style-name="P49">　　種別<text:tab/>：クラス</text:p>
      <text:p text:style-name="P46">　　親<text:tab/><text:tab/>：なし</text:p>
      <text:p text:style-name="P49">　　プロパティ<text:tab/>：</text:p>
      <text:p text:style-name="P35"><text:tab/>float<text:tab/><text:tab/>:left<text:tab/><text:tab/><text:tab/>:左に寄せる</text:p>
      <text:p text:style-name="P27"/>
      <text:p text:style-name="P49">　　<text:span text:style-name="T69">② </text:span><text:span text:style-name="T74">.edit_buttons button.button.ui-button-icon-only</text:span><text:span text:style-name="T66">：ＣＳＳファイル名</text:span>（borgstyle.css）</text:p>
      <text:p text:style-name="P49"><text:s text:c="6"/>概要<text:tab/>：<text:span text:style-name="T74">.edit_buttons内のアイコンボタン</text:span></text:p>
      <text:p text:style-name="P49">　　種別<text:tab/>：クラス</text:p>
      <text:p text:style-name="P46">　　親<text:tab/><text:tab/>：なし</text:p>
      <text:p text:style-name="P49">　　プロパティ<text:tab/>：</text:p>
      <text:p text:style-name="P33"><text:tab/><text:span text:style-name="T126">margin-right<text:tab/>:3px<text:tab/><text:tab/><text:tab/>:右に少しmargin</text:span></text:p>
      <text:p text:style-name="P31"/>
      <text:p text:style-name="P10">　15)　<text:span text:style-name="T44">jqGrid関連</text:span></text:p>
      <text:p text:style-name="P49">　　<text:span text:style-name="T69">① </text:span><text:span text:style-name="T87">.inner-list-title</text:span><text:span text:style-name="T66">：ＣＳＳファイル名</text:span>（borgstyle.css）</text:p>
      <text:p text:style-name="P49"><text:s text:c="6"/>概要<text:tab/>：<text:span text:style-name="T87">リストのタイトル領域の記述</text:span></text:p>
      <text:p text:style-name="P49">　　種別<text:tab/>：クラス</text:p>
      <text:p text:style-name="P46">　　親<text:tab/><text:tab/>：なし</text:p>
      <text:p text:style-name="P49">　　プロパティ<text:tab/>：</text:p>
      <text:p text:style-name="P37"><text:tab/>float<text:tab/><text:tab/>:right<text:tab/><text:tab/><text:tab/>:右に寄せる</text:p>
      <text:p text:style-name="P37"><text:tab/>margin-right<text:tab/>:5%<text:tab/><text:tab/><text:tab/>:右にmarginを挿入し開閉ボタンと重ならないようにする</text:p>
      <text:p text:style-name="P37"><text:tab/>width<text:tab/><text:tab/>:50%<text:tab/><text:tab/><text:tab/>:幅をタイトル枠の横幅の50%に設定</text:p>
      <text:p text:style-name="P37"><text:tab/>text-align<text:tab/>:right<text:tab/><text:tab/><text:tab/>:中の要素を右に詰める</text:p>
      <text:p text:style-name="P27"/>
      <text:p text:style-name="P49">　　<text:span text:style-name="T69">②</text:span><text:span text:style-name="T87">.inner-list-title label</text:span><text:span text:style-name="T66">：ＣＳＳファイル名</text:span>（borgstyle.css）</text:p>
      <text:p text:style-name="P49"><text:s text:c="6"/>概要<text:tab/>：<text:span text:style-name="T87">リストのタイトル領域のラベル</text:span></text:p>
      <text:p text:style-name="P49">　　種別<text:tab/>：タグ</text:p>
      <text:p text:style-name="P46">　　親<text:tab/><text:tab/>：なし</text:p>
      <text:p text:style-name="P49">　　プロパティ<text:tab/>：</text:p>
      <text:p text:style-name="P37"><text:tab/>width<text:tab/><text:tab/>:25%<text:tab/><text:tab/><text:tab/>:幅を35%に設定。</text:p>
      <text:p text:style-name="P33"/>
      <text:p text:style-name="P49">　　<text:span text:style-name="T69">③ </text:span><text:span text:style-name="T87">.inner-list-title .textbox_M</text:span><text:span text:style-name="T66">：ＣＳＳファイル名</text:span>（borgstyle.css）</text:p>
      <text:p text:style-name="P49"><text:s text:c="6"/>概要<text:tab/>：<text:span text:style-name="T69"> </text:span><text:span text:style-name="T87">リストのタイトル領域のテキストボックス</text:span></text:p>
      <text:p text:style-name="P49">　　種別<text:tab/>：クラス</text:p>
      <text:p text:style-name="P46">　　親<text:tab/><text:tab/>：なし</text:p>
      <text:p text:style-name="P49">　　プロパティ<text:tab/>：</text:p>
      <text:p text:style-name="P37"><text:tab/>width<text:tab/><text:tab/>:40%<text:tab/><text:tab/><text:tab/>:幅を40%に設定。多少余裕がないと回り込む</text:p>
      <text:p text:style-name="P37"><text:tab/>height<text:tab/><text:tab/>:inherit<text:tab/><text:tab/><text:tab/>:親要素の高さを受け継ぐ</text:p>
      <text:p text:style-name="P27"/>
      <text:p text:style-name="P49">　　<text:span text:style-name="T69">④</text:span><text:span text:style-name="T88">.wrap-list</text:span><text:span text:style-name="T66">：ＣＳＳファイル名</text:span>（borgstyle.css）</text:p>
      <text:p text:style-name="P49"><text:s text:c="6"/>概要<text:tab/>：<text:span text:style-name="T87">リストを囲む</text:span></text:p>
      <text:p text:style-name="P49">　　種別<text:tab/>：クラス</text:p>
      <text:p text:style-name="P46">　　親<text:tab/><text:tab/>：なし</text:p>
      <text:p text:style-name="P49">　　プロパティ<text:tab/>：</text:p>
      <text:p text:style-name="P30"><text:tab/><text:span text:style-name="T127">clear<text:tab/><text:tab/>:both <text:tab/><text:tab/><text:tab/>:回り込むのを防止する</text:span></text:p>
      <text:p text:style-name="P38"><text:tab/>padding-top<text:tab/>:5px<text:tab/><text:tab/><text:tab/>:リストの上に余白を挿入</text:p>
      <text:p text:style-name="P38"><text:tab/>width<text:tab/><text:tab/>:100%<text:tab/>　<text:tab/><text:tab/>:領域いっぱいに幅を取る</text:p>
      <text:p text:style-name="P33"/>
      <text:p text:style-name="P49">　　<text:span text:style-name="T69">⑤ </text:span><text:span text:style-name="T87">a#cData</text:span><text:span text:style-name="T66">：ＣＳＳファイル名</text:span>（borgstyle.css）</text:p>
      <text:p text:style-name="P49"><text:s text:c="6"/>概要<text:tab/>：<text:span text:style-name="T87">jqGridダイアログのキャンセルボタン</text:span></text:p>
      <text:p text:style-name="P49">　　種別<text:tab/>：ID</text:p>
      <text:p text:style-name="P46">　　親<text:tab/><text:tab/>：なし</text:p>
      <text:p text:style-name="P49">　　プロパティ<text:tab/>：</text:p>
      <text:p text:style-name="P34"><text:tab/><text:span text:style-name="T127">display<text:tab/><text:tab/>:none<text:tab/><text:tab/><text:tab/>:不要につき隠す</text:span></text:p>
      <text:p text:style-name="P27"/>
      <text:p text:style-name="P49">　　<text:span text:style-name="T69">⑥ <text:s/></text:span><text:span text:style-name="T87">.FormGrid select</text:span><text:span text:style-name="T66">：ＣＳＳファイル名</text:span>（borgstyle.css）</text:p>
      <text:p text:style-name="P49"><text:s text:c="6"/>概要<text:tab/>：<text:span text:style-name="T69"> </text:span><text:span text:style-name="T87">jqGridダイアログのプルダウンメニュー</text:span></text:p>
      <text:p text:style-name="P49">　　種別<text:tab/>：タグ</text:p>
      <text:p text:style-name="P46">　　親<text:tab/><text:tab/>：なし</text:p>
      <text:p text:style-name="P49">　　プロパティ<text:tab/>：</text:p>
      <text:p text:style-name="P9"><text:tab/>width<text:tab/><text:tab/>:<text:span text:style-name="T127">195px!important</text:span><text:tab/>:<text:span text:style-name="T127">幅を固定する</text:span></text:p>
      <text:p text:style-name="P32"/>
      <text:p text:style-name="P10">　16)　タブ<text:span text:style-name="T44">関連</text:span></text:p>
      <text:p text:style-name="P49">　　<text:span text:style-name="T69">① </text:span><text:span text:style-name="T87">.panel-container .line.edit_buttons</text:span><text:span text:style-name="T66">：ＣＳＳファイル名</text:span>（borgstyle.css）</text:p>
      <text:p text:style-name="P49"><text:soft-page-break/><text:s text:c="6"/>概要<text:tab/>：<text:span text:style-name="T89">タブ内のリスト編集ボタン領域</text:span></text:p>
      <text:p text:style-name="P49">　　種別<text:tab/>：クラス</text:p>
      <text:p text:style-name="P46">　　親<text:tab/><text:tab/>：なし</text:p>
      <text:p text:style-name="P49">　　プロパティ<text:tab/>：</text:p>
      <text:p text:style-name="P9"><text:tab/>width<text:tab/><text:tab/>:<text:span text:style-name="T128">98%</text:span><text:tab/><text:tab/><text:tab/>:<text:span text:style-name="T128">幅をpaddingを加味して98%にする</text:span></text:p>
      <text:p text:style-name="P49"/>
      <text:p text:style-name="P49">　　<text:span text:style-name="T69">②</text:span><text:span text:style-name="T89">.panel-container .half_line.edit_buttons</text:span><text:span text:style-name="T66">：ＣＳＳファイル名</text:span>（borgstyle.css）</text:p>
      <text:p text:style-name="P49"><text:s text:c="6"/>概要<text:tab/>：<text:span text:style-name="T89">タブ内の行の半分の幅を取るリスト編集ボタン領域</text:span></text:p>
      <text:p text:style-name="P49">　　種別<text:tab/>：タグ</text:p>
      <text:p text:style-name="P46">　　親<text:tab/><text:tab/>：なし</text:p>
      <text:p text:style-name="P49">　　プロパティ<text:tab/>：</text:p>
      <text:p text:style-name="P36"><text:tab/><text:span text:style-name="T128">width<text:tab/><text:tab/>:50%<text:tab/><text:tab/><text:tab/>:幅をタブの半分に取る</text:span></text:p>
      <text:p text:style-name="P39"><text:tab/>float<text:tab/><text:tab/>:left<text:tab/><text:tab/><text:tab/>:左寄せ</text:p>
      <text:p text:style-name="P39"><text:tab/>margin-bottom<text:tab/>:0<text:tab/><text:tab/><text:tab/>:下marginをなくす</text:p>
      <text:p text:style-name="P10"/>
      <text:p text:style-name="P4">　17)　区切り線</text:p>
      <text:p text:style-name="P49"><text:span text:style-name="T69">　　① </text:span><text:span text:style-name="T87">hr.content-border</text:span><text:span text:style-name="T66">：ＣＳＳファイル名</text:span>（borgstyle.css）</text:p>
      <text:p text:style-name="P49"><text:s text:c="6"/>概要<text:tab/>：<text:span text:style-name="T87">コンテンツ区切りの境界線</text:span></text:p>
      <text:p text:style-name="P49">　　種別<text:tab/>：クラス</text:p>
      <text:p text:style-name="P46">　　親<text:tab/><text:tab/>：なし</text:p>
      <text:p text:style-name="P49">　　プロパティ<text:tab/>：</text:p>
      <text:p text:style-name="P64"><text:span text:style-name="T66"><text:tab/>width<text:tab/><text:tab/>:100</text:span><text:span text:style-name="T89">%</text:span><text:span text:style-name="T66"><text:tab/><text:tab/><text:tab/>:</text:span><text:span text:style-name="T90">幅を100%にして横切る</text:span></text:p>
      <text:p text:style-name="P3"/>
      <text:p text:style-name="P49">　　<text:span text:style-name="T69">②</text:span><text:span text:style-name="T87">hr.content-border.invisible</text:span><text:span text:style-name="T66">：ＣＳＳファイル名</text:span>（borgstyle.css）</text:p>
      <text:p text:style-name="P49"><text:s text:c="6"/>概要<text:tab/>：<text:span text:style-name="T87">不可視の境界線</text:span></text:p>
      <text:p text:style-name="P49">　　種別<text:tab/>：クラス</text:p>
      <text:p text:style-name="P46">　　親<text:tab/><text:tab/>：なし</text:p>
      <text:p text:style-name="P49">　　プロパティ<text:tab/>：</text:p>
      <text:p text:style-name="P36"><text:tab/><text:span text:style-name="T129">visibility<text:tab/><text:tab/>:hidden<text:tab/><text:tab/><text:tab/>:見えなくする</text:span></text:p>
      <text:p text:style-name="P39"/>
      <text:p text:style-name="P4">　18)　ダイアログ</text:p>
      <text:p text:style-name="P49"><text:span text:style-name="T69">　　① </text:span><text:span text:style-name="T87">#devide_quantity</text:span><text:span text:style-name="T66">：ＣＳＳファイル名</text:span>（borgstyle.css）</text:p>
      <text:p text:style-name="P53"><text:s text:c="6"/>概要<text:tab/>：<text:span text:style-name="T97">ノード分割ダイアログの分割個数入力テキストボックス</text:span></text:p>
      <text:p text:style-name="P49">　　種別<text:tab/>：<text:span text:style-name="T130">ID</text:span></text:p>
      <text:p text:style-name="P46">　　親<text:tab/><text:tab/>：なし</text:p>
      <text:p text:style-name="P49">　　プロパティ<text:tab/>：</text:p>
      <text:p text:style-name="P6"><text:tab/>width<text:tab/><text:tab/>:<text:span text:style-name="T130">50px</text:span><text:tab/><text:tab/><text:tab/>:<text:span text:style-name="T130">最低限の幅を取る。</text:span></text:p>
      <text:p text:style-name="P10"/>
      <text:p text:style-name="P4">　19)　詳細タブ</text:p>
      <text:p text:style-name="P49"><text:span text:style-name="T69">　　① </text:span><text:span text:style-name="T91">#detail .line:first-child</text:span><text:span text:style-name="T66">：ＣＳＳファイル名</text:span>（borgstyle.css）</text:p>
      <text:p text:style-name="P49"><text:s text:c="6"/>概要<text:tab/>：<text:span text:style-name="T91">詳細タブの編集ボタン群</text:span></text:p>
      <text:p text:style-name="P49">　　種別<text:tab/>：クラス</text:p>
      <text:p text:style-name="P46">　　親<text:tab/><text:tab/>：なし</text:p>
      <text:p text:style-name="P49">　　プロパティ<text:tab/>：</text:p>
      <text:p text:style-name="P6"><text:tab/><text:span text:style-name="T130">padding<text:tab/><text:tab/>:0.4% 0.5% 1%<text:tab/>:上下左右に適切な間隔を取る。</text:span></text:p>
      <text:p text:style-name="P10"/>
      <text:p text:style-name="P49"><text:span text:style-name="T69">　　② </text:span><text:span text:style-name="T91">#detail .line:nth-child(2)</text:span><text:span text:style-name="T66">：ＣＳＳファイル名</text:span>（borgstyle.css）</text:p>
      <text:p text:style-name="P49"><text:s text:c="6"/>概要<text:tab/>：<text:span text:style-name="T91">詳細タブの通知設定のタイトル</text:span></text:p>
      <text:p text:style-name="P49">　　種別<text:tab/>：クラス</text:p>
      <text:p text:style-name="P46">　　親<text:tab/><text:tab/>：なし</text:p>
      <text:p text:style-name="P49">　　プロパティ<text:tab/>：</text:p>
      <text:p text:style-name="P6"><text:tab/><text:span text:style-name="T130">padding<text:tab/><text:tab/>:0.5% 0 1%<text:tab/><text:tab/>:上下左右に適切な間隔を取る。</text:span></text:p>
      <text:p text:style-name="P6"/>
      <text:p text:style-name="P49"><text:span text:style-name="T69">　　③ </text:span><text:span text:style-name="T91">#detail .line:first-child button</text:span><text:span text:style-name="T66">：ＣＳＳファイル名</text:span>（borgstyle.css）</text:p>
      <text:p text:style-name="P49"><text:s text:c="6"/>概要<text:tab/>：<text:span text:style-name="T91">詳細タブの編集ボタン</text:span></text:p>
      <text:p text:style-name="P49">　　種別<text:tab/>：クラス</text:p>
      <text:p text:style-name="P46">　　親<text:tab/><text:tab/>：なし</text:p>
      <text:p text:style-name="P49">　　プロパティ<text:tab/>：</text:p>
      <text:p text:style-name="P6"><text:tab/><text:span text:style-name="T130">margin-right<text:tab/>:3px<text:tab/><text:tab/><text:tab/>:ボタン同士適切な間隔を取る。</text:span></text:p>
      <text:p text:style-name="P6"/>
      <text:p text:style-name="P49"><text:span text:style-name="T69">　　</text:span><text:span text:style-name="T92">④</text:span><text:span text:style-name="T69"> </text:span><text:span text:style-name="T91">#detail .line:first-child button</text:span><text:span text:style-name="T66">：ＣＳＳファイル名</text:span>（borgstyle.css）</text:p>
      <text:p text:style-name="P49"><text:s text:c="6"/>概要<text:tab/>：<text:span text:style-name="T91">詳細タブのプルダウンメニュー</text:span></text:p>
      <text:p text:style-name="P49">　　種別<text:tab/>：クラス</text:p>
      <text:p text:style-name="P46">　　親<text:tab/><text:tab/>：なし</text:p>
      <text:p text:style-name="P49">　　プロパティ<text:tab/>：</text:p>
      <text:p text:style-name="P6"><text:tab/><text:span text:style-name="T130">margin-right<text:tab/>:5px<text:tab/><text:tab/><text:tab/>:「日」の文字と少し離す。</text:span></text:p>
      <text:p text:style-name="P10"><text:soft-page-break/></text:p>
      <text:p text:style-name="P15">c）ページ群</text:p>
      <text:p text:style-name="P4">　<text:span text:style-name="T39">1)　fig1独自</text:span></text:p>
      <text:p text:style-name="P49"><text:span text:style-name="T69">　　① </text:span><text:span text:style-name="T74">.fig1_buttons </text:span><text:span text:style-name="T66">：ＣＳＳファイル名</text:span>（borgstyle.css）</text:p>
      <text:p text:style-name="P49"><text:s text:c="6"/>概要<text:tab/>：<text:span text:style-name="T74">.fig1の左右のボタンを囲むタグのクラス</text:span></text:p>
      <text:p text:style-name="P49">　　種別<text:tab/>：クラス</text:p>
      <text:p text:style-name="P46">　　親<text:tab/><text:tab/>：なし</text:p>
      <text:p text:style-name="P49">　　プロパティ<text:tab/>：</text:p>
      <text:p text:style-name="P6"><text:tab/><text:span text:style-name="T131">clear<text:tab/><text:tab/>:both<text:tab/><text:tab/><text:tab/>:他の要素と横並べにならないようにする</text:span></text:p>
      <text:p text:style-name="P17"><text:tab/>height<text:tab/><text:tab/>:13%<text:tab/><text:tab/><text:tab/>:高さを13%に指定</text:p>
      <text:p text:style-name="P10"/>
      <text:p text:style-name="P49"><text:span text:style-name="T69">　　② </text:span><text:span text:style-name="T74">#fig1 button.top_page_button:active</text:span><text:span text:style-name="T66">：ＣＳＳファイル名</text:span>（borgstyle.css）</text:p>
      <text:p text:style-name="P49"><text:s text:c="6"/>概要<text:tab/>：<text:span text:style-name="T74">fig1のボタンが押されたときの変化</text:span></text:p>
      <text:p text:style-name="P49">　　種別<text:tab/>：クラス</text:p>
      <text:p text:style-name="P46">　　親<text:tab/><text:tab/>：なし</text:p>
      <text:p text:style-name="P49">　　プロパティ<text:tab/>：</text:p>
      <text:p text:style-name="P6"><text:tab/><text:span text:style-name="T131">top<text:tab/>:5px<text:tab/><text:tab/><text:tab/><text:tab/>:下に5pxずらしてボタンを押したような動きを見せる</text:span></text:p>
      <text:p text:style-name="P6"/>
      <text:p text:style-name="P49"><text:span text:style-name="T69">　　③ </text:span><text:span text:style-name="T74">.fig1_buttons.first</text:span><text:span text:style-name="T66">：ＣＳＳファイル名</text:span>（borgstyle.css）</text:p>
      <text:p text:style-name="P49"><text:s text:c="6"/>概要<text:tab/>：<text:span text:style-name="T74">トップページのボタンの1行目</text:span></text:p>
      <text:p text:style-name="P49">　　種別<text:tab/>：クラス</text:p>
      <text:p text:style-name="P46">　　親<text:tab/><text:tab/>：なし</text:p>
      <text:p text:style-name="P49">　　プロパティ<text:tab/>：</text:p>
      <text:p text:style-name="P6"><text:tab/><text:span text:style-name="T131">height<text:tab/><text:tab/>:25%<text:tab/><text:tab/><text:tab/>:高さを25%に指定</text:span></text:p>
      <text:p text:style-name="P6"/>
      <text:p text:style-name="P49"><text:span text:style-name="T69">　　④ </text:span><text:span text:style-name="T74">.fig1_buttons .right.top_page_button</text:span><text:span text:style-name="T66">：ＣＳＳファイル名</text:span>（borgstyle.css）</text:p>
      <text:p text:style-name="P49"><text:s text:c="6"/>概要<text:tab/>：<text:span text:style-name="T74">トップページのボタンの右側</text:span></text:p>
      <text:p text:style-name="P49">　　種別<text:tab/>：クラス</text:p>
      <text:p text:style-name="P46">　　親<text:tab/><text:tab/>：なし</text:p>
      <text:p text:style-name="P49">　　プロパティ<text:tab/>：</text:p>
      <text:p text:style-name="P6"><text:tab/><text:span text:style-name="T131">margin<text:tab/><text:tab/>:0 8% 1% 2%<text:tab/><text:tab/>:上、右、下、左の順にmarginを設定。</text:span></text:p>
      <text:p text:style-name="P17"><text:tab/><text:tab/><text:tab/><text:tab/><text:tab/><text:tab/>:左右はボタンの幅と合わせて合計100%にする</text:p>
      <text:p text:style-name="P6"/>
      <text:p text:style-name="P49"><text:span text:style-name="T69">　　⑤ </text:span><text:span text:style-name="T74">.fig1_buttons button.left.top_page_button</text:span><text:span text:style-name="T66">：ＣＳＳファイル名</text:span>（borgstyle.css）</text:p>
      <text:p text:style-name="P49"><text:s text:c="6"/>概要<text:tab/>：<text:span text:style-name="T87">トップページのボタンの左側</text:span></text:p>
      <text:p text:style-name="P49">　　種別<text:tab/>：クラス</text:p>
      <text:p text:style-name="P46">　　親<text:tab/><text:tab/>：なし</text:p>
      <text:p text:style-name="P49">　　プロパティ<text:tab/>：</text:p>
      <text:p text:style-name="P8"><text:tab/><text:span text:style-name="T131">margin<text:tab/><text:tab/>:0 2% 1% 8%<text:tab/><text:tab/>:右のボタンの設定と同様。左右のmarginを入れ替える */</text:span></text:p>
      <text:p text:style-name="P10"/>
      <text:p text:style-name="P49"><text:span text:style-name="T69">　　⑥ </text:span><text:span text:style-name="T87">#fig1 h1</text:span><text:span text:style-name="T66">：ＣＳＳファイル名</text:span>（borgstyle.css）</text:p>
      <text:p text:style-name="P49"><text:s text:c="6"/>概要<text:tab/>：<text:span text:style-name="T87">トップページのタイトル文字</text:span></text:p>
      <text:p text:style-name="P49">　　種別<text:tab/>：タグ</text:p>
      <text:p text:style-name="P46">　　親<text:tab/><text:tab/>：なし</text:p>
      <text:p text:style-name="P49">　　プロパティ<text:tab/>：</text:p>
      <text:p text:style-name="P17"><text:tab/>color<text:tab/><text:tab/>:#888<text:tab/><text:tab/><text:tab/>:文字を薄めの灰色にする</text:p>
      <text:p text:style-name="P17"><text:tab/>text-align<text:tab/>:center<text:tab/><text:tab/><text:tab/>:中央に寄せる</text:p>
      <text:p text:style-name="P6"/>
      <text:p text:style-name="P49"><text:span text:style-name="T69">　　⑦ </text:span><text:span text:style-name="T87">div#fig1 div.half_buttons button.right</text:span><text:span text:style-name="T66">：ＣＳＳファイル名</text:span>（borgstyle.css）</text:p>
      <text:p text:style-name="P49"><text:s text:c="6"/>概要<text:tab/>：<text:span text:style-name="T87">トップページの小さなボタンの右側</text:span></text:p>
      <text:p text:style-name="P49">　　種別<text:tab/>：クラス</text:p>
      <text:p text:style-name="P46">　　親<text:tab/><text:tab/>：なし</text:p>
      <text:p text:style-name="P49">　　プロパティ<text:tab/>：</text:p>
      <text:p text:style-name="P6"><text:tab/><text:span text:style-name="T131">margin-left<text:tab/>:2.5%!important<text:tab/>:左に2.5%のmargin</text:span></text:p>
      <text:p text:style-name="P6"/>
      <text:p text:style-name="P49"><text:span text:style-name="T69">　　⑧ </text:span><text:span text:style-name="T87">div#fig1 div.half_buttons button</text:span><text:span text:style-name="T66">：ＣＳＳファイル名</text:span>（borgstyle.css）</text:p>
      <text:p text:style-name="P49"><text:s text:c="6"/>概要<text:tab/>：<text:span text:style-name="T87">トップページの小さなボタン</text:span></text:p>
      <text:p text:style-name="P49">　　種別<text:tab/>：タグ</text:p>
      <text:p text:style-name="P46">　　親<text:tab/><text:tab/>：なし</text:p>
      <text:p text:style-name="P49">　　プロパティ<text:tab/>：</text:p>
      <text:p text:style-name="P6"><text:tab/><text:span text:style-name="T131">font-size<text:tab/>:0.75em;<text:tab/><text:tab/>:フォントサイズを小さく</text:span></text:p>
      <text:p text:style-name="P17"><text:tab/>float:<text:tab/><text:tab/> left<text:tab/><text:tab/><text:tab/>:左寄せ</text:p>
      <text:p text:style-name="P17"><text:tab/>width<text:tab/><text:tab/>:48.5%!important<text:tab/>:元々の値より0.5%大きく</text:p>
      <text:p text:style-name="P17"/>
      <text:p text:style-name="P4">　<text:span text:style-name="T39">2)　fig7独自</text:span></text:p>
      <text:p text:style-name="P49"><text:span text:style-name="T69">　　① </text:span><text:span text:style-name="T87">#fig7-0 div.parallel-text</text:span><text:span text:style-name="T66">：ＣＳＳファイル名</text:span>（borgstyle.css）</text:p>
      <text:p text:style-name="P49"><text:soft-page-break/><text:s text:c="6"/>概要<text:tab/>：<text:span text:style-name="T87">在庫一覧タブのテキストボックス領域</text:span></text:p>
      <text:p text:style-name="P49">　　種別<text:tab/>：クラス</text:p>
      <text:p text:style-name="P46">　　親<text:tab/><text:tab/>：なし</text:p>
      <text:p text:style-name="P49">　　プロパティ<text:tab/>：</text:p>
      <text:p text:style-name="P7"><text:tab/><text:span text:style-name="T132">width<text:tab/>:36%!important<text:tab/><text:tab/>:幅を36%に固定する</text:span></text:p>
      <text:p text:style-name="P10"/>
      <text:p text:style-name="P49"><text:span text:style-name="T69">　　② </text:span><text:span text:style-name="T87">#fig7-0 div.parallel-text input</text:span><text:span text:style-name="T66">：ＣＳＳファイル名</text:span>（borgstyle.css）</text:p>
      <text:p text:style-name="P49"><text:s text:c="6"/>概要<text:tab/>：<text:span text:style-name="T87">在庫一覧タブのテキストボックス領域のテキストボックス</text:span></text:p>
      <text:p text:style-name="P49">　　種別<text:tab/>：タグ</text:p>
      <text:p text:style-name="P46">　　親<text:tab/><text:tab/>：なし</text:p>
      <text:p text:style-name="P49">　　プロパティ<text:tab/>：</text:p>
      <text:p text:style-name="P7"><text:tab/><text:span text:style-name="T132">width<text:tab/>:32%!important<text:tab/><text:tab/>:幅を32%に固定する</text:span></text:p>
      <text:p text:style-name="P6"/>
      <text:p text:style-name="P49"><text:span text:style-name="T69">　　③ </text:span><text:span text:style-name="T87">#fig7-0 input:text</text:span><text:span text:style-name="T66">：ＣＳＳファイル名</text:span>（borgstyle.css）</text:p>
      <text:p text:style-name="P49"><text:s text:c="6"/>概要<text:tab/>：<text:span text:style-name="T87">在庫一覧タブのテキストボックス全体</text:span></text:p>
      <text:p text:style-name="P49">　　種別<text:tab/>：タグ</text:p>
      <text:p text:style-name="P46">　　親<text:tab/><text:tab/>：なし</text:p>
      <text:p text:style-name="P49">　　プロパティ<text:tab/>：</text:p>
      <text:p text:style-name="P7"><text:tab/><text:span text:style-name="T132">width<text:tab/>:25%!important<text:tab/><text:tab/>:幅を25%に固定する</text:span></text:p>
      <text:p text:style-name="P6"/>
      <text:p text:style-name="P49"><text:span text:style-name="T69">　　④ </text:span><text:span text:style-name="T93">#fig7-0 .line.edit_buttons</text:span><text:span text:style-name="T66">：ＣＳＳファイル名</text:span>（borgstyle.css）</text:p>
      <text:p text:style-name="P49"><text:s text:c="6"/>概要<text:tab/>：<text:span text:style-name="T94">在庫一覧タブのボタン領域</text:span></text:p>
      <text:p text:style-name="P49">　　種別<text:tab/>：クラス</text:p>
      <text:p text:style-name="P46">　　親<text:tab/><text:tab/>：なし</text:p>
      <text:p text:style-name="P49">　　プロパティ<text:tab/>：</text:p>
      <text:p text:style-name="P7"><text:tab/><text:span text:style-name="T132">width<text:tab/>:100%!important<text:tab/><text:tab/>:幅を100%に固定する</text:span></text:p>
      <text:p text:style-name="P6"/>
      <text:p text:style-name="P49"><text:span text:style-name="T69">　　⑤ </text:span><text:span text:style-name="T94">#fig7-0 .half_line.parallel-text.variable-height.right</text:span><text:span text:style-name="T66">：ＣＳＳファイル名</text:span>（borgstyle.css）</text:p>
      <text:p text:style-name="P49"><text:s text:c="6"/>概要<text:tab/>：<text:span text:style-name="T94">在庫一覧タブの並んだ複数のテキストボックス領域の右側</text:span></text:p>
      <text:p text:style-name="P49">　　種別<text:tab/>：クラス</text:p>
      <text:p text:style-name="P46">　　親<text:tab/><text:tab/>：なし</text:p>
      <text:p text:style-name="P49">　　プロパティ<text:tab/>：</text:p>
      <text:p text:style-name="P7"><text:tab/><text:span text:style-name="T132">float<text:tab/><text:tab/>:left<text:tab/><text:tab/><text:tab/>:左に詰める</text:span></text:p>
      <text:p text:style-name="P7"/>
      <text:p text:style-name="P50"><text:span text:style-name="T69">　　⑤ </text:span><text:span text:style-name="T95">#fig7-0 .on-search</text:span><text:span text:style-name="T66">：ＣＳＳファイル名</text:span>（borgstyle.css）</text:p>
      <text:p text:style-name="P50"><text:s text:c="6"/>概要<text:tab/>：<text:span text:style-name="T95">在庫一覧タブの検索ボタン</text:span></text:p>
      <text:p text:style-name="P50">　　種別<text:tab/>：クラス</text:p>
      <text:p text:style-name="P47">　　親<text:tab/><text:tab/>：なし</text:p>
      <text:p text:style-name="P50">　　プロパティ<text:tab/>：</text:p>
      <text:p text:style-name="P7"><text:tab/><text:span text:style-name="T132">float<text:tab/><text:tab/>:none<text:tab/><text:tab/><text:tab/>:floatを解除してタグの並び通りに配置する。</text:span></text:p>
      <text:p text:style-name="P7"/>
      <text:p text:style-name="P11">3)　<text:span text:style-name="T43">fig8独自</text:span></text:p>
      <text:p text:style-name="P50"><text:span text:style-name="T69">　　① </text:span><text:span text:style-name="T85">#fig8-3 .from-to,#fig8-4 .from-to</text:span><text:span text:style-name="T66">：ＣＳＳファイル名</text:span>（borgstyle.css）</text:p>
      <text:p text:style-name="P50"><text:s text:c="6"/>概要<text:tab/>：<text:span text:style-name="T85">統計画面のリストの期間絞込テキストボックスの「〜」の文字</text:span></text:p>
      <text:p text:style-name="P50">　　種別<text:tab/>：クラス</text:p>
      <text:p text:style-name="P47">　　親<text:tab/><text:tab/>：なし</text:p>
      <text:p text:style-name="P50">　　プロパティ<text:tab/>：</text:p>
      <text:p text:style-name="P7"><text:tab/><text:span text:style-name="T132">margin-left<text:tab/>:0px<text:tab/><text:tab/><text:tab/>:幅に余裕がないため、marginをなくす</text:span></text:p>
      <text:p text:style-name="P11"/>
      <text:p text:style-name="P50"><text:span text:style-name="T69">　　② </text:span><text:span text:style-name="T85">#fig8-3 .filter-list-before, #fig8-4 .filter-list-before</text:span><text:span text:style-name="T66">：ＣＳＳファイル名</text:span>（borgstyle.css）</text:p>
      <text:p text:style-name="P50"><text:s text:c="6"/>概要<text:tab/>：<text:span text:style-name="T85">統計画面のリストの期間絞込テキストボックスの終了日側</text:span></text:p>
      <text:p text:style-name="P50">　　種別<text:tab/>：クラス</text:p>
      <text:p text:style-name="P47">　　親<text:tab/><text:tab/>：なし</text:p>
      <text:p text:style-name="P50">　　プロパティ<text:tab/>：</text:p>
      <text:p text:style-name="P7"><text:tab/><text:span text:style-name="T132">margin-left<text:tab/>:0px<text:tab/><text:tab/><text:tab/>:幅に余裕がないため、marginをなくす</text:span></text:p>
      <text:p text:style-name="P7"/>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メイリオ2" svg:font-family="メイリオ" style:font-pitch="variable"/>
    <style:font-face style:name="メイリオ1"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5:47:48.960000000</meta:creation-date>
    <dc:date>2015-05-01T11:59:07.384000000</dc:date>
    <meta:editing-duration>PT4H2M27S</meta:editing-duration>
    <meta:editing-cycles>43</meta:editing-cycles>
    <meta:generator>LibreOffice/4.3.5.2$Windows_x86 LibreOffice_project/3a87456aaa6a95c63eea1c1b3201acedf0751bd5</meta:generator>
    <meta:document-statistic meta:table-count="0" meta:image-count="0" meta:object-count="0" meta:page-count="19" meta:paragraph-count="1121" meta:word-count="11082" meta:character-count="25948" meta:non-whitespace-character-count="20959"/>
  </office:meta>
</office:document-meta>
</file>